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Tableau1" style:family="table">
      <style:table-properties style:width="5.498cm" table:align="left"/>
    </style:style>
    <style:style style:name="Tableau1.A" style:family="table-column">
      <style:table-column-properties style:column-width="5.498cm"/>
    </style:style>
    <style:style style:name="Tableau1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1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2" style:family="table">
      <style:table-properties style:width="8.463cm" table:align="left"/>
    </style:style>
    <style:style style:name="Tableau2.A" style:family="table-column">
      <style:table-column-properties style:column-width="8.463cm"/>
    </style:style>
    <style:style style:name="Tableau2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2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3" style:family="table">
      <style:table-properties style:width="4.217cm" table:align="left"/>
    </style:style>
    <style:style style:name="Tableau3.A" style:family="table-column">
      <style:table-column-properties style:column-width="4.217cm"/>
    </style:style>
    <style:style style:name="Tableau3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3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Tableau4" style:family="table">
      <style:table-properties style:width="2.104cm" table:align="left"/>
    </style:style>
    <style:style style:name="Tableau4.A" style:family="table-column">
      <style:table-column-properties style:column-width="2.104cm"/>
    </style:style>
    <style:style style:name="Tableau4.A1" style:family="table-cell">
      <style:table-cell-properties style:vertical-align="middle" fo:background-color="#ffffff" fo:padding="0.053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au4.A2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Title">
      <style:text-properties officeooo:rsid="002b10b0" officeooo:paragraph-rsid="002b10b0"/>
    </style:style>
    <style:style style:name="P2" style:family="paragraph" style:parent-style-name="Heading_20_1">
      <style:text-properties officeooo:rsid="009b6d1b" officeooo:paragraph-rsid="009b6d1b"/>
    </style:style>
    <style:style style:name="P3" style:family="paragraph" style:parent-style-name="Text_20_body">
      <style:text-properties officeooo:rsid="006dc51b" officeooo:paragraph-rsid="01288f26"/>
    </style:style>
    <style:style style:name="P4" style:family="paragraph" style:parent-style-name="Text_20_body">
      <style:text-properties officeooo:rsid="012aff9d" officeooo:paragraph-rsid="012aff9d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" fo:font-size="10.5pt" fo:font-weight="normal" fo:background-color="#f5f5f5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Text_20_body">
      <style:text-properties officeooo:rsid="012c42ec" officeooo:paragraph-rsid="012c42ec"/>
    </style:style>
    <style:style style:name="P8" style:family="paragraph" style:parent-style-name="Code">
      <style:text-properties officeooo:paragraph-rsid="00e60120"/>
    </style:style>
    <style:style style:name="P9" style:family="paragraph" style:parent-style-name="Code">
      <style:text-properties officeooo:paragraph-rsid="00d64f38"/>
    </style:style>
    <style:style style:name="P10" style:family="paragraph" style:parent-style-name="Code">
      <style:text-properties officeooo:paragraph-rsid="00f2f13b"/>
    </style:style>
    <style:style style:name="P11" style:family="paragraph" style:parent-style-name="Text_20_body">
      <style:text-properties officeooo:rsid="00f9aed3" officeooo:paragraph-rsid="00f9aed3"/>
    </style:style>
    <style:style style:name="P12" style:family="paragraph" style:parent-style-name="Heading_20_2">
      <style:text-properties officeooo:rsid="0114fe35"/>
    </style:style>
    <style:style style:name="P13" style:family="paragraph" style:parent-style-name="Code">
      <style:text-properties officeooo:paragraph-rsid="009b6d1b"/>
    </style:style>
    <style:style style:name="P14" style:family="paragraph" style:parent-style-name="Text_20_body">
      <style:text-properties officeooo:rsid="009998e8" officeooo:paragraph-rsid="009b6d1b"/>
    </style:style>
    <style:style style:name="P15" style:family="paragraph" style:parent-style-name="Heading_20_2">
      <style:text-properties officeooo:rsid="0106555e" officeooo:paragraph-rsid="0106555e"/>
    </style:style>
    <style:style style:name="P16" style:family="paragraph" style:parent-style-name="Text_20_body">
      <style:text-properties officeooo:rsid="0106555e" officeooo:paragraph-rsid="0106555e"/>
    </style:style>
    <style:style style:name="P17" style:family="paragraph" style:parent-style-name="Text_20_body">
      <style:text-properties fo:font-variant="normal" fo:text-transform="none" fo:color="#141413" loext:opacity="100%" style:font-name="styreneB" fo:font-size="11.25pt" fo:letter-spacing="normal" fo:font-style="normal" fo:font-weight="normal" officeooo:rsid="0106555e" officeooo:paragraph-rsid="0106555e"/>
    </style:style>
    <style:style style:name="P18" style:family="paragraph" style:parent-style-name="Text_20_body">
      <style:text-properties officeooo:paragraph-rsid="0106555e"/>
    </style:style>
    <style:style style:name="P19" style:family="paragraph" style:parent-style-name="Text_20_body">
      <style:text-properties officeooo:paragraph-rsid="01068850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1" fo:font-size="10.5pt" fo:font-weight="normal" fo:background-color="#ffffff"/>
    </style:style>
    <style:style style:name="P21" style:family="paragraph" style:parent-style-name="Heading_20_3">
      <style:text-properties officeooo:paragraph-rsid="01068850"/>
    </style:style>
    <style:style style:name="P22" style:family="paragraph" style:parent-style-name="Code">
      <style:text-properties officeooo:paragraph-rsid="01068850"/>
    </style:style>
    <style:style style:name="P23" style:family="paragraph" style:parent-style-name="Heading_20_2">
      <style:text-properties officeooo:rsid="0108e67c" officeooo:paragraph-rsid="0108e67c"/>
    </style:style>
    <style:style style:name="P24" style:family="paragraph" style:parent-style-name="Text_20_body">
      <style:text-properties officeooo:rsid="0108e67c" officeooo:paragraph-rsid="0108e67c"/>
    </style:style>
    <style:style style:name="P25" style:family="paragraph" style:parent-style-name="Standard">
      <style:text-properties fo:color="#000000" loext:opacity="100%" style:font-name="Droid Sans Mono1" fo:font-size="10.5pt" fo:font-weight="normal" officeooo:rsid="0108e67c" officeooo:paragraph-rsid="0108e67c" fo:background-color="#ffffff"/>
    </style:style>
    <style:style style:name="P26" style:family="paragraph" style:parent-style-name="Standard">
      <style:text-properties officeooo:rsid="0108e67c" officeooo:paragraph-rsid="0108e67c"/>
    </style:style>
    <style:style style:name="P27" style:family="paragraph" style:parent-style-name="Text_20_body">
      <style:text-properties officeooo:rsid="010931ac" officeooo:paragraph-rsid="010931ac"/>
    </style:style>
    <style:style style:name="P28" style:family="paragraph" style:parent-style-name="Standard">
      <style:text-properties fo:color="#000000" loext:opacity="100%" style:font-name="Droid Sans Mono1" fo:font-size="10.5pt" fo:font-weight="normal" officeooo:rsid="010931ac" officeooo:paragraph-rsid="010931ac" fo:background-color="#ffffff"/>
    </style:style>
    <style:style style:name="P29" style:family="paragraph" style:parent-style-name="Text_20_body">
      <style:text-properties officeooo:rsid="010972a8" officeooo:paragraph-rsid="010972a8"/>
    </style:style>
    <style:style style:name="P30" style:family="paragraph" style:parent-style-name="Standard">
      <style:text-properties fo:color="#000000" loext:opacity="100%" style:font-name="Droid Sans Mono1" fo:font-size="10.5pt" fo:font-weight="normal" officeooo:rsid="010972a8" officeooo:paragraph-rsid="010972a8" fo:background-color="#ffffff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Droid Sans Mono1" fo:font-size="10.5pt" fo:font-weight="normal" fo:background-color="#ffffff"/>
    </style:style>
    <style:style style:name="P32" style:family="paragraph" style:parent-style-name="Heading_20_2">
      <style:text-properties officeooo:rsid="010a4044" officeooo:paragraph-rsid="010a4044"/>
    </style:style>
    <style:style style:name="P33" style:family="paragraph" style:parent-style-name="Text_20_body">
      <style:text-properties officeooo:rsid="006dc51b" officeooo:paragraph-rsid="010a4044"/>
    </style:style>
    <style:style style:name="P34" style:family="paragraph" style:parent-style-name="Code">
      <style:text-properties officeooo:paragraph-rsid="010a4044"/>
    </style:style>
    <style:style style:name="P35" style:family="paragraph" style:parent-style-name="Text_20_body">
      <style:text-properties officeooo:rsid="009b6d1b" officeooo:paragraph-rsid="010a4044"/>
    </style:style>
    <style:style style:name="P36" style:family="paragraph" style:parent-style-name="Text_20_body">
      <style:text-properties officeooo:rsid="010a4044" officeooo:paragraph-rsid="010a4044"/>
    </style:style>
    <style:style style:name="P37" style:family="paragraph" style:parent-style-name="Standard">
      <style:text-properties fo:color="#800000" loext:opacity="100%" style:font-name="Droid Sans Mono1" fo:font-size="10.5pt" fo:font-weight="normal" officeooo:rsid="010a4044" officeooo:paragraph-rsid="010a4044" fo:background-color="#ffffff"/>
    </style:style>
    <style:style style:name="P38" style:family="paragraph" style:parent-style-name="Standard">
      <style:paragraph-properties style:line-height-at-least="0.503cm"/>
      <style:text-properties fo:color="#000000" loext:opacity="100%" style:font-name="Droid Sans Mono1" fo:font-size="10.5pt" fo:font-weight="normal" fo:background-color="#ffffff"/>
    </style:style>
    <style:style style:name="P39" style:family="paragraph" style:parent-style-name="Standard">
      <style:text-properties fo:color="#000000" loext:opacity="100%" style:font-name="Droid Sans Mono1" fo:font-size="10.5pt" fo:font-weight="normal" officeooo:rsid="010a4044" officeooo:paragraph-rsid="010a4044" fo:background-color="#ffffff"/>
    </style:style>
    <style:style style:name="P40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1" fo:font-size="10.5pt" fo:font-weight="normal" fo:background-color="#ffffff"/>
    </style:style>
    <style:style style:name="P41" style:family="paragraph" style:parent-style-name="Text_20_body">
      <style:text-properties officeooo:rsid="010a72a7" officeooo:paragraph-rsid="010a72a7"/>
    </style:style>
    <style:style style:name="P42" style:family="paragraph" style:parent-style-name="Standard">
      <style:text-properties fo:color="#800000" loext:opacity="100%" style:font-name="Droid Sans Mono1" fo:font-size="10.5pt" fo:font-weight="normal" officeooo:rsid="010a72a7" officeooo:paragraph-rsid="010a72a7" fo:background-color="#ffffff"/>
    </style:style>
    <style:style style:name="P43" style:family="paragraph" style:parent-style-name="Standard">
      <style:paragraph-properties fo:margin-top="0cm" fo:margin-bottom="0.499cm" style:contextual-spacing="false" style:line-height-at-least="0.503cm"/>
    </style:style>
    <style:style style:name="P44" style:family="paragraph" style:parent-style-name="Standard">
      <style:paragraph-properties fo:margin-left="0cm" fo:margin-right="0cm" style:line-height-at-least="0.503cm" fo:text-indent="0cm" style:auto-text-indent="false"/>
      <style:text-properties fo:color="#a31515" loext:opacity="100%" style:font-name="Droid Sans Mono1" fo:font-size="10.5pt" fo:font-weight="normal" fo:background-color="#ffffff"/>
    </style:style>
    <style:style style:name="P45" style:family="paragraph" style:parent-style-name="Heading_20_2">
      <style:text-properties officeooo:rsid="010d7c2f" officeooo:paragraph-rsid="010d7c2f"/>
    </style:style>
    <style:style style:name="P46" style:family="paragraph" style:parent-style-name="Text_20_body">
      <style:text-properties officeooo:paragraph-rsid="010d7c2f"/>
    </style:style>
    <style:style style:name="P47" style:family="paragraph" style:parent-style-name="Heading_20_2">
      <style:text-properties officeooo:rsid="011182ac" officeooo:paragraph-rsid="011182ac"/>
    </style:style>
    <style:style style:name="P48" style:family="paragraph" style:parent-style-name="Text_20_body">
      <style:text-properties officeooo:rsid="011182ac" officeooo:paragraph-rsid="011182ac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000000" loext:opacity="100%" style:font-name="DejaVu Sans Mono" fo:font-size="10pt" fo:font-style="normal" fo:font-weight="normal"/>
    </style:style>
    <style:style style:name="P50" style:family="paragraph" style:parent-style-name="Table_20_Contents">
      <style:text-properties fo:font-variant="normal" fo:text-transform="none" fo:color="#000000" loext:opacity="100%" style:font-name="DejaVu Sans Mono" fo:font-size="10pt" fo:font-style="normal" fo:font-weight="normal"/>
    </style:style>
    <style:style style:name="P51" style:family="paragraph" style:parent-style-name="Table_20_Contents">
      <style:text-properties fo:font-size="2pt" style:font-size-asian="2pt" style:font-size-complex="2pt"/>
    </style:style>
    <style:style style:name="P52" style:family="paragraph" style:parent-style-name="Text_20_body">
      <style:text-properties officeooo:rsid="011182ac" officeooo:paragraph-rsid="01132b63"/>
    </style:style>
    <style:style style:name="P53" style:family="paragraph" style:parent-style-name="Text_20_body">
      <style:text-properties officeooo:rsid="01132b63" officeooo:paragraph-rsid="01132b63"/>
    </style:style>
    <style:style style:name="P54" style:family="paragraph" style:parent-style-name="Text_20_body" style:list-style-name="L1">
      <style:text-properties officeooo:rsid="01132b63" officeooo:paragraph-rsid="01132b63"/>
    </style:style>
    <style:style style:name="P55" style:family="paragraph" style:parent-style-name="Heading_20_2">
      <style:text-properties officeooo:rsid="01190a95" officeooo:paragraph-rsid="01190a95"/>
    </style:style>
    <style:style style:name="P56" style:family="paragraph" style:parent-style-name="Text_20_body">
      <style:text-properties officeooo:rsid="006dc51b" officeooo:paragraph-rsid="01190a95"/>
    </style:style>
    <style:style style:name="P57" style:family="paragraph" style:parent-style-name="Text_20_body">
      <style:text-properties officeooo:rsid="01190a95" officeooo:paragraph-rsid="01190a95"/>
    </style:style>
    <style:style style:name="P58" style:family="paragraph" style:parent-style-name="Standard">
      <style:text-properties fo:color="#800000" loext:opacity="100%" style:font-name="Droid Sans Mono1" fo:font-size="10.5pt" fo:font-weight="normal" officeooo:rsid="01190a95" officeooo:paragraph-rsid="01190a95" fo:background-color="#ffffff"/>
    </style:style>
    <style:style style:name="P59" style:family="paragraph" style:parent-style-name="Standard">
      <style:text-properties fo:color="#000000" loext:opacity="100%" style:font-name="Droid Sans Mono1" fo:font-size="10.5pt" fo:font-weight="normal" officeooo:rsid="01190a95" officeooo:paragraph-rsid="01190a95" fo:background-color="#ffffff"/>
    </style:style>
    <style:style style:name="P60" style:family="paragraph" style:parent-style-name="Heading_20_1">
      <style:text-properties officeooo:rsid="011bbc4e" officeooo:paragraph-rsid="011bbc4e"/>
    </style:style>
    <style:style style:name="P61" style:family="paragraph" style:parent-style-name="Text_20_body">
      <style:text-properties officeooo:rsid="011bbc4e" officeooo:paragraph-rsid="011bbc4e"/>
    </style:style>
    <style:style style:name="P62" style:family="paragraph" style:parent-style-name="Text_20_body">
      <style:text-properties officeooo:rsid="011bbc4e" officeooo:paragraph-rsid="011e34a0"/>
    </style:style>
    <style:style style:name="P63" style:family="paragraph" style:parent-style-name="Text_20_body">
      <style:text-properties officeooo:rsid="011e34a0" officeooo:paragraph-rsid="011e34a0"/>
    </style:style>
    <style:style style:name="P64" style:family="paragraph" style:parent-style-name="Text_20_body">
      <style:text-properties officeooo:rsid="011e5dce" officeooo:paragraph-rsid="011e5dce"/>
    </style:style>
    <style:style style:name="P65" style:family="paragraph" style:parent-style-name="Standard">
      <style:text-properties fo:color="#333333" loext:opacity="100%" style:font-name="Droid Sans Mono1" fo:font-size="10.5pt" fo:font-weight="normal" officeooo:rsid="011e5dce" officeooo:paragraph-rsid="011e5dce" fo:background-color="#f5f5f5"/>
    </style:style>
    <style:style style:name="P66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1" fo:font-size="10.5pt" fo:font-weight="normal" fo:background-color="#f5f5f5"/>
    </style:style>
    <style:style style:name="P67" style:family="paragraph" style:parent-style-name="Heading_20_1">
      <style:text-properties officeooo:rsid="01211cef" officeooo:paragraph-rsid="01211cef"/>
    </style:style>
    <style:style style:name="P68" style:family="paragraph" style:parent-style-name="Text_20_body">
      <style:text-properties officeooo:rsid="01211cef" officeooo:paragraph-rsid="01211cef"/>
    </style:style>
    <style:style style:name="P69" style:family="paragraph" style:parent-style-name="Standard">
      <style:text-properties fo:color="#333333" loext:opacity="100%" style:font-name="Droid Sans Mono1" fo:font-size="10.5pt" fo:font-weight="normal" officeooo:rsid="01211cef" officeooo:paragraph-rsid="01211cef" fo:background-color="#f5f5f5"/>
    </style:style>
    <style:style style:name="P70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1" fo:font-size="10.5pt" fo:font-weight="normal" fo:background-color="#f5f5f5"/>
    </style:style>
    <style:style style:name="P71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fo:background-color="#f5f5f5"/>
    </style:style>
    <style:style style:name="P72" style:family="paragraph" style:parent-style-name="Standard">
      <style:paragraph-properties fo:margin-left="0cm" fo:margin-right="0cm" style:line-height-at-least="0.503cm" fo:text-indent="0cm" style:auto-text-indent="false"/>
      <style:text-properties fo:color="#aaaaaa" loext:opacity="100%" style:font-name="Droid Sans Mono1" fo:font-size="10.5pt" fo:font-style="italic" fo:font-weight="normal" fo:background-color="#f5f5f5"/>
    </style:style>
    <style:style style:name="P73" style:family="paragraph" style:parent-style-name="Heading_20_1">
      <style:text-properties officeooo:rsid="0121ffd8" officeooo:paragraph-rsid="0121ffd8"/>
    </style:style>
    <style:style style:name="P74" style:family="paragraph" style:parent-style-name="Text_20_body">
      <style:text-properties officeooo:rsid="0121ffd8" officeooo:paragraph-rsid="0121ffd8"/>
    </style:style>
    <style:style style:name="P75" style:family="paragraph" style:parent-style-name="Standard">
      <style:text-properties fo:color="#777777" loext:opacity="100%" style:font-name="Droid Sans Mono" fo:font-size="10.5pt" fo:font-weight="normal" officeooo:rsid="0121ffd8" officeooo:paragraph-rsid="0121ffd8" fo:background-color="#f5f5f5"/>
    </style:style>
    <style:style style:name="P76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" fo:font-size="10.5pt" fo:font-weight="normal" fo:background-color="#f5f5f5"/>
    </style:style>
    <style:style style:name="P77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78" style:family="paragraph" style:parent-style-name="Standard">
      <style:text-properties fo:color="#333333" loext:opacity="100%" style:font-name="Droid Sans Mono" fo:font-size="10.5pt" fo:font-weight="normal" officeooo:rsid="0121ffd8" officeooo:paragraph-rsid="0121ffd8" fo:background-color="#f5f5f5"/>
    </style:style>
    <style:style style:name="P79" style:family="paragraph" style:parent-style-name="Heading_20_1">
      <style:text-properties officeooo:paragraph-rsid="008fbcf1"/>
    </style:style>
    <style:style style:name="P80" style:family="paragraph" style:parent-style-name="Text_20_body">
      <style:text-properties officeooo:paragraph-rsid="008fbcf1"/>
    </style:style>
    <style:style style:name="T1" style:family="text">
      <style:text-properties officeooo:rsid="01190a95"/>
    </style:style>
    <style:style style:name="T2" style:family="text">
      <style:text-properties officeooo:rsid="0070d7f6"/>
    </style:style>
    <style:style style:name="T3" style:family="text">
      <style:text-properties officeooo:rsid="01288f26"/>
    </style:style>
    <style:style style:name="T4" style:family="text">
      <style:text-properties officeooo:rsid="009b6d1b"/>
    </style:style>
    <style:style style:name="T5" style:family="text">
      <style:text-properties fo:color="#4b69c6" loext:opacity="100%"/>
    </style:style>
    <style:style style:name="T6" style:family="text">
      <style:text-properties fo:color="#777777" loext:opacity="100%"/>
    </style:style>
    <style:style style:name="T7" style:family="text">
      <style:text-properties fo:color="#9c5d27" loext:opacity="100%"/>
    </style:style>
    <style:style style:name="T8" style:family="text">
      <style:text-properties fo:color="#7a3e9d" loext:opacity="100%" fo:font-weight="bold"/>
    </style:style>
    <style:style style:name="T9" style:family="text">
      <style:text-properties fo:color="#777777" loext:opacity="100%" fo:font-weight="bold"/>
    </style:style>
    <style:style style:name="T10" style:family="text">
      <style:text-properties fo:color="#7a3e9d" loext:opacity="100%"/>
    </style:style>
    <style:style style:name="T11" style:family="text">
      <style:text-properties fo:color="#aa3731" loext:opacity="100%" fo:font-weight="bold"/>
    </style:style>
    <style:style style:name="T12" style:family="text">
      <style:text-properties fo:color="#448c27" loext:opacity="100%"/>
    </style:style>
    <style:style style:name="T13" style:family="text">
      <style:text-properties fo:color="#91b3e0" loext:opacity="100%"/>
    </style:style>
    <style:style style:name="T14" style:family="text">
      <style:text-properties fo:color="#8190a0" loext:opacity="100%" fo:font-style="italic"/>
    </style:style>
    <style:style style:name="T15" style:family="text">
      <style:text-properties fo:color="#0000ff" loext:opacity="100%"/>
    </style:style>
    <style:style style:name="T16" style:family="text">
      <style:text-properties fo:color="#a31515" loext:opacity="100%"/>
    </style:style>
    <style:style style:name="T17" style:family="text">
      <style:text-properties fo:color="#800000" loext:opacity="100%"/>
    </style:style>
    <style:style style:name="T18" style:family="text">
      <style:text-properties fo:color="#e50000" loext:opacity="100%"/>
    </style:style>
    <style:style style:name="T19" style:family="text">
      <style:text-properties fo:color="#098658" loext:opacity="100%"/>
    </style:style>
    <style:style style:name="T20" style:family="text">
      <style:text-properties officeooo:rsid="009e3755"/>
    </style:style>
    <style:style style:name="T21" style:family="text">
      <style:text-properties officeooo:rsid="010866d5"/>
    </style:style>
    <style:style style:name="T22" style:family="text">
      <style:text-properties officeooo:rsid="0106555e"/>
    </style:style>
    <style:style style:name="T23" style:family="text">
      <style:text-properties officeooo:rsid="01068850"/>
    </style:style>
    <style:style style:name="T24" style:family="text">
      <style:text-properties fo:color="#0000ff" loext:opacity="100%" style:font-name="Droid Sans Mono1" fo:font-size="10.5pt" fo:font-weight="normal" fo:background-color="#ffffff" loext:char-shading-value="0"/>
    </style:style>
    <style:style style:name="T25" style:family="text">
      <style:text-properties fo:color="#000000" loext:opacity="100%" style:font-name="Droid Sans Mono1" fo:font-size="10.5pt" fo:font-weight="normal" fo:background-color="#ffffff" loext:char-shading-value="0"/>
    </style:style>
    <style:style style:name="T26" style:family="text">
      <style:text-properties fo:color="#a31515" loext:opacity="100%" style:font-name="Droid Sans Mono1" fo:font-size="10.5pt" fo:font-weight="normal" fo:background-color="#ffffff" loext:char-shading-value="0"/>
    </style:style>
    <style:style style:name="T27" style:family="text">
      <style:text-properties officeooo:rsid="00d47df5"/>
    </style:style>
    <style:style style:name="T28" style:family="text">
      <style:text-properties officeooo:rsid="009998e8"/>
    </style:style>
    <style:style style:name="T29" style:family="text">
      <style:text-properties officeooo:rsid="00a0ed7e"/>
    </style:style>
    <style:style style:name="T30" style:family="text">
      <style:text-properties officeooo:rsid="010a4044"/>
    </style:style>
    <style:style style:name="T31" style:family="text">
      <style:text-properties fo:color="#008000" loext:opacity="100%"/>
    </style:style>
    <style:style style:name="T32" style:family="text">
      <style:text-properties fo:color="#811f3f" loext:opacity="100%"/>
    </style:style>
    <style:style style:name="T33" style:family="text">
      <style:text-properties officeooo:rsid="010d7c2f"/>
    </style:style>
    <style:style style:name="T34" style:family="text">
      <style:text-properties officeooo:rsid="01132b63"/>
    </style:style>
    <style:style style:name="T35" style:family="text">
      <style:text-properties officeooo:rsid="011ecaf7"/>
    </style:style>
    <style:style style:name="T36" style:family="text">
      <style:text-properties officeooo:rsid="011e34a0"/>
    </style:style>
    <style:style style:name="T37" style:family="text">
      <style:text-properties fo:color="#660000" loext:opacity="100%"/>
    </style:style>
    <style:style style:name="T38" style:family="text">
      <style:text-properties officeooo:rsid="0123c6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s</text:p>
      <text:h text:style-name="P2" text:outline-level="1">The prompt</text:h>
      <text:p text:style-name="P3"><text:span text:style-name="T1">Ma</text:span><text:span text:style-name="T2"> webapp, utilise</text:span> <text:span text:style-name="T3">flightphp (3.13), latte (3.0), </text:span>bootstrap <text:span text:style-name="T3">(5.3). Elle est développé en PHP (8.4) avec JS (</text:span><text:span text:style-name="T4">vanilla </text:span><text:span text:style-name="T3">ES6). Tout le site est stocké dans MyClub.</text:span><text:span text:style-name="T2">sqlite </text:span><text:span text:style-name="T3">et les logs dans LogMyClub.sqlite via pdo.</text:span></text:p>
      <text:h text:style-name="Heading_20_2" text:outline-level="2">Les traductions</text:h>
      <text:p text:style-name="P4">Tous les messages en dur sont progressivement supprimés. Un nouveau migrateur est créé à chaque fois.</text:p>
      <text:h text:style-name="Heading_20_3" text:outline-level="3">Exemple de migrateur</text:h>
      <text:p text:style-name="Code">&lt;?php</text:p>
      <text:p text:style-name="Code"><text:span text:style-name="T5">declare</text:span><text:span text:style-name="T6">(</text:span><text:span text:style-name="T7">strict_types</text:span><text:span text:style-name="T6">=</text:span><text:span text:style-name="T7">1</text:span><text:span text:style-name="T6">);</text:span></text:p>
      <text:p text:style-name="Code"><text:span text:style-name="T5">namespace</text:span> <text:span text:style-name="T8">app</text:span><text:span text:style-name="T9">\</text:span><text:span text:style-name="T8">models</text:span><text:span text:style-name="T9">\</text:span><text:span text:style-name="T8">database</text:span><text:span text:style-name="T9">\</text:span><text:span text:style-name="T8">migrators</text:span><text:span text:style-name="T6">;</text:span></text:p>
      <text:p text:style-name="Code"><text:span text:style-name="T5">use</text:span> <text:span text:style-name="T8">PDO</text:span><text:span text:style-name="T6">;</text:span></text:p>
      <text:p text:style-name="Code"><text:span text:style-name="T5">use</text:span> app<text:span text:style-name="T6">\</text:span>interfaces<text:span text:style-name="T6">\</text:span><text:span text:style-name="T8">DatabaseMigratorInterface</text:span><text:span text:style-name="T6">;</text:span></text:p>
      <text:p text:style-name="Code"/>
      <text:p text:style-name="Code"><text:span text:style-name="T10">class</text:span> <text:span text:style-name="T8">V26ToV27Migrator</text:span> <text:span text:style-name="T5">implements</text:span> <text:span text:style-name="T8">DatabaseMigratorInterface</text:span></text:p>
      <text:p text:style-name="Code">{</text:p>
      <text:p text:style-name="Code"><text:span text:style-name="T5"><text:tab/>public</text:span> <text:span text:style-name="T10">function</text:span> <text:span text:style-name="T11">upgrade</text:span><text:span text:style-name="T6">(</text:span><text:span text:style-name="T8">PDO</text:span> <text:span text:style-name="T6">$</text:span><text:span text:style-name="T10">pdo</text:span><text:span text:style-name="T6">,</text:span> <text:span text:style-name="T5">int</text:span> <text:span text:style-name="T6">$</text:span><text:span text:style-name="T10">currentVersion</text:span><text:span text:style-name="T6">):</text:span> <text:span text:style-name="T5">int</text:span></text:p>
      <text:p text:style-name="Code"><text:tab/>{</text:p>
      <text:p text:style-name="Code"><text:span text:style-name="T6"><text:tab/><text:tab/>$</text:span><text:span text:style-name="T10">sql</text:span> <text:span text:style-name="T6">=</text:span> <text:span text:style-name="T6">&lt;&lt;&lt;SQL</text:span></text:p>
      <text:p text:style-name="Code"><text:span text:style-name="T5">INSERT INTO</text:span> Languages (<text:span text:style-name="T5">Name</text:span>, en_US, fr_FR, pl_PL)</text:p>
      <text:p text:style-name="Code">VALUES</text:p>
      <text:p text:style-name="Code">(<text:span text:style-name="T6">'</text:span><text:span text:style-name="T12">visitor_insights.statistics.title</text:span><text:span text:style-name="T6">'</text:span>,</text:p>
      <text:p text:style-name="Code"><text:span text:style-name="T6">'</text:span><text:span text:style-name="T12">Visitor Statistics</text:span><text:span text:style-name="T6">'</text:span>,</text:p>
      <text:p text:style-name="Code"><text:span text:style-name="T6">'</text:span><text:span text:style-name="T12">Statistiques des visiteurs</text:span><text:span text:style-name="T6">'</text:span>,</text:p>
      <text:p text:style-name="Code"><text:span text:style-name="T6">'</text:span><text:span text:style-name="T12">Statystyki odwiedzających</text:span><text:span text:style-name="T6">'</text:span>),</text:p>
      <text:p text:style-name="Code"/>
      <text:p text:style-name="Code">(<text:span text:style-name="T6">'</text:span><text:span text:style-name="T12">visitor_insights.statistics.chart.3xx</text:span><text:span text:style-name="T6">'</text:span>,</text:p>
      <text:p text:style-name="Code"><text:span text:style-name="T6">'</text:span><text:span text:style-name="T12">3XX – Redirects</text:span><text:span text:style-name="T6">'</text:span>,</text:p>
      <text:p text:style-name="Code"><text:span text:style-name="T6">'</text:span><text:span text:style-name="T12">3XX – Redirections</text:span><text:span text:style-name="T6">'</text:span>,</text:p>
      <text:p text:style-name="Code"><text:span text:style-name="T6">'</text:span><text:span text:style-name="T12">3XX – Przekierowania</text:span><text:span text:style-name="T6">'</text:span>),</text:p>
      <text:p text:style-name="Code"/>
      <text:p text:style-name="Code">(<text:span text:style-name="T6">'</text:span><text:span text:style-name="T12">visitor_insights.statistics.unique_visitors</text:span><text:span text:style-name="T6">'</text:span>,</text:p>
      <text:p text:style-name="Code"><text:span text:style-name="T6">'</text:span><text:span text:style-name="T12">Unique visitors</text:span><text:span text:style-name="T6">'</text:span>,</text:p>
      <text:p text:style-name="Code"><text:span text:style-name="T6">'</text:span><text:span text:style-name="T12">Visiteurs uniques</text:span><text:span text:style-name="T6">'</text:span>,</text:p>
      <text:p text:style-name="Code"><text:span text:style-name="T6">'</text:span><text:span text:style-name="T12">Unikalni odwiedzający</text:span><text:span text:style-name="T6">'</text:span>);</text:p>
      <text:p text:style-name="Code"/>
      <text:p text:style-name="Code">SQL;</text:p>
      <text:p text:style-name="Code"><text:span text:style-name="T6"><text:tab/><text:tab/>$</text:span><text:span text:style-name="T10">pdo</text:span><text:span text:style-name="T6">-&gt;</text:span><text:span text:style-name="T11">exec</text:span><text:span text:style-name="T6">($</text:span><text:span text:style-name="T10">sql</text:span><text:span text:style-name="T6">);</text:span></text:p>
      <text:p text:style-name="Code"/>
      <text:p text:style-name="Code"><text:span text:style-name="T5"><text:tab/><text:tab/>return</text:span> <text:span text:style-name="T7">27</text:span><text:span text:style-name="T6">;</text:span></text:p>
      <text:p text:style-name="Code"><text:tab/>}</text:p>
      <text:p text:style-name="Code">}</text:p>
      <text:h text:style-name="Heading_20_3" text:outline-level="3">Dans les vues</text:h>
      <text:p text:style-name="P5">{<text:span text:style-name="T5">extends </text:span><text:span text:style-name="T12">'visitorInsights.latte'</text:span>}</text:p>
      <text:p text:style-name="P6"/>
      <text:p text:style-name="Code">{<text:span text:style-name="T5">block </text:span>content}</text:p>
      <text:p text:style-name="Code"><text:span text:style-name="T13">&lt;</text:span><text:span text:style-name="T5">div</text:span><text:span text:style-name="T13"> </text:span><text:span text:style-name="T14">class</text:span><text:span text:style-name="T6">="</text:span><text:span text:style-name="T12">container-fluid</text:span><text:span text:style-name="T6">"</text:span><text:span text:style-name="T13">&gt;</text:span></text:p>
      <text:p text:style-name="Code"><text:span text:style-name="T13">&lt;</text:span><text:span text:style-name="T5">h1</text:span><text:span text:style-name="T13"> </text:span><text:span text:style-name="T14">class</text:span><text:span text:style-name="T6">="</text:span><text:span text:style-name="T12">my-4</text:span><text:span text:style-name="T6">"</text:span><text:span text:style-name="T13">&gt;</text:span>{<text:span text:style-name="T5">=</text:span>'visitor_insights.statistics.title'<text:span text:style-name="T5">|translate</text:span>}<text:span text:style-name="T13">&lt;/</text:span><text:span text:style-name="T5">h1</text:span><text:span text:style-name="T13">&gt;</text:span></text:p>
      <text:p text:style-name="Text_20_body"><text:soft-page-break/>…</text:p>
      <text:p text:style-name="Code">{<text:span text:style-name="T5">block </text:span>scripts}</text:p>
      <text:p text:style-name="Code"><text:span text:style-name="T13">&lt;</text:span><text:span text:style-name="T5">script</text:span><text:span text:style-name="T13">&gt;</text:span></text:p>
      <text:p text:style-name="Code"><text:span text:style-name="T10">window</text:span><text:span text:style-name="T6">.</text:span><text:span text:style-name="T10">i18n</text:span> <text:span text:style-name="T6">=</text:span> <text:span text:style-name="T6">{</text:span>=<text:span text:style-name="T11">json_encode</text:span><text:span text:style-name="T6">(</text:span><text:span text:style-name="T10">$translations</text:span><text:span text:style-name="T6">)</text:span>|noescape<text:span text:style-name="T6">};</text:span></text:p>
      <text:p text:style-name="Code"><text:span text:style-name="T10">window</text:span><text:span text:style-name="T6">.</text:span><text:span text:style-name="T10">chartData</text:span> <text:span text:style-name="T6">=</text:span> <text:span text:style-name="T6">{</text:span><text:span text:style-name="T10">$chartData</text:span><text:span text:style-name="T6">};</text:span></text:p>
      <text:p text:style-name="Code"/>
      <text:p text:style-name="Code"><text:span text:style-name="T10">window</text:span><text:span text:style-name="T6">.</text:span><text:span text:style-name="T11">t</text:span> <text:span text:style-name="T6">=</text:span> <text:span text:style-name="T10">function</text:span><text:span text:style-name="T6">(</text:span><text:span text:style-name="T10">key</text:span><text:span text:style-name="T6">)</text:span> <text:span text:style-name="T6">{</text:span></text:p>
      <text:p text:style-name="Code"><text:span text:style-name="T5">return</text:span> <text:span text:style-name="T10">window</text:span><text:span text:style-name="T6">.</text:span><text:span text:style-name="T10">i18n</text:span><text:span text:style-name="T6">?.</text:span>[<text:span text:style-name="T10">key</text:span>] <text:span text:style-name="T6">??</text:span> <text:span text:style-name="T10">key</text:span><text:span text:style-name="T6">;</text:span></text:p>
      <text:p text:style-name="Code">};</text:p>
      <text:p text:style-name="Code"><text:span text:style-name="T13">&lt;/</text:span><text:span text:style-name="T5">script</text:span><text:span text:style-name="T13">&gt;</text:span></text:p>
      <text:p text:style-name="Code"><text:span text:style-name="T13">&lt;</text:span><text:span text:style-name="T5">script</text:span><text:span text:style-name="T13"> </text:span><text:span text:style-name="T14">type</text:span><text:span text:style-name="T6">="</text:span><text:span text:style-name="T12">module</text:span><text:span text:style-name="T6">"</text:span><text:span text:style-name="T13"> </text:span><text:span text:style-name="T14">src</text:span><text:span text:style-name="T6">="</text:span><text:span text:style-name="T12">/app/modules/VisitorInsights/js/statistics.js</text:span><text:span text:style-name="T6">"</text:span><text:span text:style-name="T13">&gt;&lt;/</text:span><text:span text:style-name="T5">script</text:span><text:span text:style-name="T13">&gt;</text:span></text:p>
      <text:p text:style-name="Code">{<text:span text:style-name="T5">/block</text:span>}</text:p>
      <text:h text:style-name="Heading_20_3" text:outline-level="3">Dans les controleurs</text:h>
      <text:p text:style-name="Code"><text:span text:style-name="T5">public</text:span> <text:span text:style-name="T10">function</text:span> <text:span text:style-name="T11">visitorsGraf</text:span><text:span text:style-name="T6">():</text:span> <text:span text:style-name="T5">void</text:span></text:p>
      <text:p text:style-name="Code">{</text:p>
      <text:p text:style-name="Code"><text:span text:style-name="T5"><text:tab/>if</text:span> <text:span text:style-name="T6">(!$</text:span><text:span text:style-name="T7">this</text:span><text:span text:style-name="T6">-&gt;</text:span><text:span text:style-name="T11">userIsAllowedAndMethodIsGood</text:span><text:span text:style-name="T6">('</text:span><text:span text:style-name="T12">GET</text:span><text:span text:style-name="T6">',</text:span> <text:span text:style-name="T10">fn</text:span><text:span text:style-name="T6">($</text:span><text:span text:style-name="T10">u</text:span><text:span text:style-name="T6">)</text:span> <text:span text:style-name="T6">=&gt;</text:span> <text:span text:style-name="T6">$</text:span><text:span text:style-name="T10">u</text:span><text:span text:style-name="T6">-&gt;</text:span><text:span text:style-name="T11">isVisitorInsights</text:span><text:span text:style-name="T6">()))</text:span> <text:span text:style-name="T6">{</text:span></text:p>
      <text:p text:style-name="Code"><text:span text:style-name="T5"><text:tab/><text:tab/>return</text:span><text:span text:style-name="T6">;</text:span></text:p>
      <text:p text:style-name="Code"><text:tab/>}</text:p>
      <text:p text:style-name="Code"><text:span text:style-name="T6"><text:tab/>$</text:span><text:span text:style-name="T10">periodType</text:span> <text:span text:style-name="T6">=</text:span> <text:span text:style-name="T6">$</text:span><text:span text:style-name="T7">this</text:span><text:span text:style-name="T6">-&gt;</text:span><text:span text:style-name="T10">flight</text:span><text:span text:style-name="T6">-&gt;</text:span><text:span text:style-name="T11">request</text:span><text:span text:style-name="T6">()-&gt;</text:span><text:span text:style-name="T10">query</text:span><text:span text:style-name="T6">-&gt;</text:span><text:span text:style-name="T10">periodType</text:span> <text:span text:style-name="T6">??</text:span> <text:span text:style-name="T10">self</text:span><text:span text:style-name="T6">::</text:span><text:span text:style-name="T7">DEFAULT_PERIOD_TYPE</text:span><text:span text:style-name="T6">;</text:span></text:p>
      <text:p text:style-name="Code"><text:span text:style-name="T6"><text:tab/>$</text:span><text:span text:style-name="T10">periodType</text:span> <text:span text:style-name="T6">=</text:span> <text:span text:style-name="T11">in_array</text:span><text:span text:style-name="T6">($</text:span><text:span text:style-name="T10">periodType</text:span><text:span text:style-name="T6">,</text:span> <text:span text:style-name="T10">self</text:span><text:span text:style-name="T6">::</text:span><text:span text:style-name="T7">PERIOD_TYPES</text:span><text:span text:style-name="T6">,</text:span> <text:span text:style-name="T7">true</text:span><text:span text:style-name="T6">)</text:span> <text:span text:style-name="T6">?</text:span> <text:span text:style-name="T6">$</text:span><text:span text:style-name="T10">periodType</text:span> <text:span text:style-name="T6">:</text:span> <text:tab/><text:span text:style-name="T10">self</text:span><text:span text:style-name="T6">::</text:span><text:span text:style-name="T7">DEFAULT_PERIOD_TYPE</text:span><text:span text:style-name="T6">;</text:span></text:p>
      <text:p text:style-name="Code"><text:span text:style-name="T6"><text:tab/>$</text:span><text:span text:style-name="T10">offset</text:span> <text:span text:style-name="T6">=</text:span> <text:span text:style-name="T6">(</text:span><text:span text:style-name="T10">int</text:span><text:span text:style-name="T6">)($</text:span><text:span text:style-name="T7">this</text:span><text:span text:style-name="T6">-&gt;</text:span><text:span text:style-name="T10">flight</text:span><text:span text:style-name="T6">-&gt;</text:span><text:span text:style-name="T11">request</text:span><text:span text:style-name="T6">()-&gt;</text:span><text:span text:style-name="T10">query</text:span><text:span text:style-name="T6">-&gt;</text:span><text:span text:style-name="T10">offset</text:span> <text:span text:style-name="T6">??</text:span> <text:span text:style-name="T7">0</text:span><text:span text:style-name="T6">);</text:span></text:p>
      <text:p text:style-name="Code"><text:span text:style-name="T6"><text:tab/>$</text:span><text:span text:style-name="T10">data</text:span> <text:span text:style-name="T6">=</text:span> <text:span text:style-name="T6">$</text:span><text:span text:style-name="T7">this</text:span><text:span text:style-name="T6">-&gt;</text:span><text:span text:style-name="T10">logDataAnalyticsHelper</text:span><text:span text:style-name="T6">-&gt;</text:span><text:span text:style-name="T11">getStatisticsData</text:span><text:span text:style-name="T6">($</text:span><text:span text:style-name="T10">periodType</text:span><text:span text:style-name="T6">,</text:span> <text:span text:style-name="T6">$</text:span><text:span text:style-name="T10">offset</text:span><text:span text:style-name="T6">);</text:span></text:p>
      <text:p text:style-name="Code"><text:span text:style-name="T6"><text:tab/>$</text:span><text:span text:style-name="T7">this</text:span><text:span text:style-name="T6">-&gt;</text:span><text:span text:style-name="T11">render</text:span><text:span text:style-name="T6">('</text:span><text:span text:style-name="T12">VisitorInsights/views/statistics.latte</text:span><text:span text:style-name="T6">',</text:span> <text:span text:style-name="T6">$</text:span><text:span text:style-name="T7">this</text:span><text:span text:style-name="T6">-&gt;</text:span><text:span text:style-name="T11">getAllParams</text:span><text:span text:style-name="T6">([</text:span></text:p>
      <text:p text:style-name="Code"><text:span text:style-name="T6"><text:tab/><text:tab/>'</text:span><text:span text:style-name="T12">periodTypes</text:span><text:span text:style-name="T6">'</text:span> <text:span text:style-name="T6">=&gt;</text:span> <text:span text:style-name="T10">self</text:span><text:span text:style-name="T6">::</text:span><text:span text:style-name="T7">PERIOD_TYPES</text:span><text:span text:style-name="T6">,</text:span></text:p>
      <text:p text:style-name="Code"><text:span text:style-name="T6"><text:tab/><text:tab/>'</text:span><text:span text:style-name="T12">currentPeriodType</text:span><text:span text:style-name="T6">'</text:span> <text:span text:style-name="T6">=&gt;</text:span> <text:span text:style-name="T6">$</text:span><text:span text:style-name="T10">periodType</text:span><text:span text:style-name="T6">,</text:span></text:p>
      <text:p text:style-name="Code"><text:span text:style-name="T6"><text:tab/><text:tab/>'</text:span><text:span text:style-name="T12">currentOffset</text:span><text:span text:style-name="T6">'</text:span> <text:span text:style-name="T6">=&gt;</text:span> <text:span text:style-name="T6">$</text:span><text:span text:style-name="T10">offset</text:span><text:span text:style-name="T6">,</text:span></text:p>
      <text:p text:style-name="Code"><text:span text:style-name="T6"><text:tab/><text:tab/>'</text:span><text:span text:style-name="T12">data</text:span><text:span text:style-name="T6">'</text:span> <text:span text:style-name="T6">=&gt;</text:span> <text:span text:style-name="T6">$</text:span><text:span text:style-name="T10">data</text:span><text:span text:style-name="T6">,</text:span></text:p>
      <text:p text:style-name="Code"><text:span text:style-name="T6"><text:tab/><text:tab/>'</text:span><text:span text:style-name="T12">chartData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ogDataHelper</text:span><text:span text:style-name="T6">-&gt;</text:span><text:span text:style-name="T11">formatDataForChart</text:span><text:span text:style-name="T6">($</text:span><text:span text:style-name="T10">data</text:span><text:span text:style-name="T6">),</text:span></text:p>
      <text:p text:style-name="Code"><text:span text:style-name="T6"><text:tab/><text:tab/>'</text:span><text:span text:style-name="T12">periodLabel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ogDataAnalyticsHelper</text:span><text:span text:style-name="T6">-&gt;</text:span><text:span text:style-name="T11">getPeriodLabel</text:span><text:span text:style-name="T6">($</text:span><text:span text:style-name="T10">periodType</text:span><text:span text:style-name="T6">),</text:span></text:p>
      <text:p text:style-name="Code"><text:span text:style-name="T6"><text:tab/><text:tab/>'</text:span><text:span text:style-name="T12">page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-&gt;</text:span><text:span text:style-name="T11">getPage</text:span><text:span text:style-name="T6">(),</text:span></text:p>
      <text:p text:style-name="Code"><text:span text:style-name="T6"><text:tab/><text:tab/>'</text:span><text:span text:style-name="T12">translations</text:span><text:span text:style-name="T6">'</text:span> <text:span text:style-name="T6">=&gt;</text:span> <text:span text:style-name="T6">[</text:span></text:p>
      <text:p text:style-name="Code"><text:span text:style-name="T6"><text:tab/><text:tab/><text:tab/>'</text:span><text:span text:style-name="T12">uniqueVisitors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unique_visitors</text:span><text:span text:style-name="T6">'),</text:span></text:p>
      <text:p text:style-name="Code"><text:span text:style-name="T6"><text:tab/><text:tab/><text:tab/>'</text:span><text:span text:style-name="T12">pageViews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page_views</text:span><text:span text:style-name="T6">'),</text:span></text:p>
      <text:p text:style-name="Code"><text:span text:style-name="T6"><text:tab/><text:tab/><text:tab/>'</text:span><text:span text:style-name="T12">s2xx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chart.2xx</text:span><text:span text:style-name="T6">'),</text:span></text:p>
      <text:p text:style-name="Code"><text:span text:style-name="T6"><text:tab/><text:tab/><text:tab/>'</text:span><text:span text:style-name="T12">s3xx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chart.3xx</text:span><text:span text:style-name="T6">'),</text:span></text:p>
      <text:p text:style-name="Code"><text:span text:style-name="T6"><text:tab/><text:tab/><text:tab/>'</text:span><text:span text:style-name="T12">s4xx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chart.4xx</text:span><text:span text:style-name="T6">'),</text:span></text:p>
      <text:p text:style-name="Code"><text:span text:style-name="T6"><text:tab/><text:tab/><text:tab/>'</text:span><text:span text:style-name="T12">s5xx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languagesDataHelper</text:span><text:span text:style-name="T6">-&gt;</text:span><text:span text:style-name="T11">translate</text:span><text:span text:style-name="T6">('</text:span><text:span text:style-name="T12">visitor_insights.statistics.chart.5xx</text:span><text:span text:style-name="T6">'),</text:span></text:p>
      <text:p text:style-name="Code"><text:tab/><text:tab/>],</text:p>
      <text:p text:style-name="Code"><text:tab/>]));</text:p>
      <text:p text:style-name="Code">}</text:p>
      <text:h text:style-name="Heading_20_3" text:outline-level="3">Dans les JS</text:h>
      <text:p text:style-name="Code"><text:span text:style-name="T5">import</text:span> <text:span text:style-name="T10">Chart</text:span> <text:span text:style-name="T5">from</text:span> <text:span text:style-name="T6">'</text:span><text:span text:style-name="T12">https://cdn.jsdelivr.net/npm/chart.js@3.9.1/auto/+esm</text:span><text:span text:style-name="T6">';</text:span></text:p>
      <text:p text:style-name="Code"><text:span text:style-name="T10">const</text:span> <text:span text:style-name="T10">chartData</text:span> <text:span text:style-name="T6">=</text:span> <text:span text:style-name="T10">window</text:span><text:span text:style-name="T6">.</text:span><text:span text:style-name="T10">chartData</text:span><text:span text:style-name="T6">;</text:span></text:p>
      <text:p text:style-name="Code"><text:span text:style-name="T10">const</text:span> <text:span text:style-name="T10">chart</text:span> <text:span text:style-name="T6">=</text:span> <text:span text:style-name="T6">new</text:span> <text:span text:style-name="T11">Chart</text:span>(</text:p>
      <text:p text:style-name="Code"><text:span text:style-name="T10"><text:tab/>document</text:span><text:span text:style-name="T6">.</text:span><text:span text:style-name="T11">getElementById</text:span>(<text:span text:style-name="T6">'</text:span><text:span text:style-name="T12">visitorStatsChart</text:span><text:span text:style-name="T6">'</text:span>)<text:span text:style-name="T6">.</text:span><text:span text:style-name="T11">getContext</text:span>(<text:span text:style-name="T6">'</text:span><text:span text:style-name="T12">2d</text:span><text:span text:style-name="T6">'</text:span>)<text:span text:style-name="T6">,</text:span></text:p>
      <text:p text:style-name="Code"><text:tab/>{</text:p>
      <text:p text:style-name="Code"><text:span text:style-name="T10"><text:tab/><text:tab/>type</text:span><text:span text:style-name="T6">:</text:span> <text:span text:style-name="T6">'</text:span><text:span text:style-name="T12">bar</text:span><text:span text:style-name="T6">',</text:span></text:p>
      <text:p text:style-name="Code"><text:soft-page-break/><text:span text:style-name="T10"><text:tab/><text:tab/>data</text:span><text:span text:style-name="T6">:</text:span> <text:span text:style-name="T6">{</text:span></text:p>
      <text:p text:style-name="Code"><text:span text:style-name="T10"><text:tab/><text:tab/>labels</text:span><text:span text:style-name="T6">:</text:span> <text:span text:style-name="T10">chartData</text:span><text:span text:style-name="T6">.</text:span><text:span text:style-name="T10">labels</text:span><text:span text:style-name="T6">,</text:span></text:p>
      <text:p text:style-name="Code"><text:span text:style-name="T10"><text:tab/><text:tab/>datasets</text:span><text:span text:style-name="T6">:</text:span> [</text:p>
      <text:p text:style-name="Code"><text:tab/><text:tab/><text:tab/>{</text:p>
      <text:p text:style-name="Code"><text:span text:style-name="T10"><text:tab/><text:tab/><text:tab/><text:tab/>label</text:span><text:span text:style-name="T6">:</text:span> <text:span text:style-name="T10">window</text:span><text:span text:style-name="T6">.</text:span><text:span text:style-name="T11">t</text:span>(<text:span text:style-name="T6">'</text:span><text:span text:style-name="T12">uniqueVisitors</text:span><text:span text:style-name="T6">'</text:span>)<text:span text:style-name="T6">,</text:span></text:p>
      <text:p text:style-name="P7"/>
      <text:p text:style-name="P3"><text:span text:style-name="T3">S</text:span><text:span text:style-name="T2">tructure :</text:span></text:p>
      <text:p text:style-name="P8">├── app</text:p>
      <text:p text:style-name="P8">│   ├── apis</text:p>
      <text:p text:style-name="P8">│   ├── css</text:p>
      <text:p text:style-name="P8">│   ├── enums</text:p>
      <text:p text:style-name="P8">│   ├── exceptions</text:p>
      <text:p text:style-name="P8">│   ├── helpers</text:p>
      <text:p text:style-name="P8">│   ├── images</text:p>
      <text:p text:style-name="P8">│   ├── interfaces</text:p>
      <text:p text:style-name="P8">│   ├── js</text:p>
      <text:p text:style-name="P8">│   │   ├── ...</text:p>
      <text:p text:style-name="P8">│   │   ├── quill</text:p>
      <text:p text:style-name="P8">│   │   └── ...</text:p>
      <text:p text:style-name="P8">│   ├── models</text:p>
      <text:p text:style-name="P8">│   │   └── database</text:p>
      <text:p text:style-name="P8">│   │   <text:s text:c="4"/>└── migrators</text:p>
      <text:p text:style-name="P8">│   ├── modules</text:p>
      <text:p text:style-name="P8">│   │   ├── Article</text:p>
      <text:p text:style-name="P8">│   │   │   ├── js</text:p>
      <text:p text:style-name="P8">│   │   │   └── views</text:p>
      <text:p text:style-name="P8">│   │   ├── Common</text:p>
      <text:p text:style-name="P8">│   │   │   ├── js</text:p>
      <text:p text:style-name="P8">│   │   │   └── views</text:p>
      <text:p text:style-name="P8">│   │   ├── Event</text:p>
      <text:p text:style-name="P8">│   │   │   ├── js</text:p>
      <text:p text:style-name="P8">│   │   │   └── views</text:p>
      <text:p text:style-name="P8">│   │   ├── PersonManager</text:p>
      <text:p text:style-name="P8">│   │   │   ├── js</text:p>
      <text:p text:style-name="P8">│   │   │   └── views</text:p>
      <text:p text:style-name="P8">│   │   ├── User</text:p>
      <text:p text:style-name="P8">│   │   │   ├── js</text:p>
      <text:p text:style-name="P8">│   │   │   └── views</text:p>
      <text:p text:style-name="P8">│   │   ├── VisitorInsights</text:p>
      <text:p text:style-name="P8">│   │   │   ├── js</text:p>
      <text:p text:style-name="P8">│   │   │   └── views</text:p>
      <text:p text:style-name="P8">│   │   └── Webmaster</text:p>
      <text:p text:style-name="P8">│   │   <text:s text:c="4"/>├── js</text:p>
      <text:p text:style-name="P8">│   │   <text:s text:c="4"/>└── views</text:p>
      <text:p text:style-name="P8">│   │   <text:s text:c="8"/>├── dbbrowser</text:p>
      <text:p text:style-name="P8">│   │   <text:s text:c="8"/>└── navbar</text:p>
      <text:p text:style-name="P8">│   └── services</text:p>
      <text:h text:style-name="Heading_20_2" text:outline-level="2">Exemple de contrôleur :</text:h>
      <text:p text:style-name="P9">&lt;?php</text:p>
      <text:p text:style-name="Code"><text:span text:style-name="T15">namespace</text:span> app\controllers;</text:p>
      <text:p text:style-name="Code"><text:span text:style-name="T15">use</text:span> app\helpers\PersonStatistics;</text:p>
      <text:p text:style-name="Code"><text:span text:style-name="T15">class</text:span> PersonStatisticsController <text:span text:style-name="T15">extends</text:span> BaseController</text:p>
      <text:p text:style-name="Code">{</text:p>
      <text:p text:style-name="Code"><text:span text:style-name="T15">public</text:span> <text:span text:style-name="T15">function</text:span> showStatistics()</text:p>
      <text:p text:style-name="Code"><text:soft-page-break/>{</text:p>
      <text:p text:style-name="Code"><text:span text:style-name="T15">if</text:span> ($person = <text:span text:style-name="T15">$this</text:span>-&gt;getPerson([])) {</text:p>
      <text:p text:style-name="Code">$personalStatistics = <text:span text:style-name="T15">new</text:span> PersonStatistics(<text:span text:style-name="T15">$this</text:span>-&gt;pdo);</text:p>
      <text:p text:style-name="Code">$season = $personalStatistics-&gt;getSeasonRange();</text:p>
      <text:p text:style-name="Code">echo <text:span text:style-name="T15">$this</text:span>-&gt;latte-&gt;render(<text:span text:style-name="T16">'app/views/user/statistics.latte'</text:span>, <text:span text:style-name="T15">$this</text:span>-&gt;params-&gt;getAll([</text:p>
      <text:p text:style-name="Code"><text:span text:style-name="T16">'stats'</text:span> =&gt; $personalStatistics-&gt;getStats($person, $season[<text:span text:style-name="T16">'start'</text:span>], $season[<text:span text:style-name="T16">'end'</text:span>]),</text:p>
      <text:p text:style-name="Code"><text:span text:style-name="T16">'seasons'</text:span> =&gt; $personalStatistics-&gt;getAvailableSeasons(),</text:p>
      <text:p text:style-name="Code"><text:span text:style-name="T16">'currentSeason'</text:span> =&gt; $season,</text:p>
      <text:p text:style-name="Code">]));</text:p>
      <text:p text:style-name="Code">} <text:span text:style-name="T15">else</text:span> {</text:p>
      <text:p text:style-name="Code"><text:span text:style-name="T15">$this</text:span>-&gt;application-&gt;error403(<text:span text:style-name="T15">__FILE__</text:span>, <text:span text:style-name="T15">__LINE__</text:span>);</text:p>
      <text:p text:style-name="P10">…</text:p>
      <text:h text:style-name="Heading_20_2" text:outline-level="2">Exemple de vue :</text:h>
      <text:p text:style-name="Code">{<text:span text:style-name="T15">layout </text:span><text:span text:style-name="T16">'../layout.latte'</text:span>}</text:p>
      <text:p text:style-name="Code"/>
      <text:p text:style-name="Code">{<text:span text:style-name="T15">block </text:span>title}Stat{<text:span text:style-name="T15">/block</text:span>}</text:p>
      <text:p text:style-name="Code"/>
      <text:p text:style-name="Code">{<text:span text:style-name="T15">block </text:span>navbar}</text:p>
      <text:p text:style-name="Code">{<text:span text:style-name="T15">include </text:span><text:span text:style-name="T16">'../navbar/home.latte'</text:span>}</text:p>
      <text:p text:style-name="Code">{<text:span text:style-name="T15">/block</text:span>}</text:p>
      <text:p text:style-name="Code"/>
      <text:p text:style-name="Code">{<text:span text:style-name="T15">block </text:span>content}</text:p>
      <text:p text:style-name="Code"><text:span text:style-name="T17">&lt;div</text:span> <text:span text:style-name="T18">class</text:span>=<text:span text:style-name="T15">"container mt-4"</text:span><text:span text:style-name="T17">&gt;</text:span></text:p>
      <text:p text:style-name="Code"><text:span text:style-name="T17">&lt;h1&gt;</text:span>Statistiques pour {$stats[<text:span text:style-name="T16">'person'</text:span>][<text:span text:style-name="T16">'FirstName'</text:span>]} {$stats[<text:span text:style-name="T16">'person'</text:span>][<text:span text:style-name="T16">'LastName'</text:span>]}<text:span text:style-name="T17">&lt;/h1&gt;</text:span></text:p>
      <text:p text:style-name="Code"><text:span text:style-name="T17">&lt;div</text:span> <text:span text:style-name="T18">class</text:span>=<text:span text:style-name="T15">"card mb-4"</text:span><text:span text:style-name="T17">&gt;</text:span></text:p>
      <text:p text:style-name="Code"><text:span text:style-name="T17">&lt;div</text:span> <text:span text:style-name="T18">class</text:span>=<text:span text:style-name="T15">"card-header"</text:span><text:span text:style-name="T17">&gt;</text:span></text:p>
      <text:p text:style-name="Code"><text:span text:style-name="T17">&lt;div</text:span> <text:span text:style-name="T18">class</text:span>=<text:span text:style-name="T15">"row"</text:span><text:span text:style-name="T17">&gt;</text:span></text:p>
      <text:p text:style-name="Code"><text:span text:style-name="T17">&lt;div</text:span> <text:span text:style-name="T18">class</text:span>=<text:span text:style-name="T15">"col"</text:span><text:span text:style-name="T17">&gt;</text:span></text:p>
      <text:p text:style-name="Code"><text:span text:style-name="T17">&lt;h5&gt;</text:span>Période : {date(<text:span text:style-name="T16">'d/m/Y'</text:span>, strtotime($currentSeason[<text:span text:style-name="T16">'start'</text:span>]))} - {date(<text:span text:style-name="T16">'d/m/Y'</text:span>, strtotime($currentSeason[<text:span text:style-name="T16">'end'</text:span>]))}<text:span text:style-name="T17">&lt;/h5&gt;</text:span></text:p>
      <text:p text:style-name="Code">&lt;/div&gt;</text:p>
      <text:p text:style-name="Code">…</text:p>
      <text:h text:style-name="Heading_20_2" text:outline-level="2">Exemple d’API</text:h>
      <text:p text:style-name="P11">Uniquement si une vue utilise AJAX.</text:p>
      <text:p text:style-name="Code">&lt;?php</text:p>
      <text:p text:style-name="Code"><text:span text:style-name="T15">namespace</text:span> app\api;</text:p>
      <text:p text:style-name="Code"><text:span text:style-name="T15">use</text:span> Exception;</text:p>
      <text:p text:style-name="Code"><text:span text:style-name="T15">use</text:span> app\controllers\BaseController;</text:p>
      <text:p text:style-name="Code"><text:span text:style-name="T15">use</text:span> app\helpers\EventAudience;</text:p>
      <text:p text:style-name="Code"/>
      <text:p text:style-name="Code"><text:span text:style-name="T15">class</text:span> EventApi <text:span text:style-name="T15">extends</text:span> BaseController</text:p>
      <text:p text:style-name="Code">{</text:p>
      <text:p text:style-name="Code"><text:span text:style-name="T15">public</text:span> <text:span text:style-name="T15">function</text:span> createAttribute()</text:p>
      <text:p text:style-name="Code">{</text:p>
      <text:p text:style-name="Code"><text:span text:style-name="T15">if</text:span> (<text:span text:style-name="T15">$this</text:span>-&gt;getPerson([<text:span text:style-name="T16">'Webmaster'</text:span>])) {</text:p>
      <text:p text:style-name="Code">$json = file_get_contents(<text:span text:style-name="T16">'php://input'</text:span>);</text:p>
      <text:p text:style-name="Code">$data = json_decode($json, <text:span text:style-name="T15">true</text:span>);</text:p>
      <text:p text:style-name="Code"/>
      <text:p text:style-name="Code"><text:span text:style-name="T15">try</text:span> {</text:p>
      <text:p text:style-name="Code"><text:span text:style-name="T15">$this</text:span>-&gt;pdo-&gt;beginTransaction();</text:p>
      <text:p text:style-name="Code">$query = <text:span text:style-name="T15">$this</text:span>-&gt;pdo-&gt;prepare(<text:span text:style-name="T16">'</text:span><text:span text:style-name="T15">INSERT INTO</text:span><text:span text:style-name="T16"> Attribute (</text:span><text:span text:style-name="T15">Name</text:span><text:span text:style-name="T16">, Detail, Color) </text:span><text:span text:style-name="T15">VALUES</text:span><text:span text:style-name="T16"> (?, ?, ?)'</text:span>);</text:p>
      <text:p text:style-name="Code">$query-&gt;execute([$data[<text:span text:style-name="T16">'name'</text:span>], $data[<text:span text:style-name="T16">'detail'</text:span>], $data[<text:span text:style-name="T16">'color'</text:span>]]);</text:p>
      <text:p text:style-name="Code"><text:soft-page-break/><text:span text:style-name="T15">$this</text:span>-&gt;pdo-&gt;commit();</text:p>
      <text:p text:style-name="Code"/>
      <text:p text:style-name="Code">header(<text:span text:style-name="T16">'Content-Type: application/json'</text:span>);</text:p>
      <text:p text:style-name="Code">echo json_encode([<text:span text:style-name="T16">'success'</text:span> =&gt; <text:span text:style-name="T15">true</text:span>]);</text:p>
      <text:p text:style-name="Code">} <text:span text:style-name="T15">catch</text:span> (\Exception $e) {</text:p>
      <text:p text:style-name="Code"><text:span text:style-name="T15">$this</text:span>-&gt;pdo-&gt;rollBack();</text:p>
      <text:p text:style-name="Code">header(<text:span text:style-name="T16">'Content-Type: application/json'</text:span>, <text:span text:style-name="T15">true</text:span>, <text:span text:style-name="T19">500</text:span>);</text:p>
      <text:p text:style-name="Code">echo json_encode([<text:span text:style-name="T16">'success'</text:span> =&gt; <text:span text:style-name="T15">false</text:span>, <text:span text:style-name="T16">'message'</text:span> =&gt; $e-&gt;getMessage()]);</text:p>
      <text:p text:style-name="Code">}</text:p>
      <text:p text:style-name="Code">} <text:span text:style-name="T15">else</text:span> {</text:p>
      <text:p text:style-name="Code">header(<text:span text:style-name="T16">'Content-Type: application/json'</text:span>, <text:span text:style-name="T15">true</text:span>, <text:span text:style-name="T19">403</text:span>);</text:p>
      <text:p text:style-name="Code">echo json_encode([<text:span text:style-name="T16">'success'</text:span> =&gt; <text:span text:style-name="T15">false</text:span>, <text:span text:style-name="T16">'message'</text:span> =&gt; <text:span text:style-name="T16">'User not allowed'</text:span>]);</text:p>
      <text:p text:style-name="Code">}</text:p>
      <text:p text:style-name="P10">}</text:p>
      <text:p text:style-name="P10">…</text:p>
      <text:h text:style-name="Heading_20_2" text:outline-level="2">Exemple de helper</text:h>
      <text:p text:style-name="Code">&lt;?php</text:p>
      <text:p text:style-name="Code"><text:span text:style-name="T15">namespace</text:span> app\helpers;</text:p>
      <text:p text:style-name="Code"><text:span text:style-name="T15">use</text:span> PDO;</text:p>
      <text:p text:style-name="Code"><text:span text:style-name="T15">class</text:span> Article</text:p>
      <text:p text:style-name="Code">{</text:p>
      <text:p text:style-name="Code"><text:span text:style-name="T15">private</text:span> $pdo;</text:p>
      <text:p text:style-name="Code"><text:span text:style-name="T15">private</text:span> $fluent;</text:p>
      <text:p text:style-name="Code"/>
      <text:p text:style-name="Code"><text:span text:style-name="T15">public</text:span> <text:span text:style-name="T15">function</text:span> __construct(PDO $pdo)</text:p>
      <text:p text:style-name="Code">{</text:p>
      <text:p text:style-name="Code"><text:span text:style-name="T15">$this</text:span>-&gt;pdo = $pdo;</text:p>
      <text:p text:style-name="Code"><text:span text:style-name="T15">$this</text:span>-&gt;fluent = <text:span text:style-name="T15">new</text:span> \Envms\FluentPDO\Query($pdo);</text:p>
      <text:p text:style-name="Code">}</text:p>
      <text:p text:style-name="Code"/>
      <text:p text:style-name="Code"><text:span text:style-name="T15">public</text:span> <text:span text:style-name="T15">function</text:span> hasSurvey($id)</text:p>
      <text:p text:style-name="Code">{</text:p>
      <text:p text:style-name="Code"><text:span text:style-name="T15">return</text:span> <text:span text:style-name="T15">$this</text:span>-&gt;fluent</text:p>
      <text:p text:style-name="Code">-&gt;from(<text:span text:style-name="T16">'Survey'</text:span>)</text:p>
      <text:p text:style-name="Code">-&gt;join(<text:span text:style-name="T16">'Article ON Survey.IdArticle = Article.Id'</text:span>)</text:p>
      <text:p text:style-name="Code">-&gt;where(<text:span text:style-name="T16">'IdArticle'</text:span>, $id)</text:p>
      <text:p text:style-name="Code">-&gt;where(<text:span text:style-name="T16">'ClosingDate &lt;= ?'</text:span>, date(<text:span text:style-name="T16">'now'</text:span>))</text:p>
      <text:p text:style-name="Code">-&gt;fetch();</text:p>
      <text:p text:style-name="P10">}</text:p>
      <text:p text:style-name="P10">…</text:p>
      <text:h text:style-name="P12" text:outline-level="2">Exemple de route</text:h>
      <text:p text:style-name="Code">$personStatisticsController = $container-&gt;get(<text:span text:style-name="T16">'app\controllers\PersonStatisticsController'</text:span>);</text:p>
      <text:p text:style-name="Code">$flight-&gt;route(<text:span text:style-name="T16">'GET /statistics/person'</text:span>, <text:span text:style-name="T15">function</text:span>() <text:span text:style-name="T15">use</text:span> ($personStatisticsController) {$personStatisticsController-&gt;showStatistics();});</text:p>
      <text:h text:style-name="Heading_20_2" text:outline-level="2">Avec ce<text:span text:style-name="T4">s</text:span> table<text:span text:style-name="T4">s</text:span> :</text:h>
      <text:p text:style-name="P13">CREATE TABLE "Person" (</text:p>
      <text:p text:style-name="P13"><text:tab/>"EGER NOT NULL DEFAULT 0,</text:p>
      <text:p text:style-name="P13"><text:tab/>"In</text:p>
      <text:p text:style-name="P13">);</text:p>
      <text:p text:style-name="P14">On veut </text:p>
      <text:h text:style-name="Heading_20_1" text:outline-level="1"><text:soft-page-break/>Ancien<text:span text:style-name="T20">s</text:span></text:h>
      <text:h text:style-name="P15" text:outline-level="2">Contact</text:h>
      <text:p text:style-name="P16">Ma webapp qui gère les associations (adhérents, articles, événements) est écrite avec php8.4+bootstrap. Elle utilise flight pour les routes et latte pour les vues. Elle utilise fluent <text:span text:style-name="T21">avec des objets </text:span>pour accéder à la base sqlite.</text:p>
      <text:p text:style-name="P17">CREATE TABLE IF NOT EXISTS "Contact" ( "Id" INTEGER, "Email" TEXT NOT NULL, "NickName" TEXT, "Token" TEXT, "TokenCreatedAt" TEXT, PRIMARY KEY("Id") );</text:p>
      <text:p text:style-name="P16">Les personnes étrangères à l’association peuvent faire une demande pour participer à un événement à l’aide du formulaire de contact.</text:p>
      <text:p text:style-name="P18"><text:span text:style-name="T22">Cela envoie</text:span> <text:span text:style-name="T22">un</text:span> courrie<text:span text:style-name="T22">l</text:span> <text:span text:style-name="T22">à</text:span> l'organisateur <text:span text:style-name="T22">de l’événement. Celui-ci contient un</text:span> lien <text:span text:style-name="T22">de</text:span> cette forme : </text:p>
      <text:p text:style-name="P18">https://bnw-dijon.fr/events/&lt;<text:span text:style-name="T22">IdEvent&gt;</text:span>/&lt;<text:span text:style-name="T22">emailContact&gt;</text:span> </text:p>
      <text:p text:style-name="P18">Ce lien mènera sur une page qui va vérifier si l'adresse existe déjà dans la table contact, l'ajoute si ce n'est pas le cas. Il met a jour les champs token et tokenCreatedAt et copie dans le presse papier ceci : </text:p>
      <text:p text:style-name="P18">Vous pouvez vous inscrire avec ce lien : </text:p>
      <text:p text:style-name="P18">https://bnw-dijon.fr/events/&lt;<text:span text:style-name="T23">idEvent&gt;</text:span>/&lt;<text:span text:style-name="T23">token&gt;</text:span> </text:p>
      <text:p text:style-name="P18"/>
      <text:p text:style-name="P18">ainsi, l'organisateur n'a plus qu'à faire répondre au courriel reçu, copier le lien et envoyer la réponse au demandeur.</text:p>
      <text:p text:style-name="P18"/>
      <text:p text:style-name="P19"><text:span text:style-name="T23">Lorsque la personne appelera la page d’inscription, le programme cherchera dans la table contact le token. Vérifiera si la date de création est inférieure à 24h. Si c’est le cas cela ajoute un enregistrement dans la table participant (avec IdPerson = null)<text:line-break/></text:span><text:span text:style-name="T24">CREATE</text:span><text:span text:style-name="T25"> </text:span><text:span text:style-name="T24">TABLE</text:span><text:span text:style-name="T25"> IF </text:span><text:span text:style-name="T24">NOT</text:span><text:span text:style-name="T25"> </text:span><text:span text:style-name="T24">EXISTS</text:span><text:span text:style-name="T25"> </text:span><text:span text:style-name="T26">"Participant"</text:span><text:span text:style-name="T25"> (</text:span></text:p>
      <text:p text:style-name="P20"><text:span text:style-name="T16">"Id"</text:span> <text:span text:style-name="T15">INTEGER</text:span>,</text:p>
      <text:p text:style-name="P20"><text:span text:style-name="T16">"IdEvent"</text:span> <text:span text:style-name="T15">INTEGER</text:span> <text:span text:style-name="T15">NOT NULL</text:span>,</text:p>
      <text:p text:style-name="P20"><text:span text:style-name="T16">"IdPerson"</text:span> <text:span text:style-name="T15">INTEGER</text:span>,</text:p>
      <text:p text:style-name="P20"><text:span text:style-name="T16">"IdContact"</text:span> <text:span text:style-name="T15">INTEGER</text:span>,</text:p>
      <text:p text:style-name="P20"><text:span text:style-name="T15">PRIMARY KEY</text:span>(<text:span text:style-name="T16">"Id"</text:span>),</text:p>
      <text:p text:style-name="P20"><text:span text:style-name="T15">FOREIGN KEY</text:span>(<text:span text:style-name="T16">"IdContact"</text:span>) <text:span text:style-name="T15">REFERENCES</text:span> <text:span text:style-name="T16">"Contact"</text:span>(<text:span text:style-name="T16">"Id"</text:span>),</text:p>
      <text:p text:style-name="P20"><text:span text:style-name="T15">FOREIGN KEY</text:span>(<text:span text:style-name="T16">"IdEvent"</text:span>) <text:span text:style-name="T15">REFERENCES</text:span> <text:span text:style-name="T16">"Event"</text:span>(<text:span text:style-name="T16">"Id"</text:span>),</text:p>
      <text:p text:style-name="P20"><text:span text:style-name="T15">FOREIGN KEY</text:span>(<text:span text:style-name="T16">"IdPerson"</text:span>) <text:span text:style-name="T15">REFERENCES</text:span> <text:span text:style-name="T16">"Person"</text:span>(<text:span text:style-name="T16">"Id"</text:span>)</text:p>
      <text:p text:style-name="P20">);</text:p>
      <text:h text:style-name="P21" text:outline-level="3">Exemple de contrôleur :</text:h>
      <text:p text:style-name="P22">&lt;?php</text:p>
      <text:p text:style-name="P22"><text:span text:style-name="T15">namespace</text:span> app\controllers;</text:p>
      <text:p text:style-name="P22"><text:span text:style-name="T15">use</text:span> app\helpers\PersonStatistics;</text:p>
      <text:p text:style-name="P22"><text:span text:style-name="T15">class</text:span> PersonStatisticsController <text:span text:style-name="T15">extends</text:span> BaseController</text:p>
      <text:p text:style-name="P22">{</text:p>
      <text:p text:style-name="P22"><text:span text:style-name="T15">public</text:span> <text:span text:style-name="T15">function</text:span> showStatistics()</text:p>
      <text:p text:style-name="P22">{</text:p>
      <text:p text:style-name="P22"><text:span text:style-name="T15">if</text:span> ($person = <text:span text:style-name="T15">$this</text:span>-&gt;getPerson([])) {</text:p>
      <text:p text:style-name="P22">$personalStatistics = <text:span text:style-name="T15">new</text:span> PersonStatistics(<text:span text:style-name="T15">$this</text:span>-&gt;pdo);</text:p>
      <text:p text:style-name="P22">$season = $personalStatistics-&gt;getSeasonRange();</text:p>
      <text:p text:style-name="P22"><text:soft-page-break/>echo <text:span text:style-name="T15">$this</text:span>-&gt;latte-&gt;render(<text:span text:style-name="T16">'app/views/user/statistics.latte'</text:span>, <text:span text:style-name="T15">$this</text:span>-&gt;params-&gt;getAll([</text:p>
      <text:p text:style-name="P22"><text:span text:style-name="T16">'stats'</text:span> =&gt; $personalStatistics-&gt;getStats($person, $season[<text:span text:style-name="T16">'start'</text:span>], $season[<text:span text:style-name="T16">'end'</text:span>]),</text:p>
      <text:p text:style-name="P22"><text:span text:style-name="T16">'seasons'</text:span> =&gt; $personalStatistics-&gt;getAvailableSeasons(),</text:p>
      <text:p text:style-name="P22"><text:span text:style-name="T16">'currentSeason'</text:span> =&gt; $season,</text:p>
      <text:p text:style-name="P22">]));</text:p>
      <text:p text:style-name="P22">} <text:span text:style-name="T15">else</text:span> {</text:p>
      <text:p text:style-name="P22"><text:span text:style-name="T15">$this</text:span>-&gt;application-&gt;error403(<text:span text:style-name="T15">__FILE__</text:span>, <text:span text:style-name="T15">__LINE__</text:span>);</text:p>
      <text:p text:style-name="P22">…</text:p>
      <text:h text:style-name="P21" text:outline-level="3">Exemple de vue :</text:h>
      <text:p text:style-name="P22">{<text:span text:style-name="T15">layout </text:span><text:span text:style-name="T16">'../layout.latte'</text:span>}</text:p>
      <text:p text:style-name="P22"/>
      <text:p text:style-name="P22">{<text:span text:style-name="T15">block </text:span>title}Stat{<text:span text:style-name="T15">/block</text:span>}</text:p>
      <text:p text:style-name="P22"/>
      <text:p text:style-name="P22">{<text:span text:style-name="T15">block </text:span>navbar}</text:p>
      <text:p text:style-name="P22">{<text:span text:style-name="T15">include </text:span><text:span text:style-name="T16">'../navbar/home.latte'</text:span>}</text:p>
      <text:p text:style-name="P22">{<text:span text:style-name="T15">/block</text:span>}</text:p>
      <text:p text:style-name="P22"/>
      <text:p text:style-name="P22">{<text:span text:style-name="T15">block </text:span>content}</text:p>
      <text:p text:style-name="P22"><text:span text:style-name="T17">&lt;div</text:span> <text:span text:style-name="T18">class</text:span>=<text:span text:style-name="T15">"container mt-4"</text:span><text:span text:style-name="T17">&gt;</text:span></text:p>
      <text:p text:style-name="P22"><text:span text:style-name="T17">&lt;h1&gt;</text:span>Statistiques pour {$stats[<text:span text:style-name="T16">'person'</text:span>][<text:span text:style-name="T16">'FirstName'</text:span>]} {$stats[<text:span text:style-name="T16">'person'</text:span>][<text:span text:style-name="T16">'LastName'</text:span>]}<text:span text:style-name="T17">&lt;/h1&gt;</text:span></text:p>
      <text:p text:style-name="P22"><text:span text:style-name="T17">&lt;div</text:span> <text:span text:style-name="T18">class</text:span>=<text:span text:style-name="T15">"card mb-4"</text:span><text:span text:style-name="T17">&gt;</text:span></text:p>
      <text:p text:style-name="P22"><text:span text:style-name="T17">&lt;div</text:span> <text:span text:style-name="T18">class</text:span>=<text:span text:style-name="T15">"card-header"</text:span><text:span text:style-name="T17">&gt;</text:span></text:p>
      <text:p text:style-name="P22"><text:span text:style-name="T17">&lt;div</text:span> <text:span text:style-name="T18">class</text:span>=<text:span text:style-name="T15">"row"</text:span><text:span text:style-name="T17">&gt;</text:span></text:p>
      <text:p text:style-name="P22"><text:span text:style-name="T17">&lt;div</text:span> <text:span text:style-name="T18">class</text:span>=<text:span text:style-name="T15">"col"</text:span><text:span text:style-name="T17">&gt;</text:span></text:p>
      <text:p text:style-name="P22"><text:span text:style-name="T17">&lt;h5&gt;</text:span>Période : {date(<text:span text:style-name="T16">'d/m/Y'</text:span>, strtotime($currentSeason[<text:span text:style-name="T16">'start'</text:span>]))} - {date(<text:span text:style-name="T16">'d/m/Y'</text:span>, strtotime($currentSeason[<text:span text:style-name="T16">'end'</text:span>]))}<text:span text:style-name="T17">&lt;/h5&gt;</text:span></text:p>
      <text:p text:style-name="P22">&lt;/div&gt;</text:p>
      <text:p text:style-name="P22">…</text:p>
      <text:h text:style-name="P23" text:outline-level="2">Invitation</text:h>
      <text:p text:style-name="P24">Avec ces tables</text:p>
      <text:p text:style-name="P25"><text:span text:style-name="T15">CREATE</text:span> <text:span text:style-name="T15">TABLE</text:span> IF <text:span text:style-name="T15">NOT</text:span> <text:span text:style-name="T15">EXISTS</text:span> <text:span text:style-name="T16">"Contact"</text:span> (</text:p>
      <text:p text:style-name="P20"><text:span text:style-name="T16">"Id"</text:span> <text:span text:style-name="T15">INTEGER</text:span>,</text:p>
      <text:p text:style-name="P20"><text:span text:style-name="T16">"Email"</text:span> <text:span text:style-name="T15">TEXT</text:span> <text:span text:style-name="T15">NOT NULL</text:span>,</text:p>
      <text:p text:style-name="P20"><text:span text:style-name="T16">"NickName"</text:span> <text:span text:style-name="T15">TEXT</text:span>,</text:p>
      <text:p text:style-name="P20"><text:span text:style-name="T16">"Token"</text:span> <text:span text:style-name="T15">TEXT</text:span>,</text:p>
      <text:p text:style-name="P20"><text:span text:style-name="T16">"TokenCreatedAt"</text:span> <text:span text:style-name="T15">TEXT</text:span>,</text:p>
      <text:p text:style-name="P20"><text:span text:style-name="T15">PRIMARY KEY</text:span>(<text:span text:style-name="T16">"Id"</text:span>)</text:p>
      <text:p text:style-name="P20">);</text:p>
      <text:p text:style-name="P26"><text:span text:style-name="T24">CREATE</text:span><text:span text:style-name="T25"> </text:span><text:span text:style-name="T24">TABLE</text:span><text:span text:style-name="T25"> IF </text:span><text:span text:style-name="T24">NOT</text:span><text:span text:style-name="T25"> </text:span><text:span text:style-name="T24">EXISTS</text:span><text:span text:style-name="T25"> </text:span><text:span text:style-name="T26">"Event"</text:span><text:span text:style-name="T25"> (</text:span></text:p>
      <text:p text:style-name="P20"><text:span text:style-name="T16">"Id"</text:span> <text:span text:style-name="T15">INTEGER</text:span>,</text:p>
      <text:p text:style-name="P20"><text:span text:style-name="T16">"Summary"</text:span> <text:span text:style-name="T15">TEXT</text:span> <text:span text:style-name="T15">NOT NULL</text:span>,</text:p>
      <text:p text:style-name="P20"><text:span text:style-name="T16">"Description"</text:span> <text:span text:style-name="T15">TEXT</text:span> <text:span text:style-name="T15">NOT NULL</text:span>,</text:p>
      <text:p text:style-name="P20"><text:span text:style-name="T16">"Location"</text:span> <text:span text:style-name="T15">TEXT</text:span> <text:span text:style-name="T15">NOT NULL</text:span>,</text:p>
      <text:p text:style-name="P20"><text:span text:style-name="T16">"StartTime"</text:span> <text:span text:style-name="T15">TEXT</text:span> <text:span text:style-name="T15">NOT NULL</text:span>,</text:p>
      <text:p text:style-name="P20"><text:span text:style-name="T16">"Duration"</text:span> <text:span text:style-name="T15">INTEGER</text:span> <text:span text:style-name="T15">NOT NULL</text:span> <text:span text:style-name="T15">DEFAULT</text:span> <text:span text:style-name="T19">3600</text:span>,</text:p>
      <text:p text:style-name="P20"><text:span text:style-name="T16">"IdEventType"</text:span> <text:span text:style-name="T15">INTEGER</text:span> <text:span text:style-name="T15">NOT NULL</text:span>,</text:p>
      <text:p text:style-name="P20"><text:span text:style-name="T16">"CreatedBy"</text:span> <text:span text:style-name="T15">INTEGER</text:span> <text:span text:style-name="T15">NOT NULL</text:span>,</text:p>
      <text:p text:style-name="P20"><text:span text:style-name="T16">"MaxParticipants"</text:span> <text:span text:style-name="T15">INTEGER</text:span> <text:span text:style-name="T15">NOT NULL</text:span> <text:span text:style-name="T15">DEFAULT</text:span> <text:span text:style-name="T19">0</text:span>,</text:p>
      <text:p text:style-name="P20"><text:span text:style-name="T16">"Audience"</text:span> <text:span text:style-name="T15">TEXT</text:span> <text:span text:style-name="T15">NOT NULL</text:span> <text:span text:style-name="T15">DEFAULT</text:span> <text:span text:style-name="T16">'ClubMembersOnly'</text:span>,</text:p>
      <text:p text:style-name="P20"><text:span text:style-name="T16">"LastUpdate"</text:span> <text:span text:style-name="T15">TEXT</text:span> <text:span text:style-name="T15">NOT NULL</text:span> <text:span text:style-name="T15">DEFAULT</text:span> current_timestamp,</text:p>
      <text:p text:style-name="P20"><text:span text:style-name="T15">PRIMARY KEY</text:span>(<text:span text:style-name="T16">"Id"</text:span>),</text:p>
      <text:p text:style-name="P20"><text:span text:style-name="T15">FOREIGN KEY</text:span>(<text:span text:style-name="T16">"CreatedBy"</text:span>) <text:span text:style-name="T15">REFERENCES</text:span> <text:span text:style-name="T16">"Person"</text:span>(<text:span text:style-name="T16">"Id"</text:span>),</text:p>
      <text:p text:style-name="P20"><text:soft-page-break/><text:span text:style-name="T15">FOREIGN KEY</text:span>(<text:span text:style-name="T16">"IdEventType"</text:span>) <text:span text:style-name="T15">REFERENCES</text:span> <text:span text:style-name="T16">"EventType"</text:span>(<text:span text:style-name="T16">"Id"</text:span>)</text:p>
      <text:p text:style-name="P20">);</text:p>
      <text:p text:style-name="P25"><text:span text:style-name="T15">CREATE</text:span> <text:span text:style-name="T15">TABLE</text:span> IF <text:span text:style-name="T15">NOT</text:span> <text:span text:style-name="T15">EXISTS</text:span> <text:span text:style-name="T16">"Guest"</text:span> (</text:p>
      <text:p text:style-name="P20"><text:span text:style-name="T16">"Id"</text:span> <text:span text:style-name="T15">INTEGER</text:span>,</text:p>
      <text:p text:style-name="P20"><text:span text:style-name="T16">"IdContact"</text:span> <text:span text:style-name="T15">INTEGER</text:span> <text:span text:style-name="T15">NOT NULL</text:span>,</text:p>
      <text:p text:style-name="P20"><text:span text:style-name="T16">"IdEvent"</text:span> <text:span text:style-name="T15">INTEGER</text:span> <text:span text:style-name="T15">NOT NULL</text:span>,</text:p>
      <text:p text:style-name="P20"><text:span text:style-name="T15">PRIMARY KEY</text:span>(<text:span text:style-name="T16">"Id"</text:span>),</text:p>
      <text:p text:style-name="P20"><text:span text:style-name="T15">FOREIGN KEY</text:span>(<text:span text:style-name="T16">"IdContact"</text:span>) <text:span text:style-name="T15">REFERENCES</text:span> <text:span text:style-name="T16">"Contact"</text:span>(<text:span text:style-name="T16">"Id"</text:span>),</text:p>
      <text:p text:style-name="P20"><text:span text:style-name="T15">FOREIGN KEY</text:span>(<text:span text:style-name="T16">"IdEvent"</text:span>) <text:span text:style-name="T15">REFERENCES</text:span> <text:span text:style-name="T16">"Event"</text:span>(<text:span text:style-name="T16">"Id"</text:span>)</text:p>
      <text:p text:style-name="P20">);</text:p>
      <text:p text:style-name="P24">Je veux ajouter une page à ma webapp pour gérer les invitations.</text:p>
      <text:p text:style-name="P27">Le routeur appelle cette fonction du controleur</text:p>
      <text:p text:style-name="P28"><text:span text:style-name="T15">public</text:span> <text:span text:style-name="T15">function</text:span> guest()</text:p>
      <text:p text:style-name="P20">{</text:p>
      <text:p text:style-name="P20"><text:span text:style-name="T15">if</text:span> (<text:span text:style-name="T15">$this</text:span>-&gt;getPerson([<text:span text:style-name="T16">'EventManager'</text:span>], <text:span text:style-name="T19">1</text:span>)) {</text:p>
      <text:p text:style-name="P20">$events = <text:span text:style-name="T15">$this</text:span>-&gt;fluent-&gt;from(<text:span text:style-name="T16">'Event e'</text:span>)</text:p>
      <text:p text:style-name="P20">-&gt;join(<text:span text:style-name="T16">'Person p ON p.Id = e.CreatedBy'</text:span>)</text:p>
      <text:p text:style-name="P20">-&gt;where(<text:span text:style-name="T16">'e.StartTime &gt;'</text:span>, (<text:span text:style-name="T15">new</text:span> DateTime())-&gt;format(<text:span text:style-name="T16">'Y-m-d'</text:span>))</text:p>
      <text:p text:style-name="P20">-&gt;where(<text:span text:style-name="T16">'e.Audience = "public"'</text:span>)</text:p>
      <text:p text:style-name="P20">-&gt;select(<text:span text:style-name="T16">'CASE WHEN p.NickName != "" THEN p.FirstName || " " || p.LastName || " (" || p.NickName || ")" ELSE p.FirstName || " " || p.LastName END AS PersonName'</text:span>)</text:p>
      <text:p text:style-name="P20">-&gt;select(<text:span text:style-name="T16">'e.Summary, e.StartTime'</text:span>)</text:p>
      <text:p text:style-name="P20">-&gt;orderBy(<text:span text:style-name="T16">'e.StartTim ASC'</text:span>)</text:p>
      <text:p text:style-name="P20">-&gt;fetchAll();</text:p>
      <text:p text:style-name="P6"/>
      <text:p text:style-name="P20"><text:span text:style-name="T15">$this</text:span>-&gt;render(<text:span text:style-name="T16">'app/views/event/guess.latte'</text:span>, <text:span text:style-name="T15">$this</text:span>-&gt;params-&gt;getAll([</text:p>
      <text:p text:style-name="P20"><text:span text:style-name="T16">'events'</text:span> =&gt; $events,</text:p>
      <text:p text:style-name="P20"><text:span text:style-name="T16">'navbarTemplate'</text:span> =&gt; <text:span text:style-name="T16">'../navbar/eventManager.latte'</text:span>,</text:p>
      <text:p text:style-name="P20">]));</text:p>
      <text:p text:style-name="P20">} <text:span text:style-name="T15">else</text:span> {</text:p>
      <text:p text:style-name="P20"><text:span text:style-name="T15">$this</text:span>-&gt;application-&gt;error403(<text:span text:style-name="T15">__FILE__</text:span>, <text:span text:style-name="T15">__LINE__</text:span>);</text:p>
      <text:p text:style-name="P20">}</text:p>
      <text:p text:style-name="P20">}</text:p>
      <text:p text:style-name="P27">Il faut créer la vue. Dans la vue il faut saisir l’adresse courriel, le surnom de l’invité et sélectionner l’événement.</text:p>
      <text:p text:style-name="P27">Le submit appellera une nouvelle fonction en mode post. Vérifier si l’adresse courriel existe déjà dans la table contact. Si ce n’est pas le cas l’ajouter. Puis on enverra un courriel à l’invité avec le lien vers l’événement en ajoutant sont token « https://bnw-dijon.fr/event/$idEvent?t=$tocken »</text:p>
      <text:p text:style-name="P28">Email ::send($emailFrom, $emailTo, $subject, $body, $cc = <text:span text:style-name="T15">null</text:span>, $bcc = <text:span text:style-name="T15">null</text:span>, $isHtml = <text:span text:style-name="T15">false</text:span>)</text:p>
      <text:p text:style-name="P27"/>
      <text:p text:style-name="P29">Utiliser latte + bootstrap.</text:p>
      <text:p text:style-name="P29">Exemple de vue</text:p>
      <text:p text:style-name="P30">{<text:span text:style-name="T15">layout </text:span><text:span text:style-name="T16">"user.latte"</text:span>}</text:p>
      <text:p text:style-name="P6"/>
      <text:p text:style-name="P20">{<text:span text:style-name="T15">block </text:span>title}Sign In{<text:span text:style-name="T15">/block</text:span>}</text:p>
      <text:p text:style-name="P6"/>
      <text:p text:style-name="P20">{<text:span text:style-name="T15">block </text:span>content}</text:p>
      <text:p text:style-name="P20"><text:span text:style-name="T17">&lt;div</text:span> <text:span text:style-name="T18">class</text:span>=<text:span text:style-name="T15">"modal fade"</text:span> <text:span text:style-name="T18">id</text:span>=<text:span text:style-name="T15">"loginModal"</text:span> <text:span text:style-name="T18">tabindex</text:span>=<text:span text:style-name="T15">"-1"</text:span><text:span text:style-name="T17">&gt;</text:span></text:p>
      <text:p text:style-name="P20"><text:span text:style-name="T17">&lt;div</text:span> <text:span text:style-name="T18">class</text:span>=<text:span text:style-name="T15">"modal-dialog"</text:span><text:span text:style-name="T17">&gt;</text:span></text:p>
      <text:p text:style-name="P20"><text:span text:style-name="T17">&lt;div</text:span> <text:span text:style-name="T18">class</text:span>=<text:span text:style-name="T15">"modal-content"</text:span><text:span text:style-name="T17">&gt;</text:span></text:p>
      <text:p text:style-name="P20"><text:soft-page-break/><text:span text:style-name="T17">&lt;div</text:span> <text:span text:style-name="T18">class</text:span>=<text:span text:style-name="T15">"modal-header"</text:span><text:span text:style-name="T17">&gt;</text:span></text:p>
      <text:p text:style-name="P20"><text:span text:style-name="T17">&lt;h5</text:span> <text:span text:style-name="T18">class</text:span>=<text:span text:style-name="T15">"modal-title"</text:span><text:span text:style-name="T17">&gt;</text:span>Connexion<text:span text:style-name="T17">&lt;/h5&gt;</text:span></text:p>
      <text:p text:style-name="P20"><text:span text:style-name="T17">&lt;button</text:span> <text:span text:style-name="T18">type</text:span>=<text:span text:style-name="T15">"button"</text:span> <text:span text:style-name="T18">class</text:span>=<text:span text:style-name="T15">"btn-close"</text:span> <text:span text:style-name="T18">data-bs-dismiss</text:span>=<text:span text:style-name="T15">"modal"</text:span><text:span text:style-name="T17">&gt;&lt;/button&gt;</text:span></text:p>
      <text:p text:style-name="P31">&lt;/div&gt;</text:p>
      <text:p text:style-name="P20"><text:span text:style-name="T17">&lt;form</text:span> <text:span text:style-name="T18">id</text:span>=<text:span text:style-name="T15">"loginForm"</text:span> <text:span text:style-name="T18">method</text:span>=<text:span text:style-name="T15">"POST"</text:span> <text:span text:style-name="T18">action</text:span>=<text:span text:style-name="T15">"/user/sign/in"</text:span><text:span text:style-name="T17">&gt;</text:span></text:p>
      <text:p text:style-name="P20"><text:span text:style-name="T17">&lt;div</text:span> <text:span text:style-name="T18">class</text:span>=<text:span text:style-name="T15">"modal-body"</text:span><text:span text:style-name="T17">&gt;</text:span></text:p>
      <text:p text:style-name="P20"><text:span text:style-name="T17">&lt;div</text:span> <text:span text:style-name="T18">class</text:span>=<text:span text:style-name="T15">"mb-3"</text:span><text:span text:style-name="T17">&gt;</text:span></text:p>
      <text:p text:style-name="P20"><text:span text:style-name="T17">&lt;label</text:span> <text:span text:style-name="T18">for</text:span>=<text:span text:style-name="T15">"email"</text:span> <text:span text:style-name="T18">class</text:span>=<text:span text:style-name="T15">"form-label"</text:span><text:span text:style-name="T17">&gt;</text:span>Email<text:span text:style-name="T17">&lt;/label&gt;</text:span></text:p>
      <text:p text:style-name="P20"><text:span text:style-name="T17">&lt;input</text:span> <text:span text:style-name="T18">type</text:span>=<text:span text:style-name="T15">"email"</text:span> <text:span text:style-name="T18">class</text:span>=<text:span text:style-name="T15">"form-control"</text:span> <text:span text:style-name="T18">id</text:span>=<text:span text:style-name="T15">"email"</text:span> <text:span text:style-name="T18">name</text:span>=<text:span text:style-name="T15">"email"</text:span><text:span text:style-name="T17">&gt;</text:span></text:p>
      <text:p text:style-name="P20"><text:span text:style-name="T17">&lt;div</text:span> <text:span text:style-name="T18">class</text:span>=<text:span text:style-name="T15">"invalid-feedback"</text:span><text:span text:style-name="T17">&gt;</text:span>Veuillez entrer un email valide<text:span text:style-name="T17">&lt;/div&gt;</text:span></text:p>
      <text:p text:style-name="P31">&lt;/div&gt;</text:p>
      <text:p text:style-name="P20"><text:span text:style-name="T17">&lt;div</text:span> <text:span text:style-name="T18">class</text:span>=<text:span text:style-name="T15">"mb-3"</text:span><text:span text:style-name="T17">&gt;</text:span></text:p>
      <text:p text:style-name="P20"><text:span text:style-name="T17">&lt;label</text:span> <text:span text:style-name="T18">for</text:span>=<text:span text:style-name="T15">"password"</text:span> <text:span text:style-name="T18">class</text:span>=<text:span text:style-name="T15">"form-label"</text:span><text:span text:style-name="T17">&gt;</text:span>Mot de passe<text:span text:style-name="T17">&lt;/label&gt;</text:span></text:p>
      <text:p text:style-name="P20"><text:span text:style-name="T17">&lt;div</text:span> <text:span text:style-name="T18">class</text:span>=<text:span text:style-name="T15">"input-group"</text:span><text:span text:style-name="T17">&gt;</text:span></text:p>
      <text:p text:style-name="P20"><text:span text:style-name="T17">&lt;input</text:span> <text:span text:style-name="T18">type</text:span>=<text:span text:style-name="T15">"password"</text:span> <text:span text:style-name="T18">class</text:span>=<text:span text:style-name="T15">"form-control"</text:span> <text:span text:style-name="T18">id</text:span>=<text:span text:style-name="T15">"password"</text:span> <text:span text:style-name="T18">name</text:span>=<text:span text:style-name="T15">"password"</text:span><text:span text:style-name="T17">&gt;</text:span></text:p>
      <text:p text:style-name="P20"><text:span text:style-name="T17">&lt;button</text:span> <text:span text:style-name="T18">class</text:span>=<text:span text:style-name="T15">"btn btn-outline-secondary"</text:span> <text:span text:style-name="T18">type</text:span>=<text:span text:style-name="T15">"button"</text:span> <text:span text:style-name="T18">id</text:span>=<text:span text:style-name="T15">"togglePassword"</text:span><text:span text:style-name="T17">&gt;</text:span></text:p>
      <text:p text:style-name="P20"><text:span text:style-name="T17">&lt;i</text:span> <text:span text:style-name="T18">class</text:span>=<text:span text:style-name="T15">"bi bi-eye"</text:span><text:span text:style-name="T17">&gt;&lt;/i&gt;</text:span></text:p>
      <text:p text:style-name="P31">&lt;/button&gt;</text:p>
      <text:p text:style-name="P31">&lt;/div&gt;</text:p>
      <text:p text:style-name="P20"><text:span text:style-name="T17">&lt;div</text:span> <text:span text:style-name="T18">class</text:span>=<text:span text:style-name="T15">"invalid-feedback"</text:span><text:span text:style-name="T17">&gt;</text:span>Le mot de passe doit contenir au moins 6 caractères<text:span text:style-name="T17">&lt;/div&gt;</text:span></text:p>
      <text:p text:style-name="P31">&lt;/div&gt;</text:p>
      <text:p text:style-name="P20"><text:span text:style-name="T17">&lt;div</text:span> <text:span text:style-name="T18">class</text:span>=<text:span text:style-name="T15">"d-flex justify-content-between align-items-center mb-3"</text:span><text:span text:style-name="T17">&gt;</text:span></text:p>
      <text:p text:style-name="P20"><text:span text:style-name="T17">&lt;div</text:span> <text:span text:style-name="T18">class</text:span>=<text:span text:style-name="T15">"form-check"</text:span><text:span text:style-name="T17">&gt;</text:span></text:p>
      <text:p text:style-name="P20"><text:span text:style-name="T17">&lt;input</text:span> <text:span text:style-name="T18">type</text:span>=<text:span text:style-name="T15">"checkbox"</text:span> <text:span text:style-name="T18">class</text:span>=<text:span text:style-name="T15">"form-check-input"</text:span> <text:span text:style-name="T18">id</text:span>=<text:span text:style-name="T15">"rememberMe"</text:span> <text:span text:style-name="T18">name</text:span>=<text:span text:style-name="T15">"rememberMe"</text:span><text:span text:style-name="T17">&gt;</text:span></text:p>
      <text:p text:style-name="P20"><text:span text:style-name="T17">&lt;label</text:span> <text:span text:style-name="T18">class</text:span>=<text:span text:style-name="T15">"form-check-label"</text:span> <text:span text:style-name="T18">for</text:span>=<text:span text:style-name="T15">"rememberMe"</text:span><text:span text:style-name="T17">&gt;</text:span>Se souvenir de moi<text:span text:style-name="T17">&lt;/label&gt;</text:span></text:p>
      <text:p text:style-name="P31">&lt;/div&gt;</text:p>
      <text:p text:style-name="P20"><text:span text:style-name="T17">&lt;button</text:span> <text:span text:style-name="T18">type</text:span>=<text:span text:style-name="T15">"button"</text:span> <text:span text:style-name="T18">id</text:span>=<text:span text:style-name="T15">"forgotPasswordBtn"</text:span> <text:span text:style-name="T18">class</text:span>=<text:span text:style-name="T15">"btn btn-link"</text:span> <text:span text:style-name="T18">disabled</text:span> <text:span text:style-name="T18">style</text:span>=<text:span text:style-name="T15">"color: #6c757d; text-decoration: none;"</text:span><text:span text:style-name="T17">&gt;</text:span></text:p>
      <text:p text:style-name="P20">Mot de passe oublié ?</text:p>
      <text:p text:style-name="P31">&lt;/button&gt;</text:p>
      <text:p text:style-name="P31">&lt;/div&gt;</text:p>
      <text:p text:style-name="P31">&lt;/div&gt;</text:p>
      <text:p text:style-name="P20"><text:span text:style-name="T17">&lt;div</text:span> <text:span text:style-name="T18">class</text:span>=<text:span text:style-name="T15">"modal-footer"</text:span><text:span text:style-name="T17">&gt;</text:span></text:p>
      <text:p text:style-name="P20"><text:span text:style-name="T17">&lt;button</text:span> <text:span text:style-name="T18">type</text:span>=<text:span text:style-name="T15">"button"</text:span> <text:span text:style-name="T18">class</text:span>=<text:span text:style-name="T15">"btn btn-secondary"</text:span> <text:span text:style-name="T18">data-bs-dismiss</text:span>=<text:span text:style-name="T15">"modal"</text:span><text:span text:style-name="T17">&gt;</text:span>Fermer<text:span text:style-name="T17">&lt;/button&gt;</text:span></text:p>
      <text:p text:style-name="P20"><text:span text:style-name="T17">&lt;button</text:span> <text:span text:style-name="T18">type</text:span>=<text:span text:style-name="T15">"submit"</text:span> <text:span text:style-name="T18">class</text:span>=<text:span text:style-name="T15">"btn btn-primary"</text:span><text:span text:style-name="T17">&gt;</text:span>Se connecter<text:span text:style-name="T17">&lt;/button&gt;</text:span></text:p>
      <text:p text:style-name="P31">&lt;/div&gt;</text:p>
      <text:p text:style-name="P31">&lt;/form&gt;</text:p>
      <text:p text:style-name="P31">&lt;/div&gt;</text:p>
      <text:p text:style-name="P31">&lt;/div&gt;</text:p>
      <text:p text:style-name="P31">&lt;/div&gt;</text:p>
      <text:p text:style-name="P20">{<text:span text:style-name="T15">/block</text:span>}</text:p>
      <text:p text:style-name="P6"/>
      <text:p text:style-name="P20">{<text:span text:style-name="T15">block </text:span>scripts}</text:p>
      <text:p text:style-name="P20"><text:span text:style-name="T17">&lt;script</text:span> <text:span text:style-name="T18">src</text:span>=<text:span text:style-name="T15">"/app/js/user/signIn.js"</text:span><text:span text:style-name="T17">&gt;&lt;/script&gt;</text:span></text:p>
      <text:p text:style-name="P20">{<text:span text:style-name="T15">/block</text:span>}</text:p>
      <text:p text:style-name="P29"/>
      <text:h text:style-name="P32" text:outline-level="2">Architecture</text:h>
      <text:p text:style-name="P33"><text:span text:style-name="T27">U</text:span><text:span text:style-name="T4">ne</text:span><text:span text:style-name="T2"> web app, </text:span><text:span text:style-name="T28">qui </text:span><text:span text:style-name="T2">utilise</text:span> php/bootstrap/flight/latte/<text:span text:style-name="T4">vanilla/</text:span><text:span text:style-name="T2">sqlite/</text:span><text:span text:style-name="T29">pdo </text:span><text:span text:style-name="T2">, a cette structure :</text:span></text:p>
      <text:p text:style-name="P34">├── app</text:p>
      <text:p text:style-name="P34">│   ├── api</text:p>
      <text:p text:style-name="P34">│   <text:s text:c="4"/>└── …</text:p>
      <text:p text:style-name="P34">│   ├── controllers</text:p>
      <text:p text:style-name="P34"><text:soft-page-break/>│   <text:s text:c="4"/>└── …</text:p>
      <text:p text:style-name="P34">│   ├── helpers</text:p>
      <text:p text:style-name="P34">│   <text:s text:c="4"/>└── …</text:p>
      <text:p text:style-name="P34">│   ├── images</text:p>
      <text:p text:style-name="P34">│   ├── js</text:p>
      <text:p text:style-name="P34">│   <text:s text:c="4"/>└── …</text:p>
      <text:p text:style-name="P34">│   └── views</text:p>
      <text:p text:style-name="P34">│   <text:s text:c="4"/>└── …</text:p>
      <text:p text:style-name="P35">Les contrôleurs héritent de<text:span text:style-name="T30"> la classe BaseController et utilisent des helpers.</text:span></text:p>
      <text:p text:style-name="P36">Les helpers qui doivent accéder aux bases de données hérite de la classe Data.</text:p>
      <text:p text:style-name="P36">La classe DataBase fournis les instances aux bases de données.</text:p>
      <text:p text:style-name="P37">&lt;?php</text:p>
      <text:p text:style-name="P6"/>
      <text:p text:style-name="P20"><text:span text:style-name="T15">namespace</text:span> app\helpers\database;</text:p>
      <text:p text:style-name="P6"/>
      <text:p text:style-name="P20"><text:span text:style-name="T15">use</text:span> PDO;</text:p>
      <text:p text:style-name="P20"><text:span text:style-name="T15">use</text:span> PDOException;</text:p>
      <text:p text:style-name="P6"/>
      <text:p text:style-name="P20"><text:span text:style-name="T15">class</text:span> Database</text:p>
      <text:p text:style-name="P20">{</text:p>
      <text:p text:style-name="P20"><text:span text:style-name="T15">const</text:span> SQLITE_DEST_PATH = <text:span text:style-name="T15">__DIR__</text:span> . <text:span text:style-name="T16">'/../../../data/'</text:span>;</text:p>
      <text:p text:style-name="P20"><text:span text:style-name="T15">const</text:span> SQLITE_FILE = <text:span text:style-name="T16">'MyClub.sqlite'</text:span>;</text:p>
      <text:p text:style-name="P20"><text:span text:style-name="T15">const</text:span> SQLITE_LOG_FILE = <text:span text:style-name="T16">'LogMyClub.sqlite'</text:span>;</text:p>
      <text:p text:style-name="P20"><text:span text:style-name="T15">const</text:span> APPLICATION = <text:span text:style-name="T16">'MyClub'</text:span>;</text:p>
      <text:p text:style-name="P20"><text:span text:style-name="T15">const</text:span> VERSION = <text:span text:style-name="T19">1</text:span>; <text:span text:style-name="T31">//Don't forget to update when database structure is modified</text:span></text:p>
      <text:p text:style-name="P6"/>
      <text:p text:style-name="P20"><text:span text:style-name="T15">private</text:span> <text:span text:style-name="T15">static</text:span> $instance = <text:span text:style-name="T15">null</text:span>;</text:p>
      <text:p text:style-name="P20"><text:span text:style-name="T15">private</text:span> <text:span text:style-name="T15">static</text:span> $pdo = <text:span text:style-name="T15">null</text:span>;</text:p>
      <text:p text:style-name="P20"><text:span text:style-name="T15">private</text:span> <text:span text:style-name="T15">static</text:span> $pdoForLog = <text:span text:style-name="T15">null</text:span>;</text:p>
      <text:p text:style-name="P6"/>
      <text:p text:style-name="P20"><text:span text:style-name="T15">public</text:span> <text:span text:style-name="T15">function</text:span> __construct()</text:p>
      <text:p text:style-name="P20">{</text:p>
      <text:p text:style-name="P20"><text:span text:style-name="T15">if</text:span> (<text:span text:style-name="T15">self</text:span>::$pdo === <text:span text:style-name="T15">null</text:span>) {</text:p>
      <text:p text:style-name="P20"><text:span text:style-name="T15">self</text:span>::check();</text:p>
      <text:p text:style-name="P20">}</text:p>
      <text:p text:style-name="P20">}</text:p>
      <text:p text:style-name="P6"/>
      <text:p text:style-name="P20"><text:span text:style-name="T15">public</text:span> <text:span text:style-name="T15">static</text:span> <text:span text:style-name="T15">function</text:span> getInstance()</text:p>
      <text:p text:style-name="P20">{</text:p>
      <text:p text:style-name="P20"><text:span text:style-name="T15">if</text:span> (<text:span text:style-name="T15">self</text:span>::$instance === <text:span text:style-name="T15">null</text:span>) {</text:p>
      <text:p text:style-name="P20"><text:span text:style-name="T15">self</text:span>::$instance = <text:span text:style-name="T15">new</text:span> <text:span text:style-name="T15">self</text:span>();</text:p>
      <text:p text:style-name="P20">}</text:p>
      <text:p text:style-name="P20"><text:span text:style-name="T15">return</text:span> <text:span text:style-name="T15">self</text:span>::$instance;</text:p>
      <text:p text:style-name="P20">}</text:p>
      <text:p text:style-name="P6"/>
      <text:p text:style-name="P20"><text:span text:style-name="T15">public</text:span> <text:span text:style-name="T15">function</text:span> getPdo()</text:p>
      <text:p text:style-name="P20">{</text:p>
      <text:p text:style-name="P20"><text:span text:style-name="T15">if</text:span> (<text:span text:style-name="T15">self</text:span>::$pdo === <text:span text:style-name="T15">null</text:span>) {</text:p>
      <text:p text:style-name="P20"><text:span text:style-name="T15">die</text:span>(<text:span text:style-name="T16">'Fatal error in file '</text:span> . <text:span text:style-name="T15">__FILE__</text:span> . <text:span text:style-name="T16">' at line '</text:span> . <text:span text:style-name="T15">__LINE__</text:span>);</text:p>
      <text:p text:style-name="P20">}</text:p>
      <text:p text:style-name="P20"><text:span text:style-name="T15">return</text:span> <text:span text:style-name="T15">self</text:span>::$pdo;</text:p>
      <text:p text:style-name="P20">}</text:p>
      <text:p text:style-name="P6"/>
      <text:p text:style-name="P20"><text:soft-page-break/><text:span text:style-name="T15">public</text:span> <text:span text:style-name="T15">function</text:span> getPdoForLog()</text:p>
      <text:p text:style-name="P20">{</text:p>
      <text:p text:style-name="P20"><text:span text:style-name="T15">if</text:span> (<text:span text:style-name="T15">self</text:span>::$pdoForLog === <text:span text:style-name="T15">null</text:span>) {</text:p>
      <text:p text:style-name="P20"><text:span text:style-name="T15">die</text:span>(<text:span text:style-name="T16">'Fatal error in file '</text:span> . <text:span text:style-name="T15">__FILE__</text:span> . <text:span text:style-name="T16">' at line '</text:span> . <text:span text:style-name="T15">__LINE__</text:span>);</text:p>
      <text:p text:style-name="P20">}</text:p>
      <text:p text:style-name="P20"><text:span text:style-name="T15">return</text:span> <text:span text:style-name="T15">self</text:span>::$pdoForLog;</text:p>
      <text:p text:style-name="P20">}</text:p>
      <text:p text:style-name="P6"/>
      <text:p text:style-name="P20"><text:span text:style-name="T15">private</text:span> <text:span text:style-name="T15">function</text:span> check()</text:p>
      <text:p text:style-name="P20">{</text:p>
      <text:p text:style-name="P20"><text:span text:style-name="T15">try</text:span> {</text:p>
      <text:p text:style-name="P20">$sqliteLogFile = <text:span text:style-name="T15">self</text:span>::SQLITE_DEST_PATH . <text:span text:style-name="T15">self</text:span>::SQLITE_LOG_FILE;</text:p>
      <text:p text:style-name="P20"><text:span text:style-name="T15">if</text:span> (!is_file($sqliteLogFile)) {</text:p>
      <text:p text:style-name="P20">(<text:span text:style-name="T15">new</text:span> File())-&gt;copy(<text:span text:style-name="T15">__DIR__</text:span> . <text:span text:style-name="T16">'/'</text:span> . <text:span text:style-name="T15">self</text:span>::SQLITE_LOG_FILE, <text:span text:style-name="T15">self</text:span>::SQLITE_DEST_PATH);</text:p>
      <text:p text:style-name="P20">}</text:p>
      <text:p text:style-name="P20"><text:span text:style-name="T15">self</text:span>::$pdoForLog = <text:span text:style-name="T15">new</text:span> PDO(<text:span text:style-name="T16">'sqlite:'</text:span> . $sqliteLogFile);</text:p>
      <text:p text:style-name="P20"><text:span text:style-name="T15">self</text:span>::$pdoForLog-&gt;setAttribute(PDO::ATTR_ERRMODE, PDO::ERRMODE_EXCEPTION);</text:p>
      <text:p text:style-name="P20"><text:span text:style-name="T15">self</text:span>::$pdoForLog-&gt;setAttribute(PDO::ATTR_DEFAULT_FETCH_MODE, PDO::FETCH_OBJ);</text:p>
      <text:p text:style-name="P6"/>
      <text:p text:style-name="P20">$sqliteFile = <text:span text:style-name="T15">self</text:span>::SQLITE_DEST_PATH . <text:span text:style-name="T15">self</text:span>::SQLITE_FILE;</text:p>
      <text:p text:style-name="P20"><text:span text:style-name="T15">if</text:span> (!is_file($sqliteFile)) {</text:p>
      <text:p text:style-name="P20">(<text:span text:style-name="T15">new</text:span> File())-&gt;copy(<text:span text:style-name="T15">__DIR__</text:span> . <text:span text:style-name="T16">'/'</text:span> . <text:span text:style-name="T15">self</text:span>::SQLITE_FILE, <text:span text:style-name="T15">self</text:span>::SQLITE_DEST_PATH);</text:p>
      <text:p text:style-name="P20">}</text:p>
      <text:p text:style-name="P20">$pdo = <text:span text:style-name="T15">new</text:span> PDO(<text:span text:style-name="T16">'sqlite:'</text:span> . $sqliteFile);</text:p>
      <text:p text:style-name="P20">$pdo-&gt;setAttribute(PDO::ATTR_DEFAULT_FETCH_MODE, PDO::FETCH_OBJ);</text:p>
      <text:p text:style-name="P6"/>
      <text:p text:style-name="P20">$query = <text:span text:style-name="T16">"</text:span><text:span text:style-name="T15">SELECT</text:span><text:span text:style-name="T16"> </text:span>*<text:span text:style-name="T16"> </text:span><text:span text:style-name="T15">FROM</text:span><text:span text:style-name="T16"> Metadata </text:span><text:span text:style-name="T15">LIMIT</text:span><text:span text:style-name="T16"> </text:span><text:span text:style-name="T19">1</text:span><text:span text:style-name="T16">"</text:span>;</text:p>
      <text:p text:style-name="P20">$stmt = $pdo-&gt;query($query);</text:p>
      <text:p text:style-name="P20">$row = $stmt-&gt;fetch();</text:p>
      <text:p text:style-name="P20"><text:span text:style-name="T15">if</text:span> ($row) {</text:p>
      <text:p text:style-name="P20"><text:span text:style-name="T15">if</text:span> ($row-&gt;ApplicationName != <text:span text:style-name="T15">self</text:span>::APPLICATION) {</text:p>
      <text:p text:style-name="P20"><text:span text:style-name="T15">die</text:span>(<text:span text:style-name="T16">'Non-compliant database'</text:span>);</text:p>
      <text:p text:style-name="P20">}</text:p>
      <text:p text:style-name="P20"><text:span text:style-name="T15">if</text:span> ($row-&gt;DatabaseVersion != <text:span text:style-name="T15">self</text:span>::VERSION) {</text:p>
      <text:p text:style-name="P20"><text:span text:style-name="T15">if</text:span> ($row-&gt;DatabaseVersion &gt; <text:span text:style-name="T15">self</text:span>::VERSION) {</text:p>
      <text:p text:style-name="P20"><text:span text:style-name="T15">die</text:span>(<text:span text:style-name="T16">'The database requires a more recent version of the application'</text:span>);</text:p>
      <text:p text:style-name="P20">}</text:p>
      <text:p text:style-name="P20"><text:span text:style-name="T15">self</text:span>::upgradeDatabase($pdo);</text:p>
      <text:p text:style-name="P20">}</text:p>
      <text:p text:style-name="P20"><text:span text:style-name="T15">self</text:span>::$pdo = $pdo;</text:p>
      <text:p text:style-name="P20">} <text:span text:style-name="T15">else</text:span> {</text:p>
      <text:p text:style-name="P20"><text:span text:style-name="T15">die</text:span>(<text:span text:style-name="T16">'Empty Metadata table'</text:span>);</text:p>
      <text:p text:style-name="P20">}</text:p>
      <text:p text:style-name="P20">} <text:span text:style-name="T15">catch</text:span> (PDOException $e) {</text:p>
      <text:p text:style-name="P20">echo <text:span text:style-name="T16">"Error : "</text:span> . $e-&gt;getMessage();</text:p>
      <text:p text:style-name="P20">}</text:p>
      <text:p text:style-name="P20">}</text:p>
      <text:p text:style-name="P6"/>
      <text:p text:style-name="P20"><text:span text:style-name="T15">private</text:span> <text:span text:style-name="T15">function</text:span> upgradeDatabase($pdo) {}</text:p>
      <text:p text:style-name="P20">}</text:p>
      <text:p text:style-name="P38"/>
      <text:p text:style-name="P36">Elle est utilisée par le routeur de l’application</text:p>
      <text:p text:style-name="P39">$containerBuilder = <text:span text:style-name="T15">new</text:span> ContainerBuilder();</text:p>
      <text:p text:style-name="P20">$containerBuilder-&gt;addDefinitions([</text:p>
      <text:p text:style-name="P20"><text:soft-page-break/>PDO::<text:span text:style-name="T15">class</text:span> =&gt; <text:span text:style-name="T15">function</text:span> () {</text:p>
      <text:p text:style-name="P20"><text:span text:style-name="T15">return</text:span> \app\helpers\database\Database::getInstance()-&gt;getPDO();</text:p>
      <text:p text:style-name="P20">},</text:p>
      <text:p text:style-name="P20">Engine::<text:span text:style-name="T15">class</text:span> =&gt; <text:span text:style-name="T15">function</text:span> () {</text:p>
      <text:p text:style-name="P20"><text:span text:style-name="T15">return</text:span> <text:span text:style-name="T15">new</text:span> Engine();</text:p>
      <text:p text:style-name="P20">}</text:p>
      <text:p text:style-name="P20">]);</text:p>
      <text:p text:style-name="P20">$container = $containerBuilder-&gt;build();</text:p>
      <text:p text:style-name="P36">qui l’injecte dans chaque contrôleur</text:p>
      <text:p text:style-name="P39"><text:span text:style-name="T15">use</text:span> app\controllers\ArticleController;</text:p>
      <text:p text:style-name="P20">$articleController = <text:span text:style-name="T15">new</text:span> ArticleController($container-&gt;get(PDO::<text:span text:style-name="T15">class</text:span>), $container-&gt;get(Engine::<text:span text:style-name="T15">class</text:span>));</text:p>
      <text:p text:style-name="P20">$flight-&gt;route(<text:span text:style-name="T16">'GET /articles'</text:span>, <text:span text:style-name="T15">function</text:span>() <text:span text:style-name="T15">use</text:span> ($articleController) { $articleController-&gt;index(); });</text:p>
      <text:p text:style-name="P36"/>
      <text:p text:style-name="P37">&lt;?php</text:p>
      <text:p text:style-name="P6"/>
      <text:p text:style-name="P20"><text:span text:style-name="T15">namespace</text:span> app\helpers;</text:p>
      <text:p text:style-name="P6"/>
      <text:p text:style-name="P20"><text:span text:style-name="T15">use</text:span> PDO;</text:p>
      <text:p text:style-name="P20"><text:span text:style-name="T15">use</text:span> PDOException;</text:p>
      <text:p text:style-name="P20"><text:span text:style-name="T15">use</text:span> flight\Engine;</text:p>
      <text:p text:style-name="P6"/>
      <text:p text:style-name="P40">/*</text:p>
      <text:p text:style-name="P40">Examples</text:p>
      <text:p text:style-name="P40">========</text:p>
      <text:p text:style-name="P40">$users = $data-&gt;get($pdo, 'users', '*');</text:p>
      <text:p text:style-name="P6"/>
      <text:p text:style-name="P40">$user = $data-&gt;get($pdo, 'users', ['name', 'email'], ['id' =&gt; 1]);</text:p>
      <text:p text:style-name="P6"/>
      <text:p text:style-name="P40">$newId = $data-&gt;set($pdo, 'users', ['name' =&gt; 'John', 'email' =&gt; 'john@example.com']);</text:p>
      <text:p text:style-name="P6"/>
      <text:p text:style-name="P40">$updated = $data-&gt;set($pdo, 'users', ['name' =&gt; 'Jane'], ['id' =&gt; 1]);</text:p>
      <text:p text:style-name="P6"/>
      <text:p text:style-name="P40">$results = $data-&gt;query($pdo, 'SELECT * FROM users WHERE age &gt; :age', [':age' =&gt; 18]);</text:p>
      <text:p text:style-name="P40">*/</text:p>
      <text:p text:style-name="P20"><text:span text:style-name="T15">abstract</text:span> <text:span text:style-name="T15">class</text:span> Data <text:span text:style-name="T15">extends</text:span> BaseHelper</text:p>
      <text:p text:style-name="P20">{</text:p>
      <text:p text:style-name="P20"><text:span text:style-name="T15">public</text:span> <text:span text:style-name="T15">function</text:span> __construct(PDO $pdo, Engine $flight)</text:p>
      <text:p text:style-name="P20">{</text:p>
      <text:p text:style-name="P20"><text:span text:style-name="T15">parent</text:span>::__construct($pdo, $flight);</text:p>
      <text:p text:style-name="P20">}</text:p>
      <text:p text:style-name="P6"/>
      <text:p text:style-name="P20"><text:span text:style-name="T15">public</text:span> <text:span text:style-name="T15">function</text:span> get($pdo, $table, $fields = <text:span text:style-name="T16">'*'</text:span>, $where = [])</text:p>
      <text:p text:style-name="P20">{</text:p>
      <text:p text:style-name="P20"><text:span text:style-name="T15">try</text:span> {</text:p>
      <text:p text:style-name="P20"><text:span text:style-name="T15">if</text:span> (is_array($fields)) $fieldsStr = implode(<text:span text:style-name="T16">', '</text:span>, $fields);</text:p>
      <text:p text:style-name="P20"><text:span text:style-name="T15">else</text:span> $fieldsStr = $fields;</text:p>
      <text:p text:style-name="P6"/>
      <text:p text:style-name="P20">$sql = <text:span text:style-name="T16">"</text:span><text:span text:style-name="T15">SELECT</text:span><text:span text:style-name="T16"> {$fieldsStr} </text:span><text:span text:style-name="T15">FROM</text:span><text:span text:style-name="T16"> '{$table}'"</text:span>;</text:p>
      <text:p text:style-name="P20">$params = [];</text:p>
      <text:p text:style-name="P6"/>
      <text:p text:style-name="P20"><text:span text:style-name="T15">if</text:span> (!empty($where)) {</text:p>
      <text:p text:style-name="P20">$conditions = [];</text:p>
      <text:p text:style-name="P20"><text:span text:style-name="T15">foreach</text:span> ($where as $field =&gt; $value) {</text:p>
      <text:p text:style-name="P20"><text:soft-page-break/>$conditions[] = <text:span text:style-name="T16">"{$field} = :{$field}"</text:span>;</text:p>
      <text:p text:style-name="P20">$params[<text:span text:style-name="T16">":{$field}"</text:span>] = $value;</text:p>
      <text:p text:style-name="P20">}</text:p>
      <text:p text:style-name="P20">$sql .= <text:span text:style-name="T16">" WHERE "</text:span> . implode(<text:span text:style-name="T16">' </text:span><text:span text:style-name="T15">AND</text:span><text:span text:style-name="T16"> '</text:span>, $conditions);</text:p>
      <text:p text:style-name="P20">}</text:p>
      <text:p text:style-name="P6"/>
      <text:p text:style-name="P20">$stmt = $pdo-&gt;prepare($sql);</text:p>
      <text:p text:style-name="P20">$stmt-&gt;execute($params);</text:p>
      <text:p text:style-name="P6"/>
      <text:p text:style-name="P20"><text:span text:style-name="T15">return</text:span> $stmt-&gt;fetchAll(PDO::FETCH_ASSOC);</text:p>
      <text:p text:style-name="P20">} <text:span text:style-name="T15">catch</text:span> (PDOException $e) {</text:p>
      <text:p text:style-name="P20"><text:span text:style-name="T15">$this</text:span>-&gt;application-&gt;error490($e-&gt;getMessage(), <text:span text:style-name="T15">__FILE__</text:span>, <text:span text:style-name="T15">__LINE__</text:span>);</text:p>
      <text:p text:style-name="P20"><text:span text:style-name="T15">return</text:span> <text:span text:style-name="T15">false</text:span>;</text:p>
      <text:p text:style-name="P20">}</text:p>
      <text:p text:style-name="P20">}</text:p>
      <text:p text:style-name="P6"/>
      <text:p text:style-name="P20"><text:span text:style-name="T15">public</text:span> <text:span text:style-name="T15">function</text:span> set($pdo, $table, $fields, $where = [])</text:p>
      <text:p text:style-name="P20">{</text:p>
      <text:p text:style-name="P20"><text:span text:style-name="T15">try</text:span> {</text:p>
      <text:p text:style-name="P20"><text:span text:style-name="T15">if</text:span> (empty($where)) {</text:p>
      <text:p text:style-name="P20">$columns = implode(<text:span text:style-name="T16">', '</text:span>, array_keys($fields));</text:p>
      <text:p text:style-name="P20">$placeholders = <text:span text:style-name="T16">':'</text:span> . implode(<text:span text:style-name="T16">', :'</text:span>, array_keys($fields));</text:p>
      <text:p text:style-name="P20">$sql = <text:span text:style-name="T16">"</text:span><text:span text:style-name="T15">INSERT INTO</text:span><text:span text:style-name="T16"> '{$table}' ({$columns}) </text:span><text:span text:style-name="T15">VALUES</text:span><text:span text:style-name="T16"> ({$placeholders})"</text:span>;</text:p>
      <text:p text:style-name="P20">$params = [];</text:p>
      <text:p text:style-name="P20"><text:span text:style-name="T15">foreach</text:span> ($fields as $field =&gt; $value) {</text:p>
      <text:p text:style-name="P20">$params[<text:span text:style-name="T16">":{$field}"</text:span>] = $value;</text:p>
      <text:p text:style-name="P20">}</text:p>
      <text:p text:style-name="P6"/>
      <text:p text:style-name="P20">$stmt = $pdo-&gt;prepare($sql);</text:p>
      <text:p text:style-name="P20">$result = $stmt-&gt;execute($params);</text:p>
      <text:p text:style-name="P6"/>
      <text:p text:style-name="P20"><text:span text:style-name="T15">return</text:span> $result ? $pdo-&gt;lastInsertId() : <text:span text:style-name="T15">false</text:span>;</text:p>
      <text:p text:style-name="P20">} <text:span text:style-name="T15">else</text:span> {</text:p>
      <text:p text:style-name="P20">$setClause = [];</text:p>
      <text:p text:style-name="P20">$params = [];</text:p>
      <text:p text:style-name="P6"/>
      <text:p text:style-name="P20"><text:span text:style-name="T15">foreach</text:span> ($fields as $field =&gt; $value) {</text:p>
      <text:p text:style-name="P20">$setClause[] = <text:span text:style-name="T16">"{$field} = :set_{$field}"</text:span>;</text:p>
      <text:p text:style-name="P20">$params[<text:span text:style-name="T16">":set_{$field}"</text:span>] = $value;</text:p>
      <text:p text:style-name="P20">}</text:p>
      <text:p text:style-name="P6"/>
      <text:p text:style-name="P20">$whereClause = [];</text:p>
      <text:p text:style-name="P20"><text:span text:style-name="T15">foreach</text:span> ($where as $field =&gt; $value) {</text:p>
      <text:p text:style-name="P20">$whereClause[] = <text:span text:style-name="T16">"{$field} = :where_{$field}"</text:span>;</text:p>
      <text:p text:style-name="P20">$params[<text:span text:style-name="T16">":where_{$field}"</text:span>] = $value;</text:p>
      <text:p text:style-name="P20">}</text:p>
      <text:p text:style-name="P6"/>
      <text:p text:style-name="P20">$sql = <text:span text:style-name="T16">"</text:span><text:span text:style-name="T15">UPDATE</text:span><text:span text:style-name="T16"> '{$table}' </text:span><text:span text:style-name="T15">SET</text:span><text:span text:style-name="T16"> "</text:span> . implode(<text:span text:style-name="T16">', '</text:span>, $setClause) .</text:p>
      <text:p text:style-name="P20"><text:span text:style-name="T16">" WHERE "</text:span> . implode(<text:span text:style-name="T16">' </text:span><text:span text:style-name="T15">AND</text:span><text:span text:style-name="T16"> '</text:span>, $whereClause);</text:p>
      <text:p text:style-name="P6"/>
      <text:p text:style-name="P20">$stmt = $pdo-&gt;prepare($sql);</text:p>
      <text:p text:style-name="P20"><text:span text:style-name="T15">return</text:span> $stmt-&gt;execute($params);</text:p>
      <text:p text:style-name="P20">}</text:p>
      <text:p text:style-name="P20">} <text:span text:style-name="T15">catch</text:span> (PDOException $e) {</text:p>
      <text:p text:style-name="P20"><text:soft-page-break/><text:span text:style-name="T15">$this</text:span>-&gt;application-&gt;error490($e-&gt;getMessage(), <text:span text:style-name="T15">__FILE__</text:span>, <text:span text:style-name="T15">__LINE__</text:span>);</text:p>
      <text:p text:style-name="P20"><text:span text:style-name="T15">return</text:span> <text:span text:style-name="T15">false</text:span>;</text:p>
      <text:p text:style-name="P20">}</text:p>
      <text:p text:style-name="P20">}</text:p>
      <text:p text:style-name="P6"/>
      <text:p text:style-name="P20"><text:span text:style-name="T15">public</text:span> <text:span text:style-name="T15">function</text:span> query($pdo, $sql, $parameters = [])</text:p>
      <text:p text:style-name="P20">{</text:p>
      <text:p text:style-name="P20"><text:span text:style-name="T15">try</text:span> {</text:p>
      <text:p text:style-name="P20">$stmt = $pdo-&gt;prepare($sql);</text:p>
      <text:p text:style-name="P20">$result = $stmt-&gt;execute($parameters);</text:p>
      <text:p text:style-name="P6"/>
      <text:p text:style-name="P20"><text:span text:style-name="T15">if</text:span> (!$result) {</text:p>
      <text:p text:style-name="P20"><text:span text:style-name="T15">return</text:span> <text:span text:style-name="T15">false</text:span>;</text:p>
      <text:p text:style-name="P20">}</text:p>
      <text:p text:style-name="P6"/>
      <text:p text:style-name="P20">$queryType = strtoupper(substr(trim($sql), <text:span text:style-name="T19">0</text:span>, <text:span text:style-name="T19">6</text:span>));</text:p>
      <text:p text:style-name="P20"><text:span text:style-name="T15">switch</text:span> ($queryType) {</text:p>
      <text:p text:style-name="P20"><text:span text:style-name="T15">case</text:span> <text:span text:style-name="T16">'</text:span><text:span text:style-name="T15">SELECT</text:span><text:span text:style-name="T16">'</text:span>:</text:p>
      <text:p text:style-name="P20"><text:span text:style-name="T15">return</text:span> $stmt-&gt;fetchAll(PDO::FETCH_ASSOC);</text:p>
      <text:p text:style-name="P6"/>
      <text:p text:style-name="P20"><text:span text:style-name="T15">case</text:span> <text:span text:style-name="T16">'</text:span><text:span text:style-name="T15">INSERT</text:span><text:span text:style-name="T16">'</text:span>:</text:p>
      <text:p text:style-name="P20"><text:span text:style-name="T15">return</text:span> $pdo-&gt;lastInsertId();</text:p>
      <text:p text:style-name="P6"/>
      <text:p text:style-name="P20"><text:span text:style-name="T15">case</text:span> <text:span text:style-name="T16">'</text:span><text:span text:style-name="T15">UPDATE</text:span><text:span text:style-name="T16">'</text:span>:</text:p>
      <text:p text:style-name="P20"><text:span text:style-name="T15">case</text:span> <text:span text:style-name="T16">'</text:span><text:span text:style-name="T15">DELETE</text:span><text:span text:style-name="T16">'</text:span>:</text:p>
      <text:p text:style-name="P20"><text:span text:style-name="T15">return</text:span> $stmt-&gt;rowCount();</text:p>
      <text:p text:style-name="P6"/>
      <text:p text:style-name="P20"><text:span text:style-name="T15">default</text:span>:</text:p>
      <text:p text:style-name="P20"><text:span text:style-name="T15">return</text:span> $result;</text:p>
      <text:p text:style-name="P20">}</text:p>
      <text:p text:style-name="P20">} <text:span text:style-name="T15">catch</text:span> (PDOException $e) {</text:p>
      <text:p text:style-name="P20"><text:span text:style-name="T15">$this</text:span>-&gt;application-&gt;error490($e-&gt;getMessage(), <text:span text:style-name="T15">__FILE__</text:span>, <text:span text:style-name="T15">__LINE__</text:span>);</text:p>
      <text:p text:style-name="P20"><text:span text:style-name="T15">return</text:span> <text:span text:style-name="T15">false</text:span>;</text:p>
      <text:p text:style-name="P20">}</text:p>
      <text:p text:style-name="P20">}</text:p>
      <text:p text:style-name="P6"/>
      <text:p text:style-name="P20"><text:span text:style-name="T15">public</text:span> <text:span text:style-name="T15">function</text:span> delete($pdo, $table, $where)</text:p>
      <text:p text:style-name="P20">{</text:p>
      <text:p text:style-name="P20"><text:span text:style-name="T15">try</text:span> {</text:p>
      <text:p text:style-name="P20"><text:span text:style-name="T15">if</text:span> (empty($where)) {</text:p>
      <text:p text:style-name="P20"><text:span text:style-name="T15">throw</text:span> <text:span text:style-name="T15">new</text:span> PDOException(<text:span text:style-name="T16">"Conditions WHERE requises pour DELETE"</text:span>);</text:p>
      <text:p text:style-name="P20">}</text:p>
      <text:p text:style-name="P6"/>
      <text:p text:style-name="P20">$conditions = [];</text:p>
      <text:p text:style-name="P20">$params = [];</text:p>
      <text:p text:style-name="P6"/>
      <text:p text:style-name="P20"><text:span text:style-name="T15">foreach</text:span> ($where as $field =&gt; $value) {</text:p>
      <text:p text:style-name="P20">$conditions[] = <text:span text:style-name="T16">"{$field} = :{$field}"</text:span>;</text:p>
      <text:p text:style-name="P20">$params[<text:span text:style-name="T16">":{$field}"</text:span>] = $value;</text:p>
      <text:p text:style-name="P20">}</text:p>
      <text:p text:style-name="P6"/>
      <text:p text:style-name="P20">$sql = <text:span text:style-name="T16">"</text:span><text:span text:style-name="T15">DELETE</text:span><text:span text:style-name="T16"> </text:span><text:span text:style-name="T15">FROM</text:span><text:span text:style-name="T16"> {$table} </text:span><text:span text:style-name="T15">WHERE</text:span><text:span text:style-name="T16"> "</text:span> . implode(<text:span text:style-name="T16">' </text:span><text:span text:style-name="T15">AND</text:span><text:span text:style-name="T16"> '</text:span>, $conditions);</text:p>
      <text:p text:style-name="P6"/>
      <text:p text:style-name="P20">$stmt = $pdo-&gt;prepare($sql);</text:p>
      <text:p text:style-name="P20"><text:soft-page-break/>$result = $stmt-&gt;execute($params);</text:p>
      <text:p text:style-name="P6"/>
      <text:p text:style-name="P20"><text:span text:style-name="T15">return</text:span> $result ? $stmt-&gt;rowCount() : <text:span text:style-name="T15">false</text:span>;</text:p>
      <text:p text:style-name="P20">} <text:span text:style-name="T15">catch</text:span> (PDOException $e) {</text:p>
      <text:p text:style-name="P20"><text:span text:style-name="T15">$this</text:span>-&gt;application-&gt;error490($e-&gt;getMessage(), <text:span text:style-name="T15">__FILE__</text:span>, <text:span text:style-name="T15">__LINE__</text:span>);</text:p>
      <text:p text:style-name="P20"><text:span text:style-name="T15">return</text:span> <text:span text:style-name="T15">false</text:span>;</text:p>
      <text:p text:style-name="P20">}</text:p>
      <text:p text:style-name="P20">}</text:p>
      <text:p text:style-name="P20">}</text:p>
      <text:p text:style-name="P38"/>
      <text:p text:style-name="P41">La classe application affiche les erreurs, les enregistre dans la base dédié et route sur la page d’accueil</text:p>
      <text:p text:style-name="P42">&lt;?php</text:p>
      <text:p text:style-name="P6"/>
      <text:p text:style-name="P20"><text:span text:style-name="T15">namespace</text:span> app\helpers;</text:p>
      <text:p text:style-name="P6"/>
      <text:p text:style-name="P20"><text:span text:style-name="T15">use</text:span> app\controllers\BaseController;</text:p>
      <text:p text:style-name="P20"><text:span text:style-name="T15">use</text:span> PDO;</text:p>
      <text:p text:style-name="P20"><text:span text:style-name="T15">use</text:span> flight\Engine;</text:p>
      <text:p text:style-name="P20"><text:span text:style-name="T15">use</text:span> Latte\Engine <text:span text:style-name="T15">as</text:span> LatteEngine;</text:p>
      <text:p text:style-name="P6"/>
      <text:p text:style-name="P20"><text:span text:style-name="T15">class</text:span> Application</text:p>
      <text:p text:style-name="P20">{</text:p>
      <text:p text:style-name="P20"><text:span text:style-name="T15">private</text:span> PDO $pdo;</text:p>
      <text:p text:style-name="P20"><text:span text:style-name="T15">private</text:span> Engine $flight;</text:p>
      <text:p text:style-name="P20"><text:span text:style-name="T15">private</text:span> Settings $settings;</text:p>
      <text:p text:style-name="P20"><text:span text:style-name="T15">private</text:span> $latte;</text:p>
      <text:p text:style-name="P20"><text:span text:style-name="T15">private</text:span> $authorizations;</text:p>
      <text:p text:style-name="P20"><text:span text:style-name="T15">private</text:span> $version;</text:p>
      <text:p text:style-name="P6"/>
      <text:p text:style-name="P20"><text:span text:style-name="T15">public</text:span> <text:span text:style-name="T15">function</text:span> __construct(PDO $pdo, Engine $flight)</text:p>
      <text:p text:style-name="P20">{</text:p>
      <text:p text:style-name="P20"><text:span text:style-name="T15">$this</text:span>-&gt;pdo = $pdo;</text:p>
      <text:p text:style-name="P20"><text:span text:style-name="T15">$this</text:span>-&gt;flight = $flight;</text:p>
      <text:p text:style-name="P20"><text:span text:style-name="T15">$this</text:span>-&gt;settings = <text:span text:style-name="T15">new</text:span> Settings(<text:span text:style-name="T15">$this</text:span>-&gt;pdo);</text:p>
      <text:p text:style-name="P20"><text:span text:style-name="T15">$this</text:span>-&gt;latte = <text:span text:style-name="T15">new</text:span> LatteEngine();</text:p>
      <text:p text:style-name="P20"><text:span text:style-name="T15">$this</text:span>-&gt;authorizations = <text:span text:style-name="T15">new</text:span> Authorization(<text:span text:style-name="T15">$this</text:span>-&gt;pdo);</text:p>
      <text:p text:style-name="P20"><text:span text:style-name="T15">$this</text:span>-&gt;version = BaseController::GetVersion();</text:p>
      <text:p text:style-name="P20">}</text:p>
      <text:p text:style-name="P43"/>
      <text:p text:style-name="P20"><text:span text:style-name="T15">public</text:span> <text:span text:style-name="T15">function</text:span> help()</text:p>
      <text:p text:style-name="P20">{</text:p>
      <text:p text:style-name="P20">$content = <text:span text:style-name="T15">$this</text:span>-&gt;latte-&gt;renderToString(<text:span text:style-name="T16">'app/views/info.latte'</text:span>, [</text:p>
      <text:p text:style-name="P20"><text:span text:style-name="T16">'content'</text:span> =&gt; <text:span text:style-name="T15">$this</text:span>-&gt;settings-&gt;get(<text:span text:style-name="T16">'Help_home'</text:span>),</text:p>
      <text:p text:style-name="P20"><text:span text:style-name="T16">'hasAuthorization'</text:span> =&gt; <text:span text:style-name="T15">$this</text:span>-&gt;authorizations-&gt;hasAutorization(),</text:p>
      <text:p text:style-name="P20"><text:span text:style-name="T16">'currentVersion'</text:span> =&gt; <text:span text:style-name="T15">$this</text:span>-&gt;version</text:p>
      <text:p text:style-name="P20">]);</text:p>
      <text:p text:style-name="P20">echo $content;</text:p>
      <text:p text:style-name="P20">}</text:p>
      <text:p text:style-name="P6"/>
      <text:p text:style-name="P20"><text:span text:style-name="T15">public</text:span> <text:span text:style-name="T15">function</text:span> legalNotice()</text:p>
      <text:p text:style-name="P20">{</text:p>
      <text:p text:style-name="P20">$content = <text:span text:style-name="T15">$this</text:span>-&gt;latte-&gt;renderToString(<text:span text:style-name="T16">'app/views/info.latte'</text:span>, [</text:p>
      <text:p text:style-name="P20"><text:span text:style-name="T16">'content'</text:span> =&gt; <text:span text:style-name="T15">$this</text:span>-&gt;settings-&gt;get(<text:span text:style-name="T16">'LegalNotices'</text:span>),</text:p>
      <text:p text:style-name="P20"><text:soft-page-break/><text:span text:style-name="T16">'hasAuthorization'</text:span> =&gt; <text:span text:style-name="T15">$this</text:span>-&gt;authorizations-&gt;hasAutorization(),</text:p>
      <text:p text:style-name="P20"><text:span text:style-name="T16">'currentVersion'</text:span> =&gt; <text:span text:style-name="T15">$this</text:span>-&gt;version</text:p>
      <text:p text:style-name="P20">]);</text:p>
      <text:p text:style-name="P20">echo $content;</text:p>
      <text:p text:style-name="P20">}</text:p>
      <text:p text:style-name="P43"/>
      <text:p text:style-name="P20"><text:span text:style-name="T15">public</text:span> <text:span text:style-name="T15">function</text:span> message($message, $timeout = <text:span text:style-name="T19">5000</text:span>, $code = <text:span text:style-name="T19">200</text:span>)</text:p>
      <text:p text:style-name="P20">{</text:p>
      <text:p text:style-name="P20"><text:span text:style-name="T15">$this</text:span>-&gt;error($code, $message, $timeout, <text:span text:style-name="T15">false</text:span>);</text:p>
      <text:p text:style-name="P20">}</text:p>
      <text:p text:style-name="P6"/>
      <text:p text:style-name="P20"><text:span text:style-name="T15">public</text:span> <text:span text:style-name="T15">function</text:span> error403($file, $line, $timeout = <text:span text:style-name="T19">1000</text:span>)</text:p>
      <text:p text:style-name="P20">{</text:p>
      <text:p text:style-name="P20"><text:span text:style-name="T15">$this</text:span>-&gt;error(<text:span text:style-name="T19">403</text:span>, <text:span text:style-name="T16">"Page not allowed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04($timeout = <text:span text:style-name="T19">1000</text:span>)</text:p>
      <text:p text:style-name="P20">{</text:p>
      <text:p text:style-name="P20"><text:span text:style-name="T15">$this</text:span>-&gt;error(<text:span text:style-name="T19">404</text:span>, <text:span text:style-name="T16">'Page not found'</text:span>, $timeout);</text:p>
      <text:p text:style-name="P20">}</text:p>
      <text:p text:style-name="P6"/>
      <text:p text:style-name="P20"><text:span text:style-name="T15">public</text:span> <text:span text:style-name="T15">function</text:span> error470($requestMethod, $file, $line, $timeout = <text:span text:style-name="T19">1000</text:span>)</text:p>
      <text:p text:style-name="P20">{</text:p>
      <text:p text:style-name="P20"><text:span text:style-name="T15">$this</text:span>-&gt;error(<text:span text:style-name="T19">470</text:span>, <text:span text:style-name="T16">"Method $requestMethod invalid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71($parameter, $file, $line, $timeout = <text:span text:style-name="T19">1000</text:span>)</text:p>
      <text:p text:style-name="P20">{</text:p>
      <text:p text:style-name="P20"><text:span text:style-name="T15">$this</text:span>-&gt;error(<text:span text:style-name="T19">471</text:span>, <text:span text:style-name="T16">"Parameter $parameter invalid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72($parameterName, $file, $line, $timeout = <text:span text:style-name="T19">1000</text:span>)</text:p>
      <text:p text:style-name="P20">{</text:p>
      <text:p text:style-name="P20"><text:span text:style-name="T15">$this</text:span>-&gt;error(<text:span text:style-name="T19">472</text:span>, <text:span text:style-name="T16">"Missing Parameter $parameterName invalid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79($email, $file, $line, $timeout = <text:span text:style-name="T19">1000</text:span>)</text:p>
      <text:p text:style-name="P20">{</text:p>
      <text:p text:style-name="P20"><text:span text:style-name="T15">$this</text:span>-&gt;error(<text:span text:style-name="T19">479</text:span>, <text:span text:style-name="T16">"Email address: $email inactivated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80($email, $file, $line, $timeout = <text:span text:style-name="T19">1000</text:span>)</text:p>
      <text:p text:style-name="P20">{</text:p>
      <text:p text:style-name="P20"><text:span text:style-name="T15">$this</text:span>-&gt;error(<text:span text:style-name="T19">480</text:span>, <text:span text:style-name="T16">"Unknown user with this email address: $email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81($email, $file, $line, $timeout = <text:span text:style-name="T19">1000</text:span>)</text:p>
      <text:p text:style-name="P20">{</text:p>
      <text:p text:style-name="P20"><text:span text:style-name="T15">$this</text:span>-&gt;error(<text:span text:style-name="T19">481</text:span>, <text:span text:style-name="T16">"Invalid email address: $email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82($message, $file, $line, $timeout = <text:span text:style-name="T19">1000</text:span>)</text:p>
      <text:p text:style-name="P20">{</text:p>
      <text:p text:style-name="P20"><text:soft-page-break/><text:span text:style-name="T15">$this</text:span>-&gt;error(<text:span text:style-name="T19">482</text:span>, <text:span text:style-name="T16">"Invalid password: $message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90($error, $file, $line, $timeout = <text:span text:style-name="T19">1000</text:span>)</text:p>
      <text:p text:style-name="P20">{</text:p>
      <text:p text:style-name="P20"><text:span text:style-name="T15">$this</text:span>-&gt;error(<text:span text:style-name="T19">497</text:span>, <text:span text:style-name="T16">"Error $error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97($token, $file, $line, $timeout = <text:span text:style-name="T19">1000</text:span>)</text:p>
      <text:p text:style-name="P20">{</text:p>
      <text:p text:style-name="P20"><text:span text:style-name="T15">$this</text:span>-&gt;error(<text:span text:style-name="T19">497</text:span>, <text:span text:style-name="T16">"Token $token is expired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98($table, $token, $file, $line, $timeout = <text:span text:style-name="T19">1000</text:span>)</text:p>
      <text:p text:style-name="P20">{</text:p>
      <text:p text:style-name="P20"><text:span text:style-name="T15">$this</text:span>-&gt;error(<text:span text:style-name="T19">498</text:span>, <text:span text:style-name="T16">"Record with token $token not found in table $table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499($table, $id, $file, $line, $timeout = <text:span text:style-name="T19">1000</text:span>)</text:p>
      <text:p text:style-name="P20">{</text:p>
      <text:p text:style-name="P20"><text:span text:style-name="T15">$this</text:span>-&gt;error(<text:span text:style-name="T19">499</text:span>, <text:span text:style-name="T16">"Record $id not found in table $table in file $file at line $line"</text:span>, $timeout);</text:p>
      <text:p text:style-name="P20">}</text:p>
      <text:p text:style-name="P6"/>
      <text:p text:style-name="P20"><text:span text:style-name="T15">public</text:span> <text:span text:style-name="T15">function</text:span> error500($message, $file, $line, $timeout = <text:span text:style-name="T19">5000</text:span>)</text:p>
      <text:p text:style-name="P20">{</text:p>
      <text:p text:style-name="P20"><text:span text:style-name="T15">$this</text:span>-&gt;error(<text:span text:style-name="T19">500</text:span>, <text:span text:style-name="T16">"Internal error: $message in file $file at line $line"</text:span>, $timeout);</text:p>
      <text:p text:style-name="P20">}</text:p>
      <text:p text:style-name="P6"/>
      <text:p text:style-name="P40">#region private Function</text:p>
      <text:p text:style-name="P20"><text:span text:style-name="T15">private</text:span> <text:span text:style-name="T15">function</text:span> error($code, $message, $timeout = <text:span text:style-name="T19">1000</text:span>, $displayCode = <text:span text:style-name="T15">true</text:span>)</text:p>
      <text:p text:style-name="P20">{</text:p>
      <text:p text:style-name="P20"><text:span text:style-name="T15">$this</text:span>-&gt;flight-&gt;setData(<text:span text:style-name="T16">'code'</text:span>, $code);</text:p>
      <text:p text:style-name="P20"><text:span text:style-name="T15">$this</text:span>-&gt;flight-&gt;setData(<text:span text:style-name="T16">'message'</text:span>, $message);</text:p>
      <text:p text:style-name="P6"/>
      <text:p text:style-name="P20"><text:span text:style-name="T15">if</text:span> ($code &amp;&amp; $displayCode) {</text:p>
      <text:p text:style-name="P20">echo <text:span text:style-name="T16">"&lt;h1&gt;$code&lt;/h1&gt;"</text:span>;</text:p>
      <text:p text:style-name="P20">}</text:p>
      <text:p text:style-name="P20">echo <text:span text:style-name="T16">"&lt;h2&gt;$message&lt;/h2&gt;"</text:span>;</text:p>
      <text:p text:style-name="P20">echo <text:span text:style-name="T16">"&lt;script&gt;</text:span></text:p>
      <text:p text:style-name="P44">setTimeout(function() {</text:p>
      <text:p text:style-name="P44">window.location.href = '/';</text:p>
      <text:p text:style-name="P44">}, $timeout);</text:p>
      <text:p text:style-name="P20"><text:span text:style-name="T16">&lt;/script&gt;"</text:span>;</text:p>
      <text:p text:style-name="P20">}</text:p>
      <text:p text:style-name="P20">}</text:p>
      <text:p text:style-name="P38"/>
      <text:p text:style-name="P42">&lt;?php</text:p>
      <text:p text:style-name="P6"/>
      <text:p text:style-name="P20"><text:span text:style-name="T15">namespace</text:span> app\controllers;</text:p>
      <text:p text:style-name="P6"/>
      <text:p text:style-name="P20"><text:span text:style-name="T15">use</text:span> PDO;</text:p>
      <text:p text:style-name="P20"><text:span text:style-name="T15">use</text:span> flight;</text:p>
      <text:p text:style-name="P20"><text:span text:style-name="T15">use</text:span> flight\Engine;</text:p>
      <text:p text:style-name="P20"><text:span text:style-name="T15">use</text:span> Latte\Engine <text:span text:style-name="T15">as</text:span> LatteEngine;</text:p>
      <text:p text:style-name="P6"><text:soft-page-break/></text:p>
      <text:p text:style-name="P20"><text:span text:style-name="T15">use</text:span> app\helpers\Authorization;</text:p>
      <text:p text:style-name="P20"><text:span text:style-name="T15">use</text:span> app\helpers\BaseHelper;</text:p>
      <text:p text:style-name="P20"><text:span text:style-name="T15">use</text:span> app\helpers\Client;</text:p>
      <text:p text:style-name="P20"><text:span text:style-name="T15">use</text:span> app\helpers\GravatarHandler;</text:p>
      <text:p text:style-name="P20"><text:span text:style-name="T15">use</text:span> app\helpers\Params;</text:p>
      <text:p text:style-name="P20"><text:span text:style-name="T15">use</text:span> app\helpers\Settings;</text:p>
      <text:p text:style-name="P20"><text:span text:style-name="T15">use</text:span> app\helpers\TranslationManager;</text:p>
      <text:p text:style-name="P6"/>
      <text:p text:style-name="P20"><text:span text:style-name="T15">abstract</text:span> <text:span text:style-name="T15">class</text:span> BaseController <text:span text:style-name="T15">extends</text:span> BaseHelper</text:p>
      <text:p text:style-name="P20">{</text:p>
      <text:p text:style-name="P6"/>
      <text:p text:style-name="P20"><text:span text:style-name="T15">protected</text:span> $fluent;</text:p>
      <text:p text:style-name="P20"><text:span text:style-name="T15">protected</text:span> Engine $flight;</text:p>
      <text:p text:style-name="P20"><text:span text:style-name="T15">protected</text:span> LatteEngine $latte;</text:p>
      <text:p text:style-name="P20"><text:span text:style-name="T15">protected</text:span> Params $params;</text:p>
      <text:p text:style-name="P20"><text:span text:style-name="T15">protected</text:span> $authorizations;</text:p>
      <text:p text:style-name="P20"><text:span text:style-name="T15">protected</text:span> $settings;</text:p>
      <text:p text:style-name="P20"><text:span text:style-name="T15">protected</text:span> PDO $pdoForLog;</text:p>
      <text:p text:style-name="P20"><text:span text:style-name="T15">protected</text:span> $fluentForLog;</text:p>
      <text:p text:style-name="P6"/>
      <text:p text:style-name="P20"><text:span text:style-name="T15">private</text:span> $translationManager;</text:p>
      <text:p text:style-name="P6"/>
      <text:p text:style-name="P40">#region Public funcions</text:p>
      <text:p text:style-name="P20"><text:span text:style-name="T15">public</text:span> <text:span text:style-name="T15">function</text:span> __construct(PDO $pdo, Engine $flight)</text:p>
      <text:p text:style-name="P20">{</text:p>
      <text:p text:style-name="P20"><text:span text:style-name="T15">parent</text:span>::__construct($pdo, $flight);</text:p>
      <text:p text:style-name="P20"><text:span text:style-name="T15">$this</text:span>-&gt;fluent = <text:span text:style-name="T15">new</text:span> \Envms\FluentPDO\Query($pdo);</text:p>
      <text:p text:style-name="P20"><text:span text:style-name="T15">$this</text:span>-&gt;flight = $flight;</text:p>
      <text:p text:style-name="P20"><text:span text:style-name="T15">$this</text:span>-&gt;pdoForLog = \app\helpers\database\Database::getInstance()-&gt;getPdoForLog();</text:p>
      <text:p text:style-name="P20"><text:span text:style-name="T15">$this</text:span>-&gt;fluentForLog = <text:span text:style-name="T15">new</text:span> \Envms\FluentPDO\Query(<text:span text:style-name="T15">$this</text:span>-&gt;pdoForLog);</text:p>
      <text:p text:style-name="P6"/>
      <text:p text:style-name="P20"><text:span text:style-name="T15">$this</text:span>-&gt;translationManager = <text:span text:style-name="T15">new</text:span> TranslationManager($pdo);</text:p>
      <text:p text:style-name="P20"><text:span text:style-name="T15">$this</text:span>-&gt;latte = <text:span text:style-name="T15">new</text:span> LatteEngine();</text:p>
      <text:p text:style-name="P20"><text:span text:style-name="T15">$this</text:span>-&gt;latte-&gt;setTempDirectory(<text:span text:style-name="T15">__DIR__</text:span> . <text:span text:style-name="T16">'/../../var/latte/temp'</text:span>);</text:p>
      <text:p text:style-name="P20"><text:span text:style-name="T15">$this</text:span>-&gt;latte-&gt;addExtension(<text:span text:style-name="T15">new</text:span> \Latte\Bridges\Tracy\TracyExtension);</text:p>
      <text:p text:style-name="P20"><text:span text:style-name="T15">$this</text:span>-&gt;latte-&gt;addFilter(<text:span text:style-name="T16">'translate'</text:span>, <text:span text:style-name="T15">function</text:span> ($key) {</text:p>
      <text:p text:style-name="P20"><text:span text:style-name="T15">return</text:span> <text:span text:style-name="T15">$this</text:span>-&gt;translationManager-&gt;translate($key);</text:p>
      <text:p text:style-name="P20">});</text:p>
      <text:p text:style-name="P20"><text:span text:style-name="T15">$this</text:span>-&gt;latte-&gt;addFilter(<text:span text:style-name="T16">'shortDate'</text:span>, <text:span text:style-name="T15">function</text:span> ($date) {</text:p>
      <text:p text:style-name="P20"><text:span text:style-name="T15">return</text:span> <text:span text:style-name="T15">$this</text:span>-&gt;translationManager-&gt;getShortDate($date);</text:p>
      <text:p text:style-name="P20">});</text:p>
      <text:p text:style-name="P20"><text:span text:style-name="T15">$this</text:span>-&gt;latte-&gt;addFilter(<text:span text:style-name="T16">'longDate'</text:span>, <text:span text:style-name="T15">function</text:span> ($date) {</text:p>
      <text:p text:style-name="P20"><text:span text:style-name="T15">return</text:span> <text:span text:style-name="T15">$this</text:span>-&gt;translationManager-&gt;getLongDate($date);</text:p>
      <text:p text:style-name="P20">});</text:p>
      <text:p text:style-name="P20"><text:span text:style-name="T15">$this</text:span>-&gt;latte-&gt;addFilter(<text:span text:style-name="T16">'longDateTime'</text:span>, <text:span text:style-name="T15">function</text:span> ($date) {</text:p>
      <text:p text:style-name="P20"><text:span text:style-name="T15">return</text:span> <text:span text:style-name="T15">$this</text:span>-&gt;translationManager-&gt;getLongDateTime($date);</text:p>
      <text:p text:style-name="P20">});</text:p>
      <text:p text:style-name="P20"><text:span text:style-name="T15">$this</text:span>-&gt;latte-&gt;addFilter(<text:span text:style-name="T16">'readableDuration'</text:span>, <text:span text:style-name="T15">function</text:span> ($duration) {</text:p>
      <text:p text:style-name="P20"><text:span text:style-name="T15">return</text:span> <text:span text:style-name="T15">$this</text:span>-&gt;translationManager-&gt;getReadableDuration($duration);</text:p>
      <text:p text:style-name="P20">});</text:p>
      <text:p text:style-name="P20"><text:span text:style-name="T15">$this</text:span>-&gt;latte-&gt;addFilter(<text:span text:style-name="T16">'json'</text:span>, <text:span text:style-name="T15">function</text:span> ($value) {</text:p>
      <text:p text:style-name="P20"><text:span text:style-name="T15">return</text:span> json_encode($value, JSON_HEX_APOS | JSON_HEX_QUOT);</text:p>
      <text:p text:style-name="P20">});</text:p>
      <text:p text:style-name="P20"><text:soft-page-break/><text:span text:style-name="T15">$this</text:span>-&gt;latte-&gt;addFilter(<text:span text:style-name="T16">'extractFirstElement'</text:span>, <text:span text:style-name="T15">function</text:span> ($html) {</text:p>
      <text:p text:style-name="P20"><text:span text:style-name="T15">if</text:span> (preg_match(<text:span text:style-name="T32">'/&lt;p[^&gt;]</text:span>*<text:span text:style-name="T32">&gt;(.</text:span>*<text:span text:style-name="T32">?)&lt;\/p&gt;/s'</text:span>, $html, $matches)) {</text:p>
      <text:p text:style-name="P20"><text:span text:style-name="T15">return</text:span> $matches[<text:span text:style-name="T19">0</text:span>];</text:p>
      <text:p text:style-name="P20">}</text:p>
      <text:p text:style-name="P20"><text:span text:style-name="T15">if</text:span> (preg_match(<text:span text:style-name="T32">'/&lt;img[^&gt;]</text:span>*<text:span text:style-name="T32">&gt;/i'</text:span>, $html, $matches)) {</text:p>
      <text:p text:style-name="P20"><text:span text:style-name="T15">return</text:span> $matches[<text:span text:style-name="T19">0</text:span>];</text:p>
      <text:p text:style-name="P20">}</text:p>
      <text:p text:style-name="P20"><text:span text:style-name="T15">if</text:span> (preg_match(<text:span text:style-name="T32">'/&lt;a[^&gt;]</text:span>*<text:span text:style-name="T32">&gt;.</text:span>*<text:span text:style-name="T32">?&lt;\/a&gt;/i'</text:span>, $html, $matches)) {</text:p>
      <text:p text:style-name="P20"><text:span text:style-name="T15">return</text:span> $matches[<text:span text:style-name="T19">0</text:span>];</text:p>
      <text:p text:style-name="P20">}</text:p>
      <text:p text:style-name="P20">$text = strip_tags($html);</text:p>
      <text:p text:style-name="P20"><text:span text:style-name="T15">return</text:span> strlen($text) &gt; <text:span text:style-name="T19">150</text:span> ? substr($text, <text:span text:style-name="T19">0</text:span>, <text:span text:style-name="T19">150</text:span>) . <text:span text:style-name="T16">'...'</text:span> : $text;</text:p>
      <text:p text:style-name="P20">});</text:p>
      <text:p text:style-name="P20"><text:span text:style-name="T15">$this</text:span>-&gt;latte-&gt;addFilter(<text:span text:style-name="T16">'nl2br'</text:span>, <text:span text:style-name="T15">function</text:span> ($string) {</text:p>
      <text:p text:style-name="P20"><text:span text:style-name="T15">return</text:span> nl2br(htmlspecialchars($string, ENT_QUOTES | ENT_SUBSTITUTE, <text:span text:style-name="T16">'UTF-8'</text:span>));</text:p>
      <text:p text:style-name="P20">});</text:p>
      <text:p text:style-name="P20"><text:span text:style-name="T15">$this</text:span>-&gt;latte-&gt;addFilter(<text:span text:style-name="T16">'urlencode'</text:span>, <text:span text:style-name="T15">function</text:span> ($s) {</text:p>
      <text:p text:style-name="P20"><text:span text:style-name="T15">return</text:span> urlencode($s);</text:p>
      <text:p text:style-name="P20">});</text:p>
      <text:p text:style-name="P20"><text:span text:style-name="T15">$this</text:span>-&gt;authorizations = <text:span text:style-name="T15">new</text:span> Authorization(<text:span text:style-name="T15">$this</text:span>-&gt;pdo);</text:p>
      <text:p text:style-name="P20"><text:span text:style-name="T15">$this</text:span>-&gt;settings = <text:span text:style-name="T15">new</text:span> Settings(<text:span text:style-name="T15">$this</text:span>-&gt;pdo);</text:p>
      <text:p text:style-name="P6"/>
      <text:p text:style-name="P20"><text:span text:style-name="T15">$this</text:span>-&gt;mediaPath = <text:span text:style-name="T15">__DIR__</text:span> . <text:span text:style-name="T16">'/../../data/media/'</text:span>;</text:p>
      <text:p text:style-name="P20"><text:span text:style-name="T15">if</text:span> (!file_exists(<text:span text:style-name="T15">$this</text:span>-&gt;mediaPath)) {</text:p>
      <text:p text:style-name="P20">mkdir(<text:span text:style-name="T15">$this</text:span>-&gt;mediaPath, <text:span text:style-name="T19">0755</text:span>, <text:span text:style-name="T15">true</text:span>);</text:p>
      <text:p text:style-name="P20">}</text:p>
      <text:p text:style-name="P20">}</text:p>
      <text:p text:style-name="P6"/>
      <text:p text:style-name="P20"><text:span text:style-name="T15">public</text:span> <text:span text:style-name="T15">static</text:span> <text:span text:style-name="T15">function</text:span> GetVersion()</text:p>
      <text:p text:style-name="P20">{</text:p>
      <text:p text:style-name="P20"><text:span text:style-name="T15">return</text:span> <text:span text:style-name="T15">self</text:span>::VERSION;</text:p>
      <text:p text:style-name="P20">}</text:p>
      <text:p text:style-name="P6"/>
      <text:p text:style-name="P20"><text:span text:style-name="T15">public</text:span> <text:span text:style-name="T15">function</text:span> log($code = <text:span text:style-name="T16">''</text:span>, $message = <text:span text:style-name="T16">''</text:span>)</text:p>
      <text:p text:style-name="P20">{</text:p>
      <text:p text:style-name="P20">$email = filter_var($_SESSION[<text:span text:style-name="T16">'user'</text:span>] ?? <text:span text:style-name="T16">''</text:span>, FILTER_VALIDATE_EMAIL);</text:p>
      <text:p text:style-name="P20">$client = <text:span text:style-name="T15">new</text:span> Client();</text:p>
      <text:p text:style-name="P20"><text:span text:style-name="T15">$this</text:span>-&gt;fluentForLog</text:p>
      <text:p text:style-name="P20">-&gt;insertInto(<text:span text:style-name="T16">'Log'</text:span>, [</text:p>
      <text:p text:style-name="P20"><text:span text:style-name="T16">'IpAddress'</text:span> =&gt; $client-&gt;getIp(),</text:p>
      <text:p text:style-name="P20"><text:span text:style-name="T16">'Referer'</text:span> =&gt; $client-&gt;getReferer(),</text:p>
      <text:p text:style-name="P20"><text:span text:style-name="T16">'Os'</text:span> =&gt; $client-&gt;getOs(),</text:p>
      <text:p text:style-name="P20"><text:span text:style-name="T16">'Browser'</text:span> =&gt; $client-&gt;getBrowser(),</text:p>
      <text:p text:style-name="P20"><text:span text:style-name="T16">'ScreenResolution'</text:span> =&gt; $client-&gt;getScreenResolution(),</text:p>
      <text:p text:style-name="P20"><text:span text:style-name="T16">'Type'</text:span> =&gt; $client-&gt;getType(),</text:p>
      <text:p text:style-name="P20"><text:span text:style-name="T16">'Uri'</text:span> =&gt; $client-&gt;getUri(),</text:p>
      <text:p text:style-name="P20"><text:span text:style-name="T16">'Token'</text:span> =&gt; $client-&gt;getToken(),</text:p>
      <text:p text:style-name="P20"><text:span text:style-name="T16">'Who'</text:span> =&gt; $email,</text:p>
      <text:p text:style-name="P20"><text:span text:style-name="T16">'Code'</text:span> =&gt; $code,</text:p>
      <text:p text:style-name="P20"><text:span text:style-name="T16">'Message'</text:span> =&gt; $message,</text:p>
      <text:p text:style-name="P20">])</text:p>
      <text:p text:style-name="P20">-&gt;execute();</text:p>
      <text:p text:style-name="P20">}</text:p>
      <text:p text:style-name="P6"/>
      <text:p text:style-name="P40"><text:soft-page-break/>#region Protected functions</text:p>
      <text:p text:style-name="P20"><text:span text:style-name="T15">protected</text:span> <text:span text:style-name="T15">function</text:span> sanitizeInput($data)</text:p>
      <text:p text:style-name="P20">{</text:p>
      <text:p text:style-name="P20"><text:span text:style-name="T15">return</text:span> trim($data ?? <text:span text:style-name="T16">''</text:span>);</text:p>
      <text:p text:style-name="P20">}</text:p>
      <text:p text:style-name="P6"/>
      <text:p text:style-name="P20"><text:span text:style-name="T15">protected</text:span> <text:span text:style-name="T15">function</text:span> getPerson($requiredAuthorisations = [], $segment = <text:span text:style-name="T19">0</text:span>)</text:p>
      <text:p text:style-name="P20">{</text:p>
      <text:p text:style-name="P20">$translationManager = <text:span text:style-name="T15">new</text:span> TranslationManager(<text:span text:style-name="T15">$this</text:span>-&gt;pdo);</text:p>
      <text:p text:style-name="P20">$userEmail = $_SESSION[<text:span text:style-name="T16">'user'</text:span>] ?? <text:span text:style-name="T16">''</text:span>;</text:p>
      <text:p text:style-name="P20"><text:span text:style-name="T15">if</text:span> (!$userEmail) {</text:p>
      <text:p text:style-name="P20"><text:span text:style-name="T15">$this</text:span>-&gt;setDefaultParams();</text:p>
      <text:p text:style-name="P20"><text:span text:style-name="T15">return</text:span> <text:span text:style-name="T15">false</text:span>;</text:p>
      <text:p text:style-name="P20">} <text:span text:style-name="T15">else</text:span> {</text:p>
      <text:p text:style-name="P20">$person = <text:span text:style-name="T15">$this</text:span>-&gt;getPersonByEmail($userEmail);</text:p>
      <text:p text:style-name="P20"><text:span text:style-name="T15">if</text:span> (!$person) {</text:p>
      <text:p text:style-name="P20"><text:span text:style-name="T15">$this</text:span>-&gt;application-&gt;error480($userEmail, <text:span text:style-name="T15">__FILE__</text:span>, <text:span text:style-name="T15">__LINE__</text:span>);</text:p>
      <text:p text:style-name="P20"><text:span text:style-name="T15">return</text:span> <text:span text:style-name="T15">false</text:span>;</text:p>
      <text:p text:style-name="P20">} <text:span text:style-name="T15">else</text:span> {</text:p>
      <text:p text:style-name="P20">$authorizations = <text:span text:style-name="T15">$this</text:span>-&gt;authorizations-&gt;get($person-&gt;Id);</text:p>
      <text:p text:style-name="P20"><text:span text:style-name="T15">if</text:span> ($requiredAuthorisations != [] &amp;&amp; empty(array_intersect($authorizations, $requiredAuthorisations))) {</text:p>
      <text:p text:style-name="P20"><text:span text:style-name="T15">$this</text:span>-&gt;application-&gt;error403(<text:span text:style-name="T15">__FILE__</text:span>, <text:span text:style-name="T15">__LINE__</text:span>);</text:p>
      <text:p text:style-name="P20"><text:span text:style-name="T15">return</text:span> <text:span text:style-name="T15">false</text:span>;</text:p>
      <text:p text:style-name="P20">}</text:p>
      <text:p text:style-name="P20"><text:span text:style-name="T15">$this</text:span>-&gt;params = <text:span text:style-name="T15">new</text:span> Params([</text:p>
      <text:p text:style-name="P20"><text:span text:style-name="T16">'href'</text:span> =&gt; <text:span text:style-name="T15">$this</text:span>-&gt;getHref($person-&gt;Email),</text:p>
      <text:p text:style-name="P20"><text:span text:style-name="T16">'userImg'</text:span> =&gt; <text:span text:style-name="T15">$this</text:span>-&gt;getUserImg($person),</text:p>
      <text:p text:style-name="P20"><text:span text:style-name="T16">'userEmail'</text:span> =&gt; $person-&gt;Email,</text:p>
      <text:p text:style-name="P20"><text:span text:style-name="T16">'keys'</text:span> =&gt; count($authorizations) ?? <text:span text:style-name="T19">0</text:span> &gt; <text:span text:style-name="T19">0</text:span> ? <text:span text:style-name="T15">true</text:span> : <text:span text:style-name="T15">false</text:span>,</text:p>
      <text:p text:style-name="P20"><text:span text:style-name="T16">'isEventManager'</text:span> =&gt; <text:span text:style-name="T15">$this</text:span>-&gt;authorizations-&gt;isEventManager(),</text:p>
      <text:p text:style-name="P20"><text:span text:style-name="T16">'isPersonManager'</text:span> =&gt; <text:span text:style-name="T15">$this</text:span>-&gt;authorizations-&gt;isPersonManager(),</text:p>
      <text:p text:style-name="P20"><text:span text:style-name="T16">'isRedactor'</text:span> =&gt; <text:span text:style-name="T15">$this</text:span>-&gt;authorizations-&gt;isRedactor(),</text:p>
      <text:p text:style-name="P20"><text:span text:style-name="T16">'isEditor'</text:span> =&gt; <text:span text:style-name="T15">$this</text:span>-&gt;authorizations-&gt;isEditor(),</text:p>
      <text:p text:style-name="P20"><text:span text:style-name="T16">'isWebmaster'</text:span> =&gt; <text:span text:style-name="T15">$this</text:span>-&gt;authorizations-&gt;isWebmaster(),</text:p>
      <text:p text:style-name="P20"><text:span text:style-name="T16">'page'</text:span> =&gt; explode(<text:span text:style-name="T16">'/'</text:span>, trim(parse_url($_SERVER[<text:span text:style-name="T16">'REQUEST_URI'</text:span>], PHP_URL_PATH), <text:span text:style-name="T16">'/'</text:span>))[$segment],</text:p>
      <text:p text:style-name="P20"><text:span text:style-name="T16">'currentVersion'</text:span> =&gt; <text:span text:style-name="T15">self</text:span>::VERSION,</text:p>
      <text:p text:style-name="P20"><text:span text:style-name="T16">'currentLanguage'</text:span> =&gt; $translationManager-&gt;getCurrentLanguage(),</text:p>
      <text:p text:style-name="P20"><text:span text:style-name="T16">'supportedLanguages'</text:span> =&gt; $translationManager-&gt;getSupportedLanguages(),</text:p>
      <text:p text:style-name="P20"><text:span text:style-name="T16">'flag'</text:span> =&gt; $translationManager-&gt;getFlag($translationManager-&gt;getCurrentLanguage()),</text:p>
      <text:p text:style-name="P20">]);</text:p>
      <text:p text:style-name="P20"><text:span text:style-name="T15">return</text:span> $person;</text:p>
      <text:p text:style-name="P20">}</text:p>
      <text:p text:style-name="P20">}</text:p>
      <text:p text:style-name="P20">}</text:p>
      <text:p text:style-name="P6"/>
      <text:p text:style-name="P20"><text:span text:style-name="T15">protected</text:span> <text:span text:style-name="T15">function</text:span> getLayout()</text:p>
      <text:p text:style-name="P20">{</text:p>
      <text:p text:style-name="P20">$navbar = $_SESSION[<text:span text:style-name="T16">'navbar'</text:span>] ?? <text:span text:style-name="T16">''</text:span>;</text:p>
      <text:p text:style-name="P20"><text:span text:style-name="T15">if</text:span> ($navbar == <text:span text:style-name="T16">'user'</text:span>) <text:span text:style-name="T15">return</text:span> <text:span text:style-name="T16">'../user/user.latte'</text:span>;</text:p>
      <text:p text:style-name="P20"><text:span text:style-name="T15">else</text:span> <text:span text:style-name="T15">if</text:span> ($navbar == <text:span text:style-name="T16">'eventManager'</text:span>) <text:span text:style-name="T15">return</text:span> <text:span text:style-name="T16">'../admin/eventManager.latte'</text:span>;</text:p>
      <text:p text:style-name="P20"><text:span text:style-name="T15">else</text:span> <text:span text:style-name="T15">if</text:span> ($navbar == <text:span text:style-name="T16">'personManager'</text:span>) <text:span text:style-name="T15">return</text:span> <text:span text:style-name="T16">'../admin/personManager.latte'</text:span>;</text:p>
      <text:p text:style-name="P20"><text:span text:style-name="T15">else</text:span> <text:span text:style-name="T15">if</text:span> ($navbar == <text:span text:style-name="T16">'webmaster'</text:span>) <text:span text:style-name="T15">return</text:span> <text:span text:style-name="T16">'../admin/webmaster.latte'</text:span>;</text:p>
      <text:p text:style-name="P20"><text:span text:style-name="T15">else</text:span> <text:span text:style-name="T15">if</text:span> ($navbar == <text:span text:style-name="T16">'redactor'</text:span>) <text:span text:style-name="T15">return</text:span> <text:span text:style-name="T16">'../admin/redactor.latte'</text:span>;</text:p>
      <text:p text:style-name="P20"><text:span text:style-name="T15">else</text:span> <text:span text:style-name="T15">if</text:span> ($navbar == <text:span text:style-name="T16">''</text:span>) <text:span text:style-name="T15">return</text:span> <text:span text:style-name="T16">'../home.latte'</text:span>;</text:p>
      <text:p text:style-name="P6"><text:soft-page-break/></text:p>
      <text:p text:style-name="P20"><text:span text:style-name="T15">die</text:span>(<text:span text:style-name="T16">'Fatal error in file '</text:span> . <text:span text:style-name="T15">__FILE__</text:span> . <text:span text:style-name="T16">' at line '</text:span> . <text:span text:style-name="T15">__LINE__</text:span> . <text:span text:style-name="T16">" with navbar="</text:span> . $navbar);</text:p>
      <text:p text:style-name="P20">}</text:p>
      <text:p text:style-name="P6"/>
      <text:p text:style-name="P20"><text:span text:style-name="T15">protected</text:span> <text:span text:style-name="T15">function</text:span> getNavItems($all = <text:span text:style-name="T15">false</text:span>)</text:p>
      <text:p text:style-name="P20">{</text:p>
      <text:p text:style-name="P20">$navItems = <text:span text:style-name="T15">$this</text:span>-&gt;fluent</text:p>
      <text:p text:style-name="P20">-&gt;from(<text:span text:style-name="T16">'Page'</text:span>)</text:p>
      <text:p text:style-name="P20">-&gt;leftJoin(<text:span text:style-name="T16">"'Group' ON Page.IdGroup = 'Group'.Id"</text:span>)</text:p>
      <text:p text:style-name="P20">-&gt;select(<text:span text:style-name="T16">"'Group'.Name AS GroupName"</text:span>)</text:p>
      <text:p text:style-name="P20">-&gt;orderBy(<text:span text:style-name="T16">'Position'</text:span>)</text:p>
      <text:p text:style-name="P20">-&gt;fetchAll();</text:p>
      <text:p text:style-name="P20">$person = <text:span text:style-name="T15">$this</text:span>-&gt;getPerson();</text:p>
      <text:p text:style-name="P20"><text:span text:style-name="T15">if</text:span> (!$person) $userGroups = [];</text:p>
      <text:p text:style-name="P20"><text:span text:style-name="T15">else</text:span> $userGroups = <text:span text:style-name="T15">$this</text:span>-&gt;authorizations-&gt;getUserGroups($person-&gt;Email);</text:p>
      <text:p text:style-name="P6"/>
      <text:p text:style-name="P20">$filteredNavItems = [];</text:p>
      <text:p text:style-name="P20"><text:span text:style-name="T15">foreach</text:span> ($navItems as $navItem) {</text:p>
      <text:p text:style-name="P20"><text:span text:style-name="T15">if</text:span> (</text:p>
      <text:p text:style-name="P20">($person === <text:span text:style-name="T15">false</text:span> &amp;&amp; $navItem-&gt;ForAnonymous == <text:span text:style-name="T19">1</text:span>)</text:p>
      <text:p text:style-name="P20">|| ($person &amp;&amp; $navItem-&gt;ForMembers == <text:span text:style-name="T19">1</text:span> &amp;&amp;</text:p>
      <text:p text:style-name="P20">(</text:p>
      <text:p text:style-name="P20">$navItem-&gt;IdGroup === <text:span text:style-name="T15">null</text:span></text:p>
      <text:p text:style-name="P20">|| ($userGroups != [] &amp;&amp; in_array($navItem-&gt;IdGroup, $userGroups))</text:p>
      <text:p text:style-name="P20">)</text:p>
      <text:p text:style-name="P20">)</text:p>
      <text:p text:style-name="P20">|| $all</text:p>
      <text:p text:style-name="P20">) $filteredNavItems[] = $navItem;</text:p>
      <text:p text:style-name="P20">}</text:p>
      <text:p text:style-name="P20"><text:span text:style-name="T15">return</text:span> $filteredNavItems;</text:p>
      <text:p text:style-name="P20">}</text:p>
      <text:p text:style-name="P6"/>
      <text:p text:style-name="P20"><text:span text:style-name="T15">protected</text:span> <text:span text:style-name="T15">function</text:span> getGroup($id)</text:p>
      <text:p text:style-name="P20">{</text:p>
      <text:p text:style-name="P20"><text:span text:style-name="T15">return</text:span> <text:span text:style-name="T15">$this</text:span>-&gt;fluent-&gt;from(<text:span text:style-name="T16">'"Group"'</text:span>)</text:p>
      <text:p text:style-name="P20">-&gt;where(<text:span text:style-name="T16">'Id'</text:span>, $id)</text:p>
      <text:p text:style-name="P20">-&gt;fetch();</text:p>
      <text:p text:style-name="P20">}</text:p>
      <text:p text:style-name="P6"/>
      <text:p text:style-name="P20"><text:span text:style-name="T15">protected</text:span> <text:span text:style-name="T15">function</text:span> getGroups()</text:p>
      <text:p text:style-name="P20">{</text:p>
      <text:p text:style-name="P20"><text:span text:style-name="T15">return</text:span> <text:span text:style-name="T15">$this</text:span>-&gt;fluent-&gt;from(<text:span text:style-name="T16">"'Group'"</text:span>)-&gt;where(<text:span text:style-name="T16">'Inactivated'</text:span>, <text:span text:style-name="T19">0</text:span>)-&gt;orderBy(<text:span text:style-name="T16">'Name'</text:span>)-&gt;fetchAll();</text:p>
      <text:p text:style-name="P20">}</text:p>
      <text:p text:style-name="P6"/>
      <text:p text:style-name="P20"><text:span text:style-name="T15">protected</text:span> <text:span text:style-name="T15">function</text:span> getPublisher($id)</text:p>
      <text:p text:style-name="P20">{</text:p>
      <text:p text:style-name="P20"><text:span text:style-name="T15">if</text:span> ($id == <text:span text:style-name="T15">null</text:span>) {</text:p>
      <text:p text:style-name="P20"><text:span text:style-name="T15">return</text:span> <text:span text:style-name="T15">null</text:span>;</text:p>
      <text:p text:style-name="P20">}</text:p>
      <text:p text:style-name="P20">$person = <text:span text:style-name="T15">$this</text:span>-&gt;fluent-&gt;from(<text:span text:style-name="T16">'Person'</text:span>)-&gt;select(<text:span text:style-name="T16">'FirstName, LastName'</text:span>)-&gt;where(<text:span text:style-name="T16">'Id'</text:span>, $id)-&gt;fetch();</text:p>
      <text:p text:style-name="P6"/>
      <text:p text:style-name="P20"><text:span text:style-name="T15">return</text:span> <text:span text:style-name="T16">"publié par "</text:span> . $person-&gt;FirstName . <text:span text:style-name="T16">" "</text:span> . $person-&gt;LastName;</text:p>
      <text:p text:style-name="P20">}</text:p>
      <text:p text:style-name="P6"/>
      <text:p text:style-name="P20"><text:soft-page-break/><text:span text:style-name="T15">protected</text:span> <text:span text:style-name="T15">function</text:span> setDefaultParams($segment = <text:span text:style-name="T19">0</text:span>)</text:p>
      <text:p text:style-name="P20">{</text:p>
      <text:p text:style-name="P20">$translationManager = <text:span text:style-name="T15">new</text:span> TranslationManager(<text:span text:style-name="T15">$this</text:span>-&gt;pdo);</text:p>
      <text:p text:style-name="P20"><text:span text:style-name="T15">$this</text:span>-&gt;params = <text:span text:style-name="T15">new</text:span> Params([</text:p>
      <text:p text:style-name="P20"><text:span text:style-name="T16">'href'</text:span> =&gt; <text:span text:style-name="T16">'/user/sign/in'</text:span>,</text:p>
      <text:p text:style-name="P20"><text:span text:style-name="T16">'userImg'</text:span> =&gt; <text:span text:style-name="T16">'/app/images/anonymat.png'</text:span>,</text:p>
      <text:p text:style-name="P20"><text:span text:style-name="T16">'userEmail'</text:span> =&gt; <text:span text:style-name="T16">''</text:span>,</text:p>
      <text:p text:style-name="P20"><text:span text:style-name="T16">'keys'</text:span> =&gt; <text:span text:style-name="T15">false</text:span>,</text:p>
      <text:p text:style-name="P20"><text:span text:style-name="T16">'isEventManager'</text:span> =&gt; <text:span text:style-name="T15">false</text:span>,</text:p>
      <text:p text:style-name="P20"><text:span text:style-name="T16">'isPersonManager'</text:span> =&gt; <text:span text:style-name="T15">false</text:span>,</text:p>
      <text:p text:style-name="P20"><text:span text:style-name="T16">'isRedactor'</text:span> =&gt; <text:span text:style-name="T15">false</text:span>,</text:p>
      <text:p text:style-name="P20"><text:span text:style-name="T16">'isEditor'</text:span> =&gt; <text:span text:style-name="T15">false</text:span>,</text:p>
      <text:p text:style-name="P20"><text:span text:style-name="T16">'isWebmaster'</text:span> =&gt; <text:span text:style-name="T15">false</text:span>,</text:p>
      <text:p text:style-name="P20"><text:span text:style-name="T16">'page'</text:span> =&gt; explode(<text:span text:style-name="T16">'/'</text:span>, trim(parse_url($_SERVER[<text:span text:style-name="T16">'REQUEST_URI'</text:span>], PHP_URL_PATH), <text:span text:style-name="T16">'/'</text:span>))[$segment],</text:p>
      <text:p text:style-name="P20"><text:span text:style-name="T16">'currentVersion'</text:span> =&gt; <text:span text:style-name="T15">self</text:span>::VERSION,</text:p>
      <text:p text:style-name="P20"><text:span text:style-name="T16">'currentLanguage'</text:span> =&gt; $translationManager-&gt;getCurrentLanguage(),</text:p>
      <text:p text:style-name="P20"><text:span text:style-name="T16">'supportedLanguages'</text:span> =&gt; $translationManager-&gt;getSupportedLanguages(),</text:p>
      <text:p text:style-name="P20"><text:span text:style-name="T16">'flag'</text:span> =&gt; $translationManager-&gt;getFlag($translationManager-&gt;getCurrentLanguage()),</text:p>
      <text:p text:style-name="P20">]);</text:p>
      <text:p text:style-name="P20">}</text:p>
      <text:p text:style-name="P6"/>
      <text:p text:style-name="P20"><text:span text:style-name="T15">protected</text:span> <text:span text:style-name="T15">function</text:span> render(<text:span text:style-name="T15">string</text:span> $name, <text:span text:style-name="T15">object</text:span>|<text:span text:style-name="T15">array</text:span> $params = []): <text:span text:style-name="T15">void</text:span></text:p>
      <text:p text:style-name="P20">{</text:p>
      <text:p text:style-name="P20">$content = <text:span text:style-name="T15">$this</text:span>-&gt;latte-&gt;renderToString($name, $params);</text:p>
      <text:p text:style-name="P20">echo $content;</text:p>
      <text:p text:style-name="P6"/>
      <text:p text:style-name="P20"><text:span text:style-name="T15">if</text:span> (ob_get_level()) {</text:p>
      <text:p text:style-name="P20">ob_end_flush();</text:p>
      <text:p text:style-name="P20">}</text:p>
      <text:p text:style-name="P20">flush();</text:p>
      <text:p text:style-name="P20">Flight::stop();</text:p>
      <text:p text:style-name="P20">}</text:p>
      <text:p text:style-name="P6"/>
      <text:p text:style-name="P20"><text:span text:style-name="T15">protected</text:span> <text:span text:style-name="T15">function</text:span> renderJson(<text:span text:style-name="T15">array</text:span> $response, <text:span text:style-name="T15">int</text:span> $statusCode = <text:span text:style-name="T19">200</text:span>): <text:span text:style-name="T15">void</text:span></text:p>
      <text:p text:style-name="P20">{</text:p>
      <text:p text:style-name="P20">http_response_code($statusCode);</text:p>
      <text:p text:style-name="P20">header(<text:span text:style-name="T16">'Content-Type: application/json'</text:span>);</text:p>
      <text:p text:style-name="P20">echo json_encode($response);</text:p>
      <text:p text:style-name="P20"><text:span text:style-name="T15">if</text:span> (ob_get_level()) {</text:p>
      <text:p text:style-name="P20">ob_end_flush();</text:p>
      <text:p text:style-name="P20">}</text:p>
      <text:p text:style-name="P20">flush();</text:p>
      <text:p text:style-name="P20">Flight::stop();</text:p>
      <text:p text:style-name="P20">}</text:p>
      <text:p text:style-name="P6"/>
      <text:p text:style-name="P20"><text:span text:style-name="T15">protected</text:span> <text:span text:style-name="T15">function</text:span> buildUrl($base, $params = [])</text:p>
      <text:p text:style-name="P20">{</text:p>
      <text:p text:style-name="P20"><text:span text:style-name="T15">return</text:span> $base . <text:span text:style-name="T16">'?'</text:span> . http_build_query($params);</text:p>
      <text:p text:style-name="P20">}</text:p>
      <text:p text:style-name="P6"/>
      <text:p text:style-name="P40">#region Private functions</text:p>
      <text:p text:style-name="P20"><text:span text:style-name="T15">private</text:span> <text:span text:style-name="T15">function</text:span> getHref($userEmail)</text:p>
      <text:p text:style-name="P20">{</text:p>
      <text:p text:style-name="P20"><text:span text:style-name="T15">return</text:span> $userEmail == <text:span text:style-name="T16">''</text:span> ? <text:span text:style-name="T16">'/user/sign/in'</text:span> : <text:span text:style-name="T16">'/user'</text:span>;</text:p>
      <text:p text:style-name="P20"><text:soft-page-break/>}</text:p>
      <text:p text:style-name="P6"/>
      <text:p text:style-name="P20"><text:span text:style-name="T15">private</text:span> <text:span text:style-name="T15">function</text:span> getUserImg($person)</text:p>
      <text:p text:style-name="P20">{</text:p>
      <text:p text:style-name="P20"><text:span text:style-name="T15">if</text:span> ($person === <text:span text:style-name="T15">null</text:span>) {</text:p>
      <text:p text:style-name="P20"><text:span text:style-name="T15">return</text:span> <text:span text:style-name="T16">'/app/images/anonymat.png'</text:span>;</text:p>
      <text:p text:style-name="P20">} <text:span text:style-name="T15">else</text:span> <text:span text:style-name="T15">if</text:span> ($person-&gt;UseGravatar === <text:span text:style-name="T16">'yes'</text:span>) {</text:p>
      <text:p text:style-name="P20"><text:span text:style-name="T15">return</text:span> (<text:span text:style-name="T15">new</text:span> GravatarHandler())-&gt;getGravatar($person-&gt;Email);</text:p>
      <text:p text:style-name="P20">} <text:span text:style-name="T15">else</text:span> {</text:p>
      <text:p text:style-name="P20"><text:span text:style-name="T15">if</text:span> (empty($person-&gt;Avatar)) {</text:p>
      <text:p text:style-name="P20"><text:span text:style-name="T15">return</text:span> <text:span text:style-name="T16">'/app/images/emojiPensif.png'</text:span>;</text:p>
      <text:p text:style-name="P20">} <text:span text:style-name="T15">else</text:span> {</text:p>
      <text:p text:style-name="P20"><text:span text:style-name="T15">return</text:span> <text:span text:style-name="T16">'/app/images/'</text:span> . $person-&gt;Avatar;</text:p>
      <text:p text:style-name="P20">}</text:p>
      <text:p text:style-name="P20">}</text:p>
      <text:p text:style-name="P20">}</text:p>
      <text:p text:style-name="P20">}</text:p>
      <text:p text:style-name="P38"/>
      <text:p text:style-name="P41">Il faut supprimer tous les accès directs à la base de données des controleurs, permettre l’enregistrement des erreurs dans la base spécifique. Il faut que les helpers et les controleurs puissent appeler les fonctions de la classe application.</text:p>
      <text:h text:style-name="P45" text:outline-level="2">Dépendances</text:h>
      <text:h text:style-name="Heading_20_3" text:outline-level="3">Les dépendances de ma webapp :</text:h>
      <text:p text:style-name="P46">../WebSite/app/apis/AbstractApi.php depends on: flight, Latte\Engine as LatteEngine, app\enums\ApplicationError, app\helpers\Application, app\helpers\ConnectedUser, app\models\DataHelper, app\models\PersonDataHelper</text:p>
      <text:p text:style-name="P46">../WebSite/app/apis/ArticleApi.php depends on: Exception, Throwable, app\enums\ApplicationError, app\helpers\Application, app\helpers\Media, app\models\ArticleDataHelper, app\models\DesignDataHelper, app\models\ReplyDataHelper</text:p>
      <text:p text:style-name="P46">../WebSite/app/apis/CarouselApi.php depends on: Throwable, app\enums\ApplicationError, app\helpers\Application, app\helpers\WebApp, app\models\AuthorizationDataHelper, app\models\CarouselDataHelper, app\models\DataHelper</text:p>
      <text:p text:style-name="P46">../WebSite/app/apis/EventApi.php depends on: InvalidArgumentException, Throwable, app\enums\ApplicationError, app\enums\Period, app\helpers\Application, app\helpers\WebApp, app\interfaces\AttributeServiceInterface, app\interfaces\AuthorizationServiceInterface, app\interfaces\EventServiceInterface, app\interfaces\MessageServiceInterface, app\interfaces\NeedServiceInterface, app\interfaces\NeedTypeServiceInterface, app\interfaces\SupplyServiceInterface, app\models\ApiEventDataHelper, app\models\EventDataHelper</text:p>
      <text:p text:style-name="P46">../WebSite/app/apis/ImportApi.php depends on: app\helpers\ApiImportHelper, app\helpers\Application</text:p>
      <text:p text:style-name="P46">../WebSite/app/apis/WebmasterApi.php depends on: Throwable, app\enums\ApplicationError, app\helpers\Application, app\models\LogDataHelper, app\models\PageDataHelper, app\models\PersonGroupDataHelper</text:p>
      <text:p text:style-name="P46">../WebSite/app/controllers/AbstractController.php depends on: flight, flight\Engine, Latte\Engine as LatteEngine, app\enums\TimeOfDay, app\helpers\Application, app\helpers\TranslationManager, app\helpers\ConnectedUser, app\models\AuthorizationDataHelper, app\models\DataHelper, app\models\LanguagesDataHelper, app\models\PageDataHelper</text:p>
      <text:p text:style-name="P46"><text:soft-page-break/>../WebSite/app/controllers/ArticleController.php depends on: RuntimeException, app\enums\ApplicationError, app\enums\FilterInputRule, app\helpers\Application, app\helpers\Backup, app\helpers\Params, app\helpers\PeriodHelper, app\helpers\WebApp, app\models\ArticleCrosstabDataHelper, app\models\ArticleDataHelper, app\models\ArticleTableDataHelper, app\models\AuthorizationDataHelper, app\models\DataHelper, app\models\PersonDataHelper</text:p>
      <text:p text:style-name="P46">../WebSite/app/controllers/DbBrowserController.php depends on: app\enums\ApplicationError, app\helpers\Application, app\models\DbBrowserDataHelper, app\helpers\Params</text:p>
      <text:p text:style-name="P46">../WebSite/app/controllers/DesignController.php depends on: app\enums\FilterInputRule, app\helpers\Application, app\enums\ApplicationError, app\helpers\Params, app\helpers\WebApp, app\models\DesignDataHelper, RuntimeException</text:p>
      <text:p text:style-name="P46">../WebSite/app/controllers/EmailController.php depends on: RuntimeException, app\enums\ApplicationError, app\enums\FilterInputRule, app\enums\WeekdayFormat, app\helpers\Application, app\helpers\Params, app\helpers\TranslationManager, app\helpers\WebApp, app\services\EmailService, app\models\PersonDataHelper</text:p>
      <text:p text:style-name="P46">../WebSite/app/controllers/EventController.php depends on: DateTime, Throwable, app\enums\ApplicationError, app\enums\EventSearchMode, app\enums\FilterInputRule, app\helpers\Application, app\helpers\Params, app\helpers\PeriodHelper, app\helpers\WebApp, app\services\EmailService, app\models\CrosstabDataHelper, app\models\EventDataHelper, app\models\MessageDataHelper, app\models\NeedDataHelper, app\models\ParticipantDataHelper</text:p>
      <text:p text:style-name="P46">../WebSite/app/controllers/EventTypeController.php depends on: RuntimeException, app\enums\ApplicationError, app\enums\FilterInputRule, app\helpers\Application, app\helpers\Params, app\helpers\WebApp, app\interfaces\CrudControllerInterface, app\models\EventDataHelper, app\models\TableControllerDataHelper</text:p>
      <text:p text:style-name="P46">../WebSite/app/controllers/FFAController.php depends on: app\enums\ApplicationError, app\enums\FilterInputRule, app\helpers\Application, app\helpers\FFAScraper, app\helpers\Params, app\helpers\WebApp</text:p>
      <text:p text:style-name="P46">../WebSite/app/controllers/GroupController.php depends on: app\enums\ApplicationError, app\enums\FilterInputRule, app\helpers\Application, app\helpers\Params, app\helpers\WebApp, app\interfaces\CrudControllerInterface, app\models\GroupDataHelper</text:p>
      <text:p text:style-name="P46">../WebSite/app/controllers/ImportController.php depends on: app\enums\ApplicationError, app\enums\FilterInputRule, app\helpers\Application, app\helpers\Params, app\helpers\WebApp, app\models\ImportDataHelper</text:p>
      <text:p text:style-name="P46">../WebSite/app/controllers/LogController.php depends on: app\enums\ApplicationError, app\enums\Period, app\enums\FilterInputRule, app\helpers\Application, app\helpers\Params, app\helpers\PeriodHelper, app\helpers\WebApp, app\models\CrosstabDataHelper, app\models\LogDataHelper</text:p>
      <text:p text:style-name="P46">../WebSite/app/controllers/MediaController.php depends on: app\helpers\Application, app\enums\ApplicationError, app\helpers\Media, app\helpers\Params, app\helpers\WebApp</text:p>
      <text:p text:style-name="P46">../WebSite/app/controllers/NavBarController.php depends on: app\helpers\Application, app\enums\ApplicationError, app\helpers\Params, app\helpers\WebApp, app\models\ArwardsDataHelper</text:p>
      <text:p text:style-name="P46">../WebSite/app/controllers/PersonController.php depends on: app\enums\ApplicationError, app\enums\FilterInputRule, app\helpers\Application, app\helpers\Params, app\helpers\WebApp, app\interfaces\CrudControllerInterface, app\models\GroupDataHelper, app\models\PersonDataHelper, app\models\TableControllerDataHelper</text:p>
      <text:p text:style-name="P46"><text:soft-page-break/>../WebSite/app/controllers/RegistrationController.php depends on: app\enums\ApplicationError, app\enums\FilterInputRule, app\helpers\Application, app\helpers\Params, app\helpers\WebApp, app\models\GroupDataHelper, app\models\TableControllerDataHelper</text:p>
      <text:p text:style-name="P46">../WebSite/app/controllers/SurveyController.php depends on: RuntimeException, app\enums\ApplicationError, app\enums\FilterInputRule, app\enums\SurveyVisibility, app\helpers\Application, app\helpers\Params, app\helpers\WebApp, app\models\AuthorizationDataHelper, app\models\SurveyDataHelper</text:p>
      <text:p text:style-name="P46">../WebSite/app/controllers/TableController.php depends on: \Envms\FluentPDO\Queries\Select, app\helpers\Application, app\models\GenericDataHelper</text:p>
      <text:p text:style-name="P46">../WebSite/app/controllers/UserController.php depends on: RuntimeException, app\enums\ApplicationError, app\enums\FilterInputRule, app\enums\Period, app\enums\YesNo, app\helpers\Application, app\helpers\News, app\helpers\Params, app\helpers\Password, app\helpers\TranslationManager, app\helpers\WebApp, app\models\ArticleDataHelper, app\models\AttributeDataHelper, app\models\DesignDataHelper, app\models\EventDataHelper, app\models\EventTypeDataHelper, app\models\GroupDataHelper, app\models\LogDataHelper, app\models\MessageDataHelper, app\models\PersonDataHelper, app\models\PersonGroupDataHelper, app\models\PersonStatisticsDataHelper, app\models\SurveyDataHelper, app\services\AuthenticationService, app\services\EmailService</text:p>
      <text:p text:style-name="P46">../WebSite/app/controllers/WebmasterController.php depends on: app\enums\ApplicationError, app\enums\FilterInputRule, app\helpers\Application, app\helpers\Params, app\helpers\WebApp, app\models\ArticleDataHelper, app\models\ArwardsDataHelper</text:p>
      <text:p text:style-name="P46">../WebSite/app/exceptions/AuthenticationException.php depends on: Exception, app\enums\ApplicationError</text:p>
      <text:p text:style-name="P46">../WebSite/app/exceptions/UnauthorizedAccessException.php depends on: Exception, app\enums\ApplicationError</text:p>
      <text:p text:style-name="P46">../WebSite/app/helpers/Application.php depends on: flight\Engine, Latte\Engine as LatteEngine, PDO, RuntimeException, Throwable, app\models\Database, app\models\DataHelper, app\models\PersonDataHelper</text:p>
      <text:p text:style-name="P46">../WebSite/app/helpers/Client.php depends on: UAParser\Parser, Throwable</text:p>
      <text:p text:style-name="P46">../WebSite/app/helpers/ConnectedUser.php depends on: app\enums\ApplicationError, app\enums\Authorization, app\helpers\Params, app\helpers\TranslationManager, app\models\AuthorizationDataHelper, app\models\DataHelper</text:p>
      <text:p text:style-name="P46">../WebSite/app/helpers/ErrorManager.php depends on: app\enums\ApplicationError</text:p>
      <text:p text:style-name="P46">../WebSite/app/helpers/FFAScraper.php depends on: GuzzleHttp\Client, GuzzleHttp\Exception\GuzzleException, DOMDocument, DOMXPath</text:p>
      <text:p text:style-name="P46">../WebSite/app/helpers/File.php depends on: RuntimeException</text:p>
      <text:p text:style-name="P46">../WebSite/app/helpers/News.php depends on: RuntimeException</text:p>
      <text:p text:style-name="P46">../WebSite/app/helpers/Params.php depends on: InvalidArgumentException, app\helpers\Application, app\helpers\TranslationManager</text:p>
      <text:p text:style-name="P46">../WebSite/app/helpers/PersonPreferences.php depends on: DateTime</text:p>
      <text:p text:style-name="P46">../WebSite/app/helpers/TranslationManager.php depends on: DateTime, IntlDateFormatter, app\enums\WeekdayFormat</text:p>
      <text:p text:style-name="P46">../WebSite/app/helpers/WebApp.php depends on: RuntimeException, app\enums\FilterInputRule</text:p>
      <text:p text:style-name="P46">../WebSite/app/interfaces/DatabaseMigratorInterface.php depends on: PDO</text:p>
      <text:p text:style-name="P46">../WebSite/app/interfaces/NewsProviderInterface.php depends on: app\helpers\ConnectedUser</text:p>
      <text:p text:style-name="P46"><text:soft-page-break/>../WebSite/app/models/ApiEventDataHelper.php depends on: RuntimeException, Throwable, app\enums\ApplicationError, app\enums\EventAudience, app\helpers\Application</text:p>
      <text:p text:style-name="P46">../WebSite/app/models/ApiNeedDataHelper.php depends on: Throwable, app\enums\ApplicationError, app\helpers\Application</text:p>
      <text:p text:style-name="P46">../WebSite/app/models/ApiNeedTypeDataHelper.php depends on: Throwable, app\enums\ApplicationError, app\helpers\Application</text:p>
      <text:p text:style-name="P46">../WebSite/app/models/ArticleCrosstabDataHelper.php depends on: app\helpers\Application, app\models\CrosstabDataHelper</text:p>
      <text:p text:style-name="P46">../WebSite/app/models/ArticleDataHelper.php depends on: PDO, app\helpers\Application, app\helpers\ConnectedUser, app\interfaces\NewsProviderInterface</text:p>
      <text:p text:style-name="P46">../WebSite/app/models/ArticleTableDataHelper.php depends on: \Envms\FluentPDO\Queries\Select, app\helpers\Application, app\helpers\ConnectedUser</text:p>
      <text:p text:style-name="P46">../WebSite/app/models/ArwardsDataHelper.php depends on: app\helpers\Application</text:p>
      <text:p text:style-name="P46">../WebSite/app/models/AttributeDataHelper.php depends on: Throwable, app\enums\ApplicationError, app\helpers\Application</text:p>
      <text:p text:style-name="P46">../WebSite/app/models/AuthorizationDataHelper.php depends on: DateTime, app\helpers\Application, app\helpers\ConnectedUser</text:p>
      <text:p text:style-name="P46">../WebSite/app/models/CarouselDataHelper.php depends on: app\helpers\Application</text:p>
      <text:p text:style-name="P46">../WebSite/app/models/CrosstabDataHelper.php depends on: PDO, app\helpers\Application, app\helpers\PeriodHelper</text:p>
      <text:p text:style-name="P46">../WebSite/app/models/database/migrators/V1ToV2Migrator.php depends on: PDO, app\interfaces\DatabaseMigratorInterface, = implode(',', array_fill(0, count($filenames), '?'))</text:p>
      <text:p text:style-name="P46">../WebSite/app/models/Database.php depends on: PDO, RuntimeException, Throwable, app\helpers\File, app\models\database\migrators\V1ToV2Migrator</text:p>
      <text:p text:style-name="P46">../WebSite/app/models/DataHelper.php depends on: app\helpers\Application</text:p>
      <text:p text:style-name="P46">../WebSite/app/models/Data.php depends on: InvalidArgumentException, PDO, PDOException, RuntimeException, app\helpers\Application, app\enums\ApplicationError, keyPair with fields='*'"), = [], = []</text:p>
      <text:p text:style-name="P46">../WebSite/app/models/DbBrowserDataHelper.php depends on: PDO, RuntimeException, app\helpers\Application</text:p>
      <text:p text:style-name="P46">../WebSite/app/models/DesignDataHelper.php depends on: app\helpers\Application</text:p>
      <text:p text:style-name="P46">../WebSite/app/models/EventDataHelper.php depends on: DateInterval, DateTime, PDO, RuntimeException, Throwable, app\enums\ApplicationError, app\enums\EventAudience, app\enums\EventSearchMode, app\helpers\Application, app\helpers\ConnectedUser, app\helpers\PersonPreferences, app\helpers\TranslationManager, app\interfaces\NewsProviderInterface</text:p>
      <text:p text:style-name="P46">../WebSite/app/models/EventNeedHelper.php depends on: app\helpers\Application</text:p>
      <text:p text:style-name="P46">../WebSite/app/models/EventTypeDataHelper.php depends on: app\helpers\Application</text:p>
      <text:p text:style-name="P46">../WebSite/app/models/GenericDataHelper.php depends on: app\helpers\Application</text:p>
      <text:p text:style-name="P46">../WebSite/app/models/GroupDataHelper.php depends on: Throwable, app\helpers\Application, app\helpers\ConnectedUser</text:p>
      <text:p text:style-name="P46"><text:soft-page-break/>../WebSite/app/models/ImportDataHelper.php depends on: app\helpers\Application</text:p>
      <text:p text:style-name="P46">../WebSite/app/models/LanguagesDataHelper.php depends on: app\helpers\Application, app\helpers\TranslationManager</text:p>
      <text:p text:style-name="P46">../WebSite/app/models/LogDataHelper.php depends on: DateTime, DateTimeZone, PDO, RuntimeException, Throwable, app\helpers\Application, app\helpers\Client</text:p>
      <text:p text:style-name="P46">../WebSite/app/models/MessageDataHelper.php depends on: Exception, app\helpers\Application, app\helpers\ConnectedUser, app\helpers\TranslationManager, app\interfaces\NewsProviderInterface</text:p>
      <text:p text:style-name="P46">../WebSite/app/models/NeedDataHelper.php depends on: app\helpers\Application</text:p>
      <text:p text:style-name="P46">../WebSite/app/models/PageDataHelper.php depends on: app\helpers\Application</text:p>
      <text:p text:style-name="P46">../WebSite/app/models/ParticipantDataHelper.php depends on: app\helpers\Application</text:p>
      <text:p text:style-name="P46">../WebSite/app/models/PersonDataHelper.php depends on: DateTime, app\helpers\Application, app\helpers\ConnectedUser, app\helpers\PersonPreferences, app\helpers\WebApp, app\interfaces\NewsProviderInterface, app\services\EmailService</text:p>
      <text:p text:style-name="P46">../WebSite/app/models/PersonGroupDataHelper.php depends on: PDOException, RuntimeException, app\helpers\Application</text:p>
      <text:p text:style-name="P46">../WebSite/app/models/PersonStatisticsDataHelper.php depends on: app\helpers\Application</text:p>
      <text:p text:style-name="P46">../WebSite/app/models/ReplyDataHelper.php depends on: app\helpers\Application</text:p>
      <text:p text:style-name="P46">../WebSite/app/models/SurveyDataHelper.php depends on: app\helpers\Application, app\helpers\ConnectedUser, app\interfaces\NewsProviderInterface</text:p>
      <text:p text:style-name="P46">../WebSite/app/models/TableControllerDataHelper.php depends on: \Envms\FluentPDO\Queries\Select, app\helpers\Application</text:p>
      <text:p text:style-name="P46">../WebSite/app/services/AttributeService.php depends on: app\interfaces\AttributeServiceInterface</text:p>
      <text:p text:style-name="P46">../WebSite/app/services/AuthenticationService.php depends on: DateTime, app\enums\ApplicationError, app\enums\FilterInputRule, app\exceptions\AuthenticationException, app\helpers\Application, app\helpers\Password, app\helpers\WebApp, app\models\AuthResult, app\models\LogDataHelper, app\models\PersonDataHelper, app\services\EmailService</text:p>
      <text:p text:style-name="P46">../WebSite/app/services/AuthorizationService.php depends on: app\interfaces\AuthorizationServiceInterface</text:p>
      <text:p text:style-name="P46">../WebSite/app/services/EmailService.php depends on: InvalidArgumentException</text:p>
      <text:p text:style-name="P46">../WebSite/app/services/EventService.php depends on: DateTime, app\enums\ApplicationError, app\interfaces\EventServiceInterface, app\helpers\Application, app\helpers\PersonPreferences, app\models\DataHelper, app\models\EventDataHelper, app\models\MessageDataHelper, app\models\ParticipantDataHelper, app\models\PersonDataHelper</text:p>
      <text:p text:style-name="P46">../WebSite/app/services/MessageService.php depends on: app\interfaces\MessageServiceInterface</text:p>
      <text:p text:style-name="P46">../WebSite/app/services/NeedService.php depends on: app\interfaces\NeedServiceInterface, app\models\ApiNeedDataHelper, app\models\ApiNeedTypeDataHelper, app\models\EventNeedHelper</text:p>
      <text:p text:style-name="P46">../WebSite/app/services/NeedTypeService.php depends on: InvalidArgumentException, app\interfaces\NeedTypeServiceInterface</text:p>
      <text:p text:style-name="P46">../WebSite/app/services/SupplyService.php depends on: RuntimeException, app\exceptions\UnauthorizedAccessException, app\interfaces\SupplyServiceInterface</text:p>
      <text:h text:style-name="Heading_20_3" text:outline-level="3"><text:soft-page-break/>Graphviz</text:h>
      <text:p text:style-name="P46"><text:span text:style-name="T33">F</text:span>aire la version complète du .dot avec toutes les dépendances filtrées <text:span text:style-name="T33">(uniquement celle de la webapp, pas les classes natives PHP)</text:span> et classées.</text:p>
      <text:p text:style-name="P46"><text:span text:style-name="T33">T</text:span>ransforme<text:span text:style-name="T33">r</text:span> <text:span text:style-name="T33">l</text:span>a liste brute en structure Graphviz.</text:p>
      <text:p text:style-name="P46">Organis<text:span text:style-name="T33">er</text:span> par dossier (apis, controllers, helpers, models, services, interfaces, enums, exceptions)</text:p>
      <text:p text:style-name="P46">Flèches seulement entre couches (pas de bruit intra-couche)</text:p>
      <text:p text:style-name="P46">Couleurs par dossier</text:p>
      <text:h text:style-name="P47" text:outline-level="2">Installation<text:span text:style-name="T34">s</text:span></text:h>
      <text:p text:style-name="P48">Ma webapp, demande la dernière version de l’application disponible quand on utilise le menu webmaster.</text:p>
      <text:p text:style-name="P48">Le site de ma webapp, qui utilise ma webapp, repond. Comme toutes les demandes, celles-ci sont enregistrées dans la table log :</text:p>
      <text:p text:style-name="Code">CREATE TABLE "Log" (</text:p>
      <text:p text:style-name="Code"><text:tab/>"Id"<text:tab/>INTEGER,</text:p>
      <text:p text:style-name="Code"><text:tab/>"IpAddress"<text:tab/>TEXT,</text:p>
      <text:p text:style-name="Code"><text:tab/>"Referer"<text:tab/>TEXT,</text:p>
      <text:p text:style-name="Code"><text:tab/>"Os"<text:tab/>TEXT,</text:p>
      <text:p text:style-name="Code"><text:tab/>"Browser"<text:tab/>TEXT,</text:p>
      <text:p text:style-name="Code"><text:tab/>"ScreenResolution"<text:tab/>TEXT,</text:p>
      <text:p text:style-name="Code"><text:tab/>"Type"<text:tab/>TEXT,</text:p>
      <text:p text:style-name="Code"><text:tab/>"Uri"<text:tab/>TEXT,</text:p>
      <text:p text:style-name="Code"><text:tab/>"Token"<text:tab/>TEXT,</text:p>
      <text:p text:style-name="Code"><text:tab/>"Who"<text:tab/>TEXT,</text:p>
      <text:p text:style-name="Code"><text:tab/>"CreatedAt"<text:tab/>TEXT NOT NULL DEFAULT current_timestamp,</text:p>
      <text:p text:style-name="Code"><text:tab/>"Code"<text:tab/>TEXT,</text:p>
      <text:p text:style-name="Code"><text:tab/>"Message"<text:tab/>TEXT,</text:p>
      <text:p text:style-name="Code"><text:tab/>PRIMARY KEY("Id")</text:p>
      <text:p text:style-name="Code">);</text:p>
      <text:h text:style-name="Heading_20_3" text:outline-level="3">Dans les champs on retrouve :</text:h>
      <text:h text:style-name="Heading_20_4" text:outline-level="4">Uri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9">/api/lastVersion?cv=0.6.0</text:p>
          </table:table-cell>
        </table:table-row>
        <table:table-row>
          <table:table-cell table:style-name="Tableau1.A2" office:value-type="string">
            <text:p text:style-name="P50">/api/lastVersion</text:p>
          </table:table-cell>
        </table:table-row>
      </table:table>
      <text:p text:style-name="P48">→ les anciennes versions de l’application n’indiquaient pas leur CurrentVersion.</text:p>
      <text:h text:style-name="Heading_20_4" text:outline-level="4">Who :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9">2a01:cb10:8e98:6c00:9b78:1ca4:f8a9:ea64</text:p>
          </table:table-cell>
        </table:table-row>
        <table:table-row>
          <table:table-cell table:style-name="Tableau2.A2" office:value-type="string">
            <text:p text:style-name="P50">gwc.cluster100.hosting.ovh.net</text:p>
          </table:table-cell>
        </table:table-row>
      </table:table>
      <text:h text:style-name="Heading_20_4" text:outline-level="4">CreatedAt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9">2025-08-23 07:49:56</text:p>
          </table:table-cell>
        </table:table-row>
        <table:table-row>
          <table:table-cell table:style-name="Tableau3.A2" office:value-type="string">
            <text:p text:style-name="P50">2025-08-22 17:22:26</text:p>
          </table:table-cell>
        </table:table-row>
      </table:table>
      <text:h text:style-name="Heading_20_4" text:outline-level="4">Messag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9">PHP/8.4.5</text:p>
          </table:table-cell>
        </table:table-row>
        <table:table-row>
          <table:table-cell table:style-name="Tableau4.A2" office:value-type="string">
            <text:p text:style-name="P51"><text:s text:c="2"/></text:p>
          </table:table-cell>
        </table:table-row>
      </table:table>
      <text:p text:style-name="P52">→ les anciennes versions de l’application n’indiquaient pas leur <text:span text:style-name="T34">ver</text:span>sion <text:span text:style-name="T34">PHP</text:span>.</text:p>
      <text:p text:style-name="P53">Pour chaque « Who » on veut :</text:p>
      <text:list text:style-name="L1">
        <text:list-item>
          <text:p text:style-name="P54"><text:soft-page-break/>la date de la dernière interrogation</text:p>
        </text:list-item>
        <text:list-item>
          <text:p text:style-name="P54">les versions de la webapp, et PHP si elles existent</text:p>
        </text:list-item>
        <text:list-item>
          <text:p text:style-name="P54">le nombre d’interrogations</text:p>
        </text:list-item>
      </text:list>
      <text:h text:style-name="Heading_20_3" text:outline-level="3">Technique</text:h>
      <text:h text:style-name="Heading_20_4" text:outline-level="4"><text:span text:style-name="T34">Le c</text:span>ontrôleur</text:h>
      <text:p text:style-name="P53">Se baser sur celui qui affiche les visiteurs du site</text:p>
      <text:p text:style-name="Code"><text:span text:style-name="T15">public</text:span> <text:span text:style-name="T15">function</text:span> showLastVisits()</text:p>
      <text:p text:style-name="Code">{</text:p>
      <text:p text:style-name="Code">$person = <text:span text:style-name="T15">$this</text:span>-&gt;connectedUser-&gt;get()-&gt;person ?? <text:span text:style-name="T15">false</text:span>;</text:p>
      <text:p text:style-name="Code"><text:span text:style-name="T15">if</text:span> ($person &amp;&amp; <text:span text:style-name="T15">$this</text:span>-&gt;connectedUser-&gt;isWebmaster()) {</text:p>
      <text:p text:style-name="Code">$activePersons = <text:span text:style-name="T15">$this</text:span>-&gt;dataHelper-&gt;gets(<text:span text:style-name="T16">'Person'</text:span>, [<text:span text:style-name="T16">'Inactivated'</text:span> =&gt; <text:span text:style-name="T19">0</text:span>]);</text:p>
      <text:p text:style-name="Code"><text:span text:style-name="T15">$this</text:span>-&gt;render(<text:span text:style-name="T16">'VisitorInsights/views/lastVisits.latte'</text:span>, Params::getAll([</text:p>
      <text:p text:style-name="Code"><text:span text:style-name="T16">'lastVisits'</text:span> =&gt; <text:span text:style-name="T15">$this</text:span>-&gt;logDataHelper-&gt;getLastVisitPerActivePersonWithTimeAgo($activePersons),</text:p>
      <text:p text:style-name="Code"><text:span text:style-name="T16">'totalActiveUsers'</text:span> =&gt; count($activePersons),</text:p>
      <text:p text:style-name="Code"><text:span text:style-name="T16">'navItems'</text:span> =&gt; <text:span text:style-name="T15">$this</text:span>-&gt;getNavItems($person),</text:p>
      <text:p text:style-name="Code">]));</text:p>
      <text:p text:style-name="Code">} <text:span text:style-name="T15">else</text:span> <text:span text:style-name="T15">$this</text:span>-&gt;application-&gt;getErrorManager()-&gt;raise(ApplicationError::Forbidden, <text:span text:style-name="T16">'Page not allowed in file '</text:span> . <text:span text:style-name="T15">__FILE__</text:span> . <text:span text:style-name="T16">' at line '</text:span> . <text:span text:style-name="T15">__LINE__</text:span>);</text:p>
      <text:p text:style-name="Code">}</text:p>
      <text:h text:style-name="Heading_20_4" text:outline-level="4">La vue</text:h>
      <text:p text:style-name="Code">{<text:span text:style-name="T15">extends </text:span><text:span text:style-name="T16">'../../Webmaster/views/visitorInsights.latte'</text:span>}</text:p>
      <text:p text:style-name="Code"/>
      <text:p text:style-name="Code">{<text:span text:style-name="T15">block </text:span>title}Dernières visites{<text:span text:style-name="T15">/block</text:span>}</text:p>
      <text:p text:style-name="Code"/>
      <text:p text:style-name="Code">{<text:span text:style-name="T15">block </text:span>content}</text:p>
      <text:p text:style-name="Code"><text:span text:style-name="T17">&lt;div</text:span> <text:span text:style-name="T18">class</text:span>=<text:span text:style-name="T15">"d-flexc"</text:span><text:span text:style-name="T17">&gt;</text:span></text:p>
      <text:p text:style-name="Code"><text:span text:style-name="T17">&lt;div</text:span> <text:span text:style-name="T18">class</text:span>=<text:span text:style-name="T15">"container mt-4 d-flex justify-content-between align-items-center mb-3"</text:span><text:span text:style-name="T17">&gt;</text:span></text:p>
      <text:p text:style-name="Code">&lt;h1&gt;</text:p>
      <text:p text:style-name="Code">Dernières visites</text:p>
      <text:p text:style-name="Code"><text:span text:style-name="T17">&lt;span</text:span> <text:span text:style-name="T18">class</text:span>=<text:span text:style-name="T15">"badge bg-primary fs-6"</text:span><text:span text:style-name="T17">&gt;</text:span>{count($lastVisits)} visiteurs<text:span text:style-name="T17">&lt;/span&gt;</text:span></text:p>
      <text:p text:style-name="Code">&lt;/h1&gt;</text:p>
      <text:p text:style-name="Code">&lt;div&gt;</text:p>
      <text:p text:style-name="Code"><text:span text:style-name="T17">&lt;span</text:span> <text:span text:style-name="T18">class</text:span>=<text:span text:style-name="T15">"badge bg-secondary fs-6"</text:span><text:span text:style-name="T17">&gt;</text:span>{$totalActiveUsers} utilisateurs actifs<text:span text:style-name="T17">&lt;/span&gt;</text:span></text:p>
      <text:p text:style-name="Code">&lt;/div&gt;</text:p>
      <text:p text:style-name="Code">&lt;/div&gt;</text:p>
      <text:p text:style-name="Code"/>
      <text:p text:style-name="Code"><text:span text:style-name="T17">&lt;div</text:span> <text:span text:style-name="T18">class</text:span>=<text:span text:style-name="T15">"d-flex"</text:span><text:span text:style-name="T17">&gt;</text:span></text:p>
      <text:p text:style-name="Code"><text:span text:style-name="T17">&lt;div</text:span> <text:span text:style-name="T18">class</text:span>=<text:span text:style-name="T15">"table-responsive"</text:span><text:span text:style-name="T17">&gt;</text:span></text:p>
      <text:p text:style-name="Code"><text:span text:style-name="T17">&lt;table</text:span> <text:span text:style-name="T18">class</text:span>=<text:span text:style-name="T15">"table table-hover"</text:span><text:span text:style-name="T17">&gt;</text:span></text:p>
      <text:p text:style-name="Code"><text:span text:style-name="T17">&lt;thead</text:span> <text:span text:style-name="T18">class</text:span>=<text:span text:style-name="T15">"table-dark"</text:span><text:span text:style-name="T17">&gt;</text:span></text:p>
      <text:p text:style-name="Code">&lt;tr&gt;</text:p>
      <text:p text:style-name="Code"><text:span text:style-name="T17">&lt;th&gt;</text:span>Membre<text:span text:style-name="T17">&lt;/th&gt;</text:span></text:p>
      <text:p text:style-name="Code"><text:span text:style-name="T17">&lt;th&gt;</text:span>Email<text:span text:style-name="T17">&lt;/th&gt;</text:span></text:p>
      <text:p text:style-name="Code"><text:span text:style-name="T17">&lt;th&gt;</text:span>Dernière page<text:span text:style-name="T17">&lt;/th&gt;</text:span></text:p>
      <text:p text:style-name="Code"><text:span text:style-name="T17">&lt;th&gt;</text:span>Dernière activité<text:span text:style-name="T17">&lt;/th&gt;</text:span></text:p>
      <text:p text:style-name="Code"><text:span text:style-name="T17">&lt;th&gt;</text:span>OS<text:span text:style-name="T17">&lt;/th&gt;</text:span></text:p>
      <text:p text:style-name="Code"><text:span text:style-name="T17">&lt;th&gt;</text:span>Navigateur<text:span text:style-name="T17">&lt;/th&gt;</text:span></text:p>
      <text:p text:style-name="Code">&lt;/tr&gt;</text:p>
      <text:p text:style-name="Code">&lt;/thead&gt;</text:p>
      <text:p text:style-name="Code">&lt;tbody&gt;</text:p>
      <text:p text:style-name="Text_20_body"><text:soft-page-break/></text:p>
      <text:h text:style-name="P55" text:outline-level="2">Solfège</text:h>
      <text:p text:style-name="P56"><text:span text:style-name="T1">Ma</text:span><text:span text:style-name="T2"> webapp </text:span><text:span text:style-name="T1">utilise</text:span> php<text:span text:style-name="T1">8</text:span>/bootstrap/flight/latte/<text:span text:style-name="T4">vanilla/</text:span><text:span text:style-name="T2">sqlite/</text:span><text:span text:style-name="T29">pdo.</text:span></text:p>
      <text:p text:style-name="P57">En se basant sur ce contrôleur :</text:p>
      <text:p text:style-name="P58">&lt;?php</text:p>
      <text:p text:style-name="P6"/>
      <text:p text:style-name="P20"><text:span text:style-name="T15">namespace</text:span> app\modules\Event;</text:p>
      <text:p text:style-name="P6"/>
      <text:p text:style-name="P20"><text:span text:style-name="T15">use</text:span> app\helpers\Application;</text:p>
      <text:p text:style-name="P20"><text:span text:style-name="T15">use</text:span> app\helpers\Params;</text:p>
      <text:p text:style-name="P20"><text:span text:style-name="T15">use</text:span> app\models\NeedDataHelper;</text:p>
      <text:p text:style-name="P20"><text:span text:style-name="T15">use</text:span> app\modules\Common\AbstractController;</text:p>
      <text:p text:style-name="P6"/>
      <text:p text:style-name="P20"><text:span text:style-name="T15">class</text:span> EventNeedController <text:span text:style-name="T15">extends</text:span> AbstractController</text:p>
      <text:p text:style-name="P20">{</text:p>
      <text:p text:style-name="P20"><text:span text:style-name="T15">public</text:span> <text:span text:style-name="T15">function</text:span> __construct(Application $application, <text:span text:style-name="T15">private</text:span> NeedDataHelper $needDataHelper)</text:p>
      <text:p text:style-name="P20">{</text:p>
      <text:p text:style-name="P20"><text:span text:style-name="T15">parent</text:span>::__construct($application);</text:p>
      <text:p text:style-name="P20">}</text:p>
      <text:p text:style-name="P6"/>
      <text:p text:style-name="P20"><text:span text:style-name="T15">public</text:span> <text:span text:style-name="T15">function</text:span> needs(): <text:span text:style-name="T15">void</text:span></text:p>
      <text:p text:style-name="P20">{</text:p>
      <text:p text:style-name="P20"><text:span text:style-name="T15">if</text:span> (!(<text:span text:style-name="T15">$this</text:span>-&gt;connectedUser-&gt;get()-&gt;isEventDesigner() ?? <text:span text:style-name="T15">false</text:span>)) {</text:p>
      <text:p text:style-name="P20"><text:span text:style-name="T15">$this</text:span>-&gt;raiseforbidden(<text:span text:style-name="T15">__FILE__</text:span>, <text:span text:style-name="T15">__LINE__</text:span>);</text:p>
      <text:p text:style-name="P20"><text:span text:style-name="T15">return</text:span>;</text:p>
      <text:p text:style-name="P20">}</text:p>
      <text:p text:style-name="P20"><text:span text:style-name="T15">$this</text:span>-&gt;render(<text:span text:style-name="T16">'Event/views/event_needs.latte'</text:span>, Params::getAll([</text:p>
      <text:p text:style-name="P20"><text:span text:style-name="T16">'navItems'</text:span> =&gt; <text:span text:style-name="T15">$this</text:span>-&gt;getNavItems(<text:span text:style-name="T15">$this</text:span>-&gt;connectedUser-&gt;person),</text:p>
      <text:p text:style-name="P20"><text:span text:style-name="T16">'needTypes'</text:span> =&gt; <text:span text:style-name="T15">$this</text:span>-&gt;dataHelper-&gt;gets(<text:span text:style-name="T16">'NeedType'</text:span>, [], <text:span text:style-name="T16">'*'</text:span>, <text:span text:style-name="T16">'Name'</text:span>),</text:p>
      <text:p text:style-name="P20"><text:span text:style-name="T16">'needs'</text:span> =&gt; <text:span text:style-name="T15">$this</text:span>-&gt;needDataHelper-&gt;getNeedsAndTheirTypes(),</text:p>
      <text:p text:style-name="P20">]));</text:p>
      <text:p text:style-name="P20">}</text:p>
      <text:p text:style-name="P20">}</text:p>
      <text:p text:style-name="P57">Et sur cette vue :</text:p>
      <text:p text:style-name="P59">{<text:span text:style-name="T15">extends </text:span><text:span text:style-name="T16">'../../Webmaster/views/eventManager.latte'</text:span>}</text:p>
      <text:p text:style-name="P6"/>
      <text:p text:style-name="P20">{<text:span text:style-name="T15">block </text:span>content}</text:p>
      <text:p text:style-name="P20"><text:span text:style-name="T17">&lt;div</text:span> <text:span text:style-name="T18">id</text:span>=<text:span text:style-name="T15">"liveAlertPlaceholder"</text:span><text:span text:style-name="T17">&gt;&lt;/div&gt;</text:span></text:p>
      <text:p text:style-name="P20"><text:span text:style-name="T17">&lt;div</text:span> <text:span text:style-name="T18">class</text:span>=<text:span text:style-name="T15">"container-fluid"</text:span><text:span text:style-name="T17">&gt;</text:span></text:p>
      <text:p text:style-name="P20"><text:span text:style-name="T17">&lt;h2&gt;</text:span>Liste des adresses email ({count($emails)}) avec {$filters}<text:span text:style-name="T17">&lt;/h2&gt;</text:span></text:p>
      <text:p text:style-name="P31">&lt;ul&gt;</text:p>
      <text:p text:style-name="P20">{<text:span text:style-name="T15">foreach </text:span>$emails as $email}</text:p>
      <text:p text:style-name="P20"><text:span text:style-name="T17">&lt;li&gt;</text:span>{$email} (📞{$people[$email]-&gt;Phone} 👤{$people[$email]-&gt;FirstName} {$people[$email]-&gt;LastName}{<text:span text:style-name="T15">if </text:span>$people[$email]-&gt;NickName != <text:span text:style-name="T16">''</text:span>}-&gt;<text:span text:style-name="T17">&lt;b&gt;</text:span>{$people[$email]-&gt;NickName}<text:span text:style-name="T17">&lt;/b&gt;</text:span>{<text:span text:style-name="T15">/if</text:span>})<text:span text:style-name="T17">&lt;/li&gt;</text:span></text:p>
      <text:p text:style-name="P20">{<text:span text:style-name="T15">/foreach</text:span>}</text:p>
      <text:p text:style-name="P31">&lt;/ul&gt;</text:p>
      <text:p text:style-name="P31">&lt;/div&gt;</text:p>
      <text:p text:style-name="P20">{<text:span text:style-name="T15">/block</text:span>}</text:p>
      <text:p text:style-name="P6"/>
      <text:p text:style-name="P20">{<text:span text:style-name="T15">block </text:span>scripts}</text:p>
      <text:p text:style-name="P31">&lt;script&gt;</text:p>
      <text:p text:style-name="P20"><text:soft-page-break/><text:span text:style-name="T15">function</text:span> copyToClipboard() {</text:p>
      <text:p text:style-name="P20"><text:span text:style-name="T15">var</text:span> emailsArray = JSON.parse({$emailsJson});</text:p>
      <text:p text:style-name="P20"><text:span text:style-name="T15">var</text:span> emailsString = emailsArray.join(<text:span text:style-name="T16">' , '</text:span>);</text:p>
      <text:p text:style-name="P20">navigator.clipboard.writeText(emailsString).then(<text:span text:style-name="T15">function</text:span>() {</text:p>
      <text:p text:style-name="P20">appendAlert(<text:span text:style-name="T16">'Les emails ont été copiés dans le presse-papiers'</text:span>, <text:span text:style-name="T16">'info'</text:span>);</text:p>
      <text:p text:style-name="P20">}, <text:span text:style-name="T15">function</text:span>(err) {</text:p>
      <text:p text:style-name="P20">appendAlert(<text:span text:style-name="T16">'Erreur lors de la copie dans le presse-papiers: '</text:span> + err, <text:span text:style-name="T16">'danger'</text:span>);</text:p>
      <text:p text:style-name="P20">});</text:p>
      <text:p text:style-name="P20">}</text:p>
      <text:p text:style-name="P20">copyToClipboard();</text:p>
      <text:p text:style-name="P31">&lt;/script&gt;</text:p>
      <text:p text:style-name="P20">{<text:span text:style-name="T15">/block</text:span>}</text:p>
      <text:p text:style-name="P57">on veut créer une nouvelle page pour apprendre le solfège.</text:p>
      <text:p text:style-name="P57">La vue doit afficher une partition de musique et un clavier de piano virtuel.</text:p>
      <text:p text:style-name="P57">Le programme affiche une note sur la partition. On doit cliquer sur la touche correspondante du clavier du piano virtuel.</text:p>
      <text:p text:style-name="P57">Le programme compte le temps mis pour cliquer la touche, et le nombre d’erreur. Pour chaque note nous avons donc le nombre de tentative, et le temps total. </text:p>
      <text:p text:style-name="P57">Lorsque la bonne note est cliquée, on passe à la suivante.</text:p>
      <text:h text:style-name="P60" text:outline-level="1">Notification<text:span text:style-name="T35">s</text:span></text:h>
      <text:h text:style-name="Heading_20_2" text:outline-level="2">Articles</text:h>
      <text:p text:style-name="P61">[x] Nouvel article<text:tab/><text:tab/>[x] avec sondage</text:p>
      <text:p text:style-name="P61">[x] Article mis à jour<text:tab/>[x] avec sondage</text:p>
      <text:p text:style-name="P61">[x] Nouveau vote sur un sondage<text:tab/>[x] si j’ai voté</text:p>
      <text:p text:style-name="P61"><text:tab/><text:tab/><text:tab/><text:tab/><text:tab/><text:tab/><text:tab/><text:tab/><text:tab/><text:tab/><text:tab/>[x] si je suis l’auteur</text:p>
      <text:h text:style-name="Heading_20_2" text:outline-level="2">Messages</text:h>
      <text:p text:style-name="P62">[x] <text:span text:style-name="T36">sur un</text:span> article<text:tab/><text:tab/>[x] <text:span text:style-name="T36">si je suis l’auteur</text:span></text:p>
      <text:p text:style-name="P63">[x] sur un événement<text:tab/>[x] si je suis inscrit</text:p>
      <text:p text:style-name="P63"><text:tab/><text:tab/><text:tab/><text:tab/><text:tab/><text:tab/><text:tab/>[x] si dans mes préférences</text:p>
      <text:p text:style-name="P63"><text:tab/><text:tab/><text:tab/><text:tab/><text:tab/><text:tab/><text:tab/>[x] si je suis le créateur</text:p>
      <text:p text:style-name="P63">[x] sur un groupe ou j’ai été inscrit</text:p>
      <text:p text:style-name="P63"><text:tab/>[x] groupe1</text:p>
      <text:p text:style-name="P63"><text:tab/>[x] groupe2…</text:p>
      <text:p text:style-name="P63">[x] sur un groupe ou je me suis inscrit</text:p>
      <text:p text:style-name="P63"><text:tab/>[x] groupe1</text:p>
      <text:p text:style-name="P63"><text:tab/>[x] groupe2…</text:p>
      <text:p text:style-name="P63">[x] sur un groupe ou je ne me suis pas inscrit</text:p>
      <text:p text:style-name="P64">$groups contient la liste de tous les groupes et leur type</text:p>
      <text:p text:style-name="P64"><text:soft-page-break/>$currentNotifications contient toutes les notifications de l’utilisateur</text:p>
      <text:p text:style-name="P64"/>
      <text:p text:style-name="P64">Compléter cette vue</text:p>
      <text:p text:style-name="P65">{<text:span text:style-name="T5">extends </text:span><text:span text:style-name="T12">"user.latte"</text:span>}</text:p>
      <text:p text:style-name="P6"/>
      <text:p text:style-name="P66">{<text:span text:style-name="T5">block </text:span>content}</text:p>
      <text:p text:style-name="P66"><text:span text:style-name="T13">&lt;</text:span><text:span text:style-name="T5">form</text:span><text:span text:style-name="T13"> </text:span><text:span text:style-name="T14">method</text:span><text:span text:style-name="T6">="</text:span><text:span text:style-name="T12">POST</text:span><text:span text:style-name="T6">"</text:span><text:span text:style-name="T13"> </text:span><text:span text:style-name="T14">data-form</text:span><text:span text:style-name="T6">="</text:span><text:span text:style-name="T12">checkSave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row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col-md-6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form-check</text:span><text:span text:style-name="T6">"</text:span><text:span text:style-name="T13">&gt;</text:span></text:p>
      <text:p text:style-name="P66"><text:span text:style-name="T13">&lt;</text:span><text:span text:style-name="T5">input</text:span><text:span text:style-name="T13"> </text:span><text:span text:style-name="T14">type</text:span><text:span text:style-name="T6">="</text:span><text:span text:style-name="T12">checkbox</text:span><text:span text:style-name="T6">"</text:span><text:span text:style-name="T13"> </text:span><text:span text:style-name="T14">class</text:span><text:span text:style-name="T6">="</text:span><text:span text:style-name="T12">form-check-input</text:span><text:span text:style-name="T6">"</text:span><text:span text:style-name="T13"> </text:span><text:span text:style-name="T14">id</text:span><text:span text:style-name="T6">="</text:span><text:span text:style-name="T12">noAlerts</text:span><text:span text:style-name="T6">"</text:span><text:span text:style-name="T13"> </text:span><text:span text:style-name="T14">name</text:span><text:span text:style-name="T6">="</text:span><text:span text:style-name="T12">preferences[noAlerts]</text:span><text:span text:style-name="T6">"</text:span><text:span text:style-name="T13"> </text:span><text:span text:style-name="T14">{isset($currentNotifications[</text:span><text:span text:style-name="T37">'noNotification'])</text:span><text:span text:style-name="T13"> </text:span><text:span text:style-name="T14">?</text:span><text:span text:style-name="T13"> </text:span><text:span text:style-name="T14">checked</text:span><text:span text:style-name="T13"> </text:span><text:span text:style-name="T14">:</text:span><text:span text:style-name="T13"> </text:span><text:span text:style-name="T37">''}</text:span><text:span text:style-name="T13">&gt;</text:span></text:p>
      <text:p text:style-name="P66"><text:span text:style-name="T13">&lt;</text:span><text:span text:style-name="T5">label</text:span><text:span text:style-name="T13"> </text:span><text:span text:style-name="T14">class</text:span><text:span text:style-name="T6">="</text:span><text:span text:style-name="T12">form-check-label</text:span><text:span text:style-name="T6">"</text:span><text:span text:style-name="T13"> </text:span><text:span text:style-name="T14">for</text:span><text:span text:style-name="T6">="</text:span><text:span text:style-name="T12">noAlerts</text:span><text:span text:style-name="T6">"</text:span><text:span text:style-name="T13">&gt;</text:span></text:p>
      <text:p text:style-name="P66"><text:span text:style-name="T13">&lt;</text:span><text:span text:style-name="T5">strong</text:span><text:span text:style-name="T13">&gt;</text:span>Ne recevoir aucune notification<text:span text:style-name="T13">&lt;/</text:span><text:span text:style-name="T5">strong</text:span><text:span text:style-name="T13">&gt;</text:span></text:p>
      <text:p text:style-name="P66"><text:span text:style-name="T13">&lt;/</text:span><text:span text:style-name="T5">label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"/>
      <text:p text:style-name="P66"><text:span text:style-name="T13">&lt;</text:span><text:span text:style-name="T5">div</text:span><text:span text:style-name="T13"> </text:span><text:span text:style-name="T14">id</text:span><text:span text:style-name="T6">="</text:span><text:span text:style-name="T12">alertOptions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card mb-3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card-header</text:span><text:span text:style-name="T6">"</text:span><text:span text:style-name="T13">&gt;</text:span></text:p>
      <text:p text:style-name="P66"><text:span text:style-name="T13">&lt;</text:span><text:span text:style-name="T5">h5</text:span><text:span text:style-name="T13"> </text:span><text:span text:style-name="T14">class</text:span><text:span text:style-name="T6">="</text:span><text:span text:style-name="T12">card-title mb-0</text:span><text:span text:style-name="T6">"</text:span><text:span text:style-name="T13">&gt;</text:span>Sélectionnez les notifications que vous souhaitez recevoir<text:span text:style-name="T13">&lt;/</text:span><text:span text:style-name="T5">h5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card-body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Articles</text:span><text:span text:style-name="T6">"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Events</text:span><text:span text:style-name="T6">"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essages</text:span><text:span text:style-name="T6">"</text:span><text:span text:style-name="T13">&gt;</text:span></text:p>
      <text:p text:style-name="P66"><text:span text:style-name="T13">&lt;/</text:span><text:span text:style-name="T5">div</text:span><text:span text:style-name="T13">&gt;</text:span> 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43"/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 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t-4</text:span><text:span text:style-name="T6">"</text:span><text:span text:style-name="T13">&gt;</text:span></text:p>
      <text:p text:style-name="P66"><text:span text:style-name="T13">&lt;</text:span><text:span text:style-name="T5">button</text:span><text:span text:style-name="T13"> </text:span><text:span text:style-name="T14">type</text:span><text:span text:style-name="T6">="</text:span><text:span text:style-name="T12">submit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&gt;</text:span>Valider<text:span text:style-name="T13">&lt;/</text:span><text:span text:style-name="T5">button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form</text:span><text:span text:style-name="T13">&gt;</text:span></text:p>
      <text:p text:style-name="P66">{<text:span text:style-name="T5">/block</text:span>}</text:p>
      <text:p text:style-name="P6"/>
      <text:p text:style-name="P66">{<text:span text:style-name="T5">block </text:span>scripts}</text:p>
      <text:p text:style-name="P66"><text:span text:style-name="T13">&lt;</text:span><text:span text:style-name="T5">script</text:span><text:span text:style-name="T13"> </text:span><text:span text:style-name="T14">src</text:span><text:span text:style-name="T6">="</text:span><text:span text:style-name="T12">/app/modules/User/js/notifications.js</text:span><text:span text:style-name="T6">"</text:span><text:span text:style-name="T13">&gt;&lt;/</text:span><text:span text:style-name="T5">script</text:span><text:span text:style-name="T13">&gt;</text:span></text:p>
      <text:p text:style-name="P66">{<text:span text:style-name="T5">/block</text:span>}</text:p>
      <text:p text:style-name="P64"/>
      <text:h text:style-name="P67" text:outline-level="1">Kanban</text:h>
      <text:p text:style-name="P68">Avec ces tables</text:p>
      <text:p text:style-name="P69"><text:span text:style-name="T5">CREATE</text:span> <text:span text:style-name="T5">TABLE</text:span> <text:span text:style-name="T11">IF</text:span> <text:span text:style-name="T5">NOT</text:span> <text:span text:style-name="T5">EXISTS</text:span> <text:span text:style-name="T6">"</text:span><text:span text:style-name="T12">KanbanCard</text:span><text:span text:style-name="T6">"</text:span> (</text:p>
      <text:p text:style-name="P66"><text:soft-page-break/><text:span text:style-name="T6">"</text:span><text:span text:style-name="T12">Id</text:span><text:span text:style-name="T6">"</text:span> <text:span text:style-name="T10">INTEGER</text:span>,</text:p>
      <text:p text:style-name="P66"><text:span text:style-name="T6">"</text:span><text:span text:style-name="T12">Title</text:span><text:span text:style-name="T6">"</text:span> <text:span text:style-name="T10">TEXT</text:span> <text:span text:style-name="T5">NOT NULL</text:span>,</text:p>
      <text:p text:style-name="P66"><text:span text:style-name="T6">"</text:span><text:span text:style-name="T12">Detail</text:span><text:span text:style-name="T6">"</text:span> <text:span text:style-name="T10">TEXT</text:span> <text:span text:style-name="T5">NOT NULL</text:span>,</text:p>
      <text:p text:style-name="P66"><text:span text:style-name="T6">"</text:span><text:span text:style-name="T12">IdKanbanCardType</text:span><text:span text:style-name="T6">"</text:span> <text:span text:style-name="T10">INTEGER</text:span> <text:span text:style-name="T5">NOT NULL</text:span>,</text:p>
      <text:p text:style-name="P66"><text:span text:style-name="T5">PRIMARY KEY</text:span>(<text:span text:style-name="T6">"</text:span><text:span text:style-name="T12">Id</text:span><text:span text:style-name="T6">"</text:span>),</text:p>
      <text:p text:style-name="P66"><text:span text:style-name="T5">FOREIGN KEY</text:span>(<text:span text:style-name="T6">"</text:span><text:span text:style-name="T12">IdKanbanCardType</text:span><text:span text:style-name="T6">"</text:span>) <text:span text:style-name="T5">REFERENCES</text:span> <text:span text:style-name="T6">"</text:span><text:span text:style-name="T12">KanbanCardType</text:span><text:span text:style-name="T6">"</text:span>(<text:span text:style-name="T6">"</text:span><text:span text:style-name="T12">Id</text:span><text:span text:style-name="T6">"</text:span>)</text:p>
      <text:p text:style-name="P66">);</text:p>
      <text:p text:style-name="P66"><text:span text:style-name="T5">CREATE</text:span> <text:span text:style-name="T5">TABLE</text:span> <text:span text:style-name="T11">IF</text:span> <text:span text:style-name="T5">NOT</text:span> <text:span text:style-name="T5">EXISTS</text:span> <text:span text:style-name="T6">"</text:span><text:span text:style-name="T12">KanbanCardStatus</text:span><text:span text:style-name="T6">"</text:span> (</text:p>
      <text:p text:style-name="P66"><text:span text:style-name="T6">"</text:span><text:span text:style-name="T12">Id</text:span><text:span text:style-name="T6">"</text:span> <text:span text:style-name="T10">INTEGER</text:span>,</text:p>
      <text:p text:style-name="P66"><text:span text:style-name="T6">"</text:span><text:span text:style-name="T12">IdKanbanCard</text:span><text:span text:style-name="T6">"</text:span> <text:span text:style-name="T10">INTEGER</text:span> <text:span text:style-name="T5">NOT NULL</text:span>,</text:p>
      <text:p text:style-name="P66"><text:span text:style-name="T6">"</text:span><text:span text:style-name="T12">What</text:span><text:span text:style-name="T6">"</text:span> <text:span text:style-name="T10">TEXT</text:span> <text:span text:style-name="T5">NOT NULL</text:span>,</text:p>
      <text:p text:style-name="P66"><text:span text:style-name="T6">"</text:span><text:span text:style-name="T12">Remark</text:span><text:span text:style-name="T6">"</text:span> <text:span text:style-name="T10">TEXT</text:span> <text:span text:style-name="T5">NOT NULL</text:span>,</text:p>
      <text:p text:style-name="P66"><text:span text:style-name="T6">"</text:span><text:span text:style-name="T12">LastUpdate</text:span><text:span text:style-name="T6">"</text:span> <text:span text:style-name="T10">TEXT</text:span> <text:span text:style-name="T5">NOT NULL</text:span> <text:span text:style-name="T5">DEFAULT</text:span> current_timestamp,</text:p>
      <text:p text:style-name="P66"><text:span text:style-name="T5">PRIMARY KEY</text:span>(<text:span text:style-name="T6">"</text:span><text:span text:style-name="T12">Id</text:span><text:span text:style-name="T6">"</text:span>),</text:p>
      <text:p text:style-name="P66"><text:span text:style-name="T5">FOREIGN KEY</text:span>(<text:span text:style-name="T6">"</text:span><text:span text:style-name="T12">IdKanbanCard</text:span><text:span text:style-name="T6">"</text:span>) <text:span text:style-name="T5">REFERENCES</text:span> <text:span text:style-name="T6">"</text:span><text:span text:style-name="T12">KanbanCard</text:span><text:span text:style-name="T6">"</text:span>(<text:span text:style-name="T6">"</text:span><text:span text:style-name="T12">Id</text:span><text:span text:style-name="T6">"</text:span>)</text:p>
      <text:p text:style-name="P66">);</text:p>
      <text:p text:style-name="P66"><text:span text:style-name="T5">CREATE</text:span> <text:span text:style-name="T5">TABLE</text:span> <text:span text:style-name="T11">IF</text:span> <text:span text:style-name="T5">NOT</text:span> <text:span text:style-name="T5">EXISTS</text:span> <text:span text:style-name="T6">"</text:span><text:span text:style-name="T12">KanbanCardType</text:span><text:span text:style-name="T6">"</text:span> (</text:p>
      <text:p text:style-name="P66"><text:span text:style-name="T6">"</text:span><text:span text:style-name="T12">Id</text:span><text:span text:style-name="T6">"</text:span> <text:span text:style-name="T10">INTEGER</text:span>,</text:p>
      <text:p text:style-name="P66"><text:span text:style-name="T6">"</text:span><text:span text:style-name="T12">Label</text:span><text:span text:style-name="T6">"</text:span> <text:span text:style-name="T10">TEXT</text:span> <text:span text:style-name="T5">NOT NULL</text:span>,</text:p>
      <text:p text:style-name="P66"><text:span text:style-name="T6">"</text:span><text:span text:style-name="T12">Detail</text:span><text:span text:style-name="T6">"</text:span> <text:span text:style-name="T10">TEXT</text:span> <text:span text:style-name="T5">NOT NULL</text:span>,</text:p>
      <text:p text:style-name="P66"><text:span text:style-name="T6">"</text:span><text:span text:style-name="T12">IdKanbanProject</text:span><text:span text:style-name="T6">"</text:span> <text:span text:style-name="T10">INTEGER</text:span> <text:span text:style-name="T5">NOT NULL</text:span>,</text:p>
      <text:p text:style-name="P66"><text:span text:style-name="T5">PRIMARY KEY</text:span>(<text:span text:style-name="T6">"</text:span><text:span text:style-name="T12">Id</text:span><text:span text:style-name="T6">"</text:span>),</text:p>
      <text:p text:style-name="P66"><text:span text:style-name="T5">FOREIGN KEY</text:span>(<text:span text:style-name="T6">"</text:span><text:span text:style-name="T12">IdKanbanProject</text:span><text:span text:style-name="T6">"</text:span>) <text:span text:style-name="T5">REFERENCES</text:span> <text:span text:style-name="T6">"</text:span><text:span text:style-name="T12">KanbanProject</text:span><text:span text:style-name="T6">"</text:span>(<text:span text:style-name="T6">"</text:span><text:span text:style-name="T12">Id</text:span><text:span text:style-name="T6">"</text:span>)</text:p>
      <text:p text:style-name="P66">);</text:p>
      <text:p text:style-name="P66"><text:span text:style-name="T5">CREATE</text:span> <text:span text:style-name="T5">TABLE</text:span> <text:span text:style-name="T11">IF</text:span> <text:span text:style-name="T5">NOT</text:span> <text:span text:style-name="T5">EXISTS</text:span> <text:span text:style-name="T6">"</text:span><text:span text:style-name="T12">KanbanProject</text:span><text:span text:style-name="T6">"</text:span> (</text:p>
      <text:p text:style-name="P66"><text:span text:style-name="T6">"</text:span><text:span text:style-name="T12">Id</text:span><text:span text:style-name="T6">"</text:span> <text:span text:style-name="T10">INTEGER</text:span>,</text:p>
      <text:p text:style-name="P66"><text:span text:style-name="T6">"</text:span><text:span text:style-name="T12">Title</text:span><text:span text:style-name="T6">"</text:span> <text:span text:style-name="T10">TEXT</text:span> <text:span text:style-name="T5">NOT NULL</text:span>,</text:p>
      <text:p text:style-name="P66"><text:span text:style-name="T6">"</text:span><text:span text:style-name="T12">Detail</text:span><text:span text:style-name="T6">"</text:span> <text:span text:style-name="T10">TEXT</text:span> <text:span text:style-name="T5">NOT NULL</text:span>,</text:p>
      <text:p text:style-name="P66"><text:span text:style-name="T6">"</text:span><text:span text:style-name="T12">IdPerson</text:span><text:span text:style-name="T6">"</text:span> <text:span text:style-name="T10">INTEGER</text:span> <text:span text:style-name="T5">NOT NULL</text:span>,</text:p>
      <text:p text:style-name="P66"><text:span text:style-name="T5">PRIMARY KEY</text:span>(<text:span text:style-name="T6">"</text:span><text:span text:style-name="T12">Id</text:span><text:span text:style-name="T6">"</text:span>),</text:p>
      <text:p text:style-name="P66"><text:span text:style-name="T5">FOREIGN KEY</text:span>(<text:span text:style-name="T6">"</text:span><text:span text:style-name="T12">IdPerson</text:span><text:span text:style-name="T6">"</text:span>) <text:span text:style-name="T5">REFERENCES</text:span> <text:span text:style-name="T6">"</text:span><text:span text:style-name="T12">Person</text:span><text:span text:style-name="T6">"</text:span>(<text:span text:style-name="T6">"</text:span><text:span text:style-name="T12">Id</text:span><text:span text:style-name="T6">"</text:span>)</text:p>
      <text:p text:style-name="P66">);</text:p>
      <text:p text:style-name="P68">Mettre à jour la vue. Afficher un plus et un combobox qui contient la liste des projets. Si on sélectionne un projet, le [+] disparaît, on affiche un [+] après la combobox. Celui-ci permet de créer une nouvelle carte dans ce projet. </text:p>
      <text:p text:style-name="P68"/>
      <text:p text:style-name="P69">{<text:span text:style-name="T5">layout </text:span><text:span text:style-name="T12">'../../Common/views/layout.latte'</text:span>}</text:p>
      <text:p text:style-name="P6"/>
      <text:p text:style-name="P66">{<text:span text:style-name="T5">block </text:span>navbar}</text:p>
      <text:p text:style-name="P66">{<text:span text:style-name="T5">include </text:span><text:span text:style-name="T12">'../../Webmaster/views/navbar/designer.latte'</text:span>}</text:p>
      <text:p text:style-name="P66">{<text:span text:style-name="T5">/block</text:span>}</text:p>
      <text:p text:style-name="P6"/>
      <text:p text:style-name="P66">{<text:span text:style-name="T5">block </text:span>head}</text:p>
      <text:p text:style-name="P66"><text:span text:style-name="T13">&lt;</text:span><text:span text:style-name="T5">style</text:span><text:span text:style-name="T13">&gt;</text:span></text:p>
      <text:p text:style-name="P66"><text:span text:style-name="T7">.</text:span><text:span text:style-name="T10">kanban-board</text:span> <text:span text:style-name="T6">{</text:span></text:p>
      <text:p text:style-name="P66"><text:span text:style-name="T7">display</text:span><text:span text:style-name="T6">:</text:span> <text:span text:style-name="T12">grid</text:span><text:span text:style-name="T6">;</text:span></text:p>
      <text:p text:style-name="P66"><text:span text:style-name="T7">grid-template-columns</text:span><text:span text:style-name="T6">:</text:span> <text:span text:style-name="T11">repeat</text:span><text:span text:style-name="T6">(</text:span><text:span text:style-name="T7">4</text:span><text:span text:style-name="T6">,</text:span><text:span text:style-name="T12"> </text:span><text:span text:style-name="T7">1</text:span><text:span text:style-name="T5">fr</text:span><text:span text:style-name="T6">);</text:span></text:p>
      <text:p text:style-name="P66"><text:span text:style-name="T7">gap</text:span><text:span text:style-name="T6">:</text:span> <text:span text:style-name="T7">1</text:span><text:span text:style-name="T5">rem</text:span><text:span text:style-name="T6">;</text:span></text:p>
      <text:p text:style-name="P66"><text:span text:style-name="T7">margin-top</text:span><text:span text:style-name="T6">:</text:span> <text:span text:style-name="T7">1</text:span><text:span text:style-name="T5">rem</text:span><text:span text:style-name="T6">;</text:span></text:p>
      <text:p text:style-name="P70">}</text:p>
      <text:p text:style-name="P6"/>
      <text:p text:style-name="P66"><text:span text:style-name="T7">.</text:span><text:span text:style-name="T10">kanban-column</text:span> <text:span text:style-name="T6">{</text:span></text:p>
      <text:p text:style-name="P66"><text:span text:style-name="T7">background</text:span><text:span text:style-name="T6">:</text:span> <text:span text:style-name="T6">#</text:span><text:span text:style-name="T12">f8f9fa</text:span><text:span text:style-name="T6">;</text:span></text:p>
      <text:p text:style-name="P66"><text:soft-page-break/><text:span text:style-name="T7">border-radius</text:span><text:span text:style-name="T6">:</text:span> <text:span text:style-name="T7">8</text:span><text:span text:style-name="T5">px</text:span><text:span text:style-name="T6">;</text:span></text:p>
      <text:p text:style-name="P66"><text:span text:style-name="T7">padding</text:span><text:span text:style-name="T6">:</text:span> <text:span text:style-name="T7">1</text:span><text:span text:style-name="T5">rem</text:span><text:span text:style-name="T6">;</text:span></text:p>
      <text:p text:style-name="P66"><text:span text:style-name="T7">min-height</text:span><text:span text:style-name="T6">:</text:span> <text:span text:style-name="T7">500</text:span><text:span text:style-name="T5">px</text:span><text:span text:style-name="T6">;</text:span></text:p>
      <text:p text:style-name="P70">}</text:p>
      <text:p text:style-name="P6"/>
      <text:p text:style-name="P66"><text:span text:style-name="T7">.</text:span><text:span text:style-name="T10">kanban-column-header</text:span> <text:span text:style-name="T6">{</text:span></text:p>
      <text:p text:style-name="P66"><text:span text:style-name="T7">font-size</text:span><text:span text:style-name="T6">:</text:span> <text:span text:style-name="T7">2.25</text:span><text:span text:style-name="T5">rem</text:span><text:span text:style-name="T6">;</text:span></text:p>
      <text:p text:style-name="P66"><text:span text:style-name="T7">font-weight</text:span><text:span text:style-name="T6">:</text:span> <text:span text:style-name="T12">bold</text:span><text:span text:style-name="T6">;</text:span></text:p>
      <text:p text:style-name="P66"><text:span text:style-name="T7">margin-bottom</text:span><text:span text:style-name="T6">:</text:span> <text:span text:style-name="T7">1</text:span><text:span text:style-name="T5">rem</text:span><text:span text:style-name="T6">;</text:span></text:p>
      <text:p text:style-name="P66"><text:span text:style-name="T7">padding-bottom</text:span><text:span text:style-name="T6">:</text:span> <text:span text:style-name="T7">0.5</text:span><text:span text:style-name="T5">rem</text:span><text:span text:style-name="T6">;</text:span></text:p>
      <text:p text:style-name="P66"><text:span text:style-name="T7">border-bottom</text:span><text:span text:style-name="T6">:</text:span> <text:span text:style-name="T7">2</text:span><text:span text:style-name="T5">px</text:span><text:span text:style-name="T12"> solid </text:span><text:span text:style-name="T6">#</text:span><text:span text:style-name="T12">dee2e6</text:span><text:span text:style-name="T6">;</text:span></text:p>
      <text:p text:style-name="P66"><text:span text:style-name="T7">text-align</text:span><text:span text:style-name="T6">:</text:span> <text:span text:style-name="T12">center</text:span><text:span text:style-name="T6">;</text:span></text:p>
      <text:p text:style-name="P70">}</text:p>
      <text:p text:style-name="P6"/>
      <text:p text:style-name="P66"><text:span text:style-name="T7">.</text:span><text:span text:style-name="T10">kanban-card</text:span> <text:span text:style-name="T6">{</text:span></text:p>
      <text:p text:style-name="P66"><text:span text:style-name="T7">background</text:span><text:span text:style-name="T6">:</text:span> <text:span text:style-name="T7">white</text:span><text:span text:style-name="T6">;</text:span></text:p>
      <text:p text:style-name="P66"><text:span text:style-name="T7">border</text:span><text:span text:style-name="T6">:</text:span> <text:span text:style-name="T7">1</text:span><text:span text:style-name="T5">px</text:span><text:span text:style-name="T12"> solid </text:span><text:span text:style-name="T6">#</text:span><text:span text:style-name="T12">dee2e6</text:span><text:span text:style-name="T6">;</text:span></text:p>
      <text:p text:style-name="P66"><text:span text:style-name="T7">border-radius</text:span><text:span text:style-name="T6">:</text:span> <text:span text:style-name="T7">6</text:span><text:span text:style-name="T5">px</text:span><text:span text:style-name="T6">;</text:span></text:p>
      <text:p text:style-name="P66"><text:span text:style-name="T7">padding</text:span><text:span text:style-name="T6">:</text:span> <text:span text:style-name="T7">0.75</text:span><text:span text:style-name="T5">rem</text:span><text:span text:style-name="T6">;</text:span></text:p>
      <text:p text:style-name="P66"><text:span text:style-name="T7">margin-bottom</text:span><text:span text:style-name="T6">:</text:span> <text:span text:style-name="T7">0.75</text:span><text:span text:style-name="T5">rem</text:span><text:span text:style-name="T6">;</text:span></text:p>
      <text:p text:style-name="P66"><text:span text:style-name="T7">cursor</text:span><text:span text:style-name="T6">:</text:span> <text:span text:style-name="T12">move</text:span><text:span text:style-name="T6">;</text:span></text:p>
      <text:p text:style-name="P66"><text:span text:style-name="T7">transition</text:span><text:span text:style-name="T6">:</text:span> <text:span text:style-name="T12">box-shadow </text:span><text:span text:style-name="T7">0.2</text:span><text:span text:style-name="T5">s</text:span><text:span text:style-name="T6">;</text:span></text:p>
      <text:p text:style-name="P70">}</text:p>
      <text:p text:style-name="P6"/>
      <text:p text:style-name="P66"><text:span text:style-name="T7">.</text:span><text:span text:style-name="T10">kanban-card</text:span><text:span text:style-name="T7">:</text:span><text:span text:style-name="T10">hover</text:span> <text:span text:style-name="T6">{</text:span></text:p>
      <text:p text:style-name="P66"><text:span text:style-name="T7">box-shadow</text:span><text:span text:style-name="T6">:</text:span> <text:span text:style-name="T7">0</text:span><text:span text:style-name="T12"> </text:span><text:span text:style-name="T7">4</text:span><text:span text:style-name="T5">px</text:span><text:span text:style-name="T12"> </text:span><text:span text:style-name="T7">6</text:span><text:span text:style-name="T5">px</text:span><text:span text:style-name="T12"> </text:span><text:span text:style-name="T11">rgba</text:span><text:span text:style-name="T6">(</text:span><text:span text:style-name="T7">0</text:span><text:span text:style-name="T6">,</text:span><text:span text:style-name="T7">0</text:span><text:span text:style-name="T6">,</text:span><text:span text:style-name="T7">0</text:span><text:span text:style-name="T6">,</text:span><text:span text:style-name="T7">0.1</text:span><text:span text:style-name="T6">);</text:span></text:p>
      <text:p text:style-name="P70">}</text:p>
      <text:p text:style-name="P6"/>
      <text:p text:style-name="P66"><text:span text:style-name="T7">.</text:span><text:span text:style-name="T10">kanban-card-title</text:span> <text:span text:style-name="T6">{</text:span></text:p>
      <text:p text:style-name="P66"><text:span text:style-name="T7">font-weight</text:span><text:span text:style-name="T6">:</text:span> <text:span text:style-name="T12">bold</text:span><text:span text:style-name="T6">;</text:span></text:p>
      <text:p text:style-name="P66"><text:span text:style-name="T7">margin-bottom</text:span><text:span text:style-name="T6">:</text:span> <text:span text:style-name="T7">0.5</text:span><text:span text:style-name="T5">rem</text:span><text:span text:style-name="T6">;</text:span></text:p>
      <text:p text:style-name="P66"><text:span text:style-name="T7">word-wrap</text:span><text:span text:style-name="T6">:</text:span> <text:span text:style-name="T12">break-word</text:span><text:span text:style-name="T6">;</text:span></text:p>
      <text:p text:style-name="P70">}</text:p>
      <text:p text:style-name="P6"/>
      <text:p text:style-name="P66"><text:span text:style-name="T7">.</text:span><text:span text:style-name="T10">kanban-card-detail</text:span> <text:span text:style-name="T6">{</text:span></text:p>
      <text:p text:style-name="P66"><text:span text:style-name="T7">font-size</text:span><text:span text:style-name="T6">:</text:span> <text:span text:style-name="T7">0.9</text:span><text:span text:style-name="T5">rem</text:span><text:span text:style-name="T6">;</text:span></text:p>
      <text:p text:style-name="P66"><text:span text:style-name="T7">color</text:span><text:span text:style-name="T6">:</text:span> <text:span text:style-name="T6">#</text:span><text:span text:style-name="T12">6c757d</text:span><text:span text:style-name="T6">;</text:span></text:p>
      <text:p text:style-name="P66"><text:span text:style-name="T7">margin-bottom</text:span><text:span text:style-name="T6">:</text:span> <text:span text:style-name="T7">0.5</text:span><text:span text:style-name="T5">rem</text:span><text:span text:style-name="T6">;</text:span></text:p>
      <text:p text:style-name="P66"><text:span text:style-name="T7">word-wrap</text:span><text:span text:style-name="T6">:</text:span> <text:span text:style-name="T12">break-word</text:span><text:span text:style-name="T6">;</text:span></text:p>
      <text:p text:style-name="P70">}</text:p>
      <text:p text:style-name="P6"/>
      <text:p text:style-name="P66"><text:span text:style-name="T7">.</text:span><text:span text:style-name="T10">dragging</text:span> <text:span text:style-name="T6">{</text:span></text:p>
      <text:p text:style-name="P66"><text:span text:style-name="T7">opacity</text:span><text:span text:style-name="T6">:</text:span> <text:span text:style-name="T7">0.5</text:span><text:span text:style-name="T6">;</text:span></text:p>
      <text:p text:style-name="P70">}</text:p>
      <text:p text:style-name="P6"/>
      <text:p text:style-name="P66"><text:span text:style-name="T7">.</text:span><text:span text:style-name="T10">drag-over</text:span> <text:span text:style-name="T6">{</text:span></text:p>
      <text:p text:style-name="P66"><text:span text:style-name="T7">background</text:span><text:span text:style-name="T6">:</text:span> <text:span text:style-name="T6">#</text:span><text:span text:style-name="T12">e9ecef</text:span><text:span text:style-name="T6">;</text:span></text:p>
      <text:p text:style-name="P70">}</text:p>
      <text:p text:style-name="P6"/>
      <text:p text:style-name="P66"><text:span text:style-name="T6">@</text:span><text:span text:style-name="T5">media</text:span> <text:span text:style-name="T6">(</text:span><text:span text:style-name="T7">max-width</text:span><text:span text:style-name="T6">:</text:span> <text:span text:style-name="T7">992</text:span><text:span text:style-name="T5">px</text:span><text:span text:style-name="T6">)</text:span> <text:span text:style-name="T6">{</text:span></text:p>
      <text:p text:style-name="P66"><text:span text:style-name="T7">.</text:span><text:span text:style-name="T10">kanban-board</text:span> <text:span text:style-name="T6">{</text:span></text:p>
      <text:p text:style-name="P66"><text:span text:style-name="T7">grid-template-columns</text:span><text:span text:style-name="T6">:</text:span> <text:span text:style-name="T11">repeat</text:span><text:span text:style-name="T6">(</text:span><text:span text:style-name="T7">2</text:span><text:span text:style-name="T6">,</text:span><text:span text:style-name="T12"> </text:span><text:span text:style-name="T7">1</text:span><text:span text:style-name="T5">fr</text:span><text:span text:style-name="T6">);</text:span></text:p>
      <text:p text:style-name="P70">}</text:p>
      <text:p text:style-name="P70">}</text:p>
      <text:p text:style-name="P6"><text:soft-page-break/></text:p>
      <text:p text:style-name="P66"><text:span text:style-name="T6">@</text:span><text:span text:style-name="T5">media</text:span> <text:span text:style-name="T6">(</text:span><text:span text:style-name="T7">max-width</text:span><text:span text:style-name="T6">:</text:span> <text:span text:style-name="T7">576</text:span><text:span text:style-name="T5">px</text:span><text:span text:style-name="T6">)</text:span> <text:span text:style-name="T6">{</text:span></text:p>
      <text:p text:style-name="P66"><text:span text:style-name="T7">.</text:span><text:span text:style-name="T10">kanban-board</text:span> <text:span text:style-name="T6">{</text:span></text:p>
      <text:p text:style-name="P66"><text:span text:style-name="T7">grid-template-columns</text:span><text:span text:style-name="T6">:</text:span> <text:span text:style-name="T7">1</text:span><text:span text:style-name="T5">fr</text:span><text:span text:style-name="T6">;</text:span></text:p>
      <text:p text:style-name="P70">}</text:p>
      <text:p text:style-name="P70">}</text:p>
      <text:p text:style-name="P66"><text:span text:style-name="T13">&lt;/</text:span><text:span text:style-name="T5">style</text:span><text:span text:style-name="T13">&gt;</text:span></text:p>
      <text:p text:style-name="P66">{<text:span text:style-name="T5">/block</text:span>}</text:p>
      <text:p text:style-name="P6"/>
      <text:p text:style-name="P66">{<text:span text:style-name="T5">block </text:span>content}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container-fluid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justify-content-between align-items-center mb-3</text:span><text:span text:style-name="T6">"</text:span><text:span text:style-name="T13">&gt;</text:span></text:p>
      <text:p text:style-name="P66"><text:span text:style-name="T13">&lt;</text:span><text:span text:style-name="T5">h1</text:span><text:span text:style-name="T13">&gt;</text:span>📋 Kanban Board<text:span text:style-name="T13">&lt;/</text:span><text:span text:style-name="T5">h1</text:span><text:span text:style-name="T13">&gt;</text:span></text:p>
      <text:p text:style-name="P66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 </text:span><text:span text:style-name="T14">data-bs-toggle</text:span><text:span text:style-name="T6">="</text:span><text:span text:style-name="T12">modal</text:span><text:span text:style-name="T6">"</text:span><text:span text:style-name="T13"> </text:span><text:span text:style-name="T14">data-bs-target</text:span><text:span text:style-name="T6">="</text:span><text:span text:style-name="T12">#addCardModal</text:span><text:span text:style-name="T6">"</text:span><text:span text:style-name="T13">&gt;</text:span></text:p>
      <text:p text:style-name="P66"><text:span text:style-name="T13">&lt;</text:span><text:span text:style-name="T5">i</text:span><text:span text:style-name="T13"> </text:span><text:span text:style-name="T14">class</text:span><text:span text:style-name="T6">="</text:span><text:span text:style-name="T12">bi bi-plus-lg</text:span><text:span text:style-name="T6">"</text:span><text:span text:style-name="T13">&gt;&lt;/</text:span><text:span text:style-name="T5">i</text:span><text:span text:style-name="T13">&gt;</text:span></text:p>
      <text:p text:style-name="P66"><text:span text:style-name="T13">&lt;/</text:span><text:span text:style-name="T5">button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"/>
      <text:p text:style-name="P66">{<text:span text:style-name="T5">if </text:span><text:span text:style-name="T10">$stats</text:span>}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card mb-3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card-body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row text-center</text:span><text:span text:style-name="T6">"</text:span><text:span text:style-name="T13">&gt;</text:span></text:p>
      <text:p text:style-name="P66">{<text:span text:style-name="T5">foreach </text:span><text:span text:style-name="T10">$columns </text:span><text:span text:style-name="T6">as </text:span><text:span text:style-name="T10">$col</text:span>}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col-3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h3 mb-0</text:span><text:span text:style-name="T6">"</text:span><text:span text:style-name="T13">&gt;</text:span>{<text:span text:style-name="T10">$stats</text:span>[<text:span text:style-name="T10">$col</text:span>[<text:span text:style-name="T12">'icon'</text:span>]]}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{<text:span text:style-name="T5">/foreach</text:span>}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{<text:span text:style-name="T5">/if</text:span>}</text:p>
      <text:p text:style-name="P6"/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board</text:span><text:span text:style-name="T6">"</text:span><text:span text:style-name="T13"> </text:span><text:span text:style-name="T14">id</text:span><text:span text:style-name="T6">="</text:span><text:span text:style-name="T12">kanbanBoard</text:span><text:span text:style-name="T6">"</text:span><text:span text:style-name="T13">&gt;</text:span></text:p>
      <text:p text:style-name="P66">{<text:span text:style-name="T5">foreach </text:span><text:span text:style-name="T10">$columns </text:span><text:span text:style-name="T6">as </text:span><text:span text:style-name="T10">$col</text:span>}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olumn</text:span><text:span text:style-name="T6">"</text:span><text:span text:style-name="T13"> </text:span><text:span text:style-name="T14">data-status</text:span><text:span text:style-name="T6">="</text:span><text:span text:style-name="T12">{$col['icon']}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olumn-header</text:span><text:span text:style-name="T6">"</text:span><text:span text:style-name="T13">&gt;</text:span></text:p>
      <text:p text:style-name="P66">{<text:span text:style-name="T10">$col</text:span>[<text:span text:style-name="T12">'icon'</text:span>]}</text:p>
      <text:p text:style-name="P66"><text:span text:style-name="T13">&lt;/</text:span><text:span text:style-name="T5">div</text:span><text:span text:style-name="T13">&gt;</text:span></text:p>
      <text:p text:style-name="P6"/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ards</text:span><text:span text:style-name="T6">"</text:span><text:span text:style-name="T13"> </text:span><text:span text:style-name="T14">data-status</text:span><text:span text:style-name="T6">="</text:span><text:span text:style-name="T12">{$col['icon']}</text:span><text:span text:style-name="T6">"</text:span><text:span text:style-name="T13">&gt;</text:span></text:p>
      <text:p text:style-name="P66">{<text:span text:style-name="T5">foreach </text:span><text:span text:style-name="T10">$cards </text:span><text:span text:style-name="T6">as </text:span><text:span text:style-name="T10">$card</text:span>}</text:p>
      <text:p text:style-name="P66">{<text:span text:style-name="T5">if </text:span><text:span text:style-name="T10">$card</text:span>[<text:span text:style-name="T12">'CurrentStatus'</text:span>] <text:span text:style-name="T6">=== </text:span><text:span text:style-name="T10">$col</text:span>[<text:span text:style-name="T12">'icon'</text:span>]}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ard</text:span><text:span text:style-name="T6">"</text:span><text:span text:style-name="T13"> </text:span><text:span text:style-name="T14">draggable</text:span><text:span text:style-name="T6">="</text:span><text:span text:style-name="T12">true</text:span><text:span text:style-name="T6">"</text:span><text:span text:style-name="T13"> </text:span><text:span text:style-name="T14">data-id</text:span><text:span text:style-name="T6">="</text:span><text:span text:style-name="T12">{$card['Id']}</text:span><text:span text:style-name="T6">"</text:span><text:span text:style-name="T13"> </text:span><text:span text:style-name="T14">data-status</text:span><text:span text:style-name="T6">="</text:span><text:span text:style-name="T12">{$col['icon']}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ard-title</text:span><text:span text:style-name="T6">"</text:span><text:span text:style-name="T13">&gt;</text:span>{<text:span text:style-name="T10">$card</text:span>[<text:span text:style-name="T12">'Title'</text:span>]}<text:span text:style-name="T13">&lt;/</text:span><text:span text:style-name="T5">div</text:span><text:span text:style-name="T13">&gt;</text:span></text:p>
      <text:p text:style-name="P6"/>
      <text:p text:style-name="P66">{<text:span text:style-name="T5">if </text:span><text:span text:style-name="T10">$card</text:span>[<text:span text:style-name="T12">'Detail'</text:span>]}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kanban-card-detail</text:span><text:span text:style-name="T6">"</text:span><text:span text:style-name="T13">&gt;</text:span>{<text:span text:style-name="T10">$card</text:span>[<text:span text:style-name="T12">'Detail'</text:span>]}<text:span text:style-name="T13">&lt;/</text:span><text:span text:style-name="T5">div</text:span><text:span text:style-name="T13">&gt;</text:span></text:p>
      <text:p text:style-name="P66">{<text:span text:style-name="T5">/if</text:span>}</text:p>
      <text:p text:style-name="P6"/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t-2 d-flex gap-1</text:span><text:span text:style-name="T6">"</text:span><text:span text:style-name="T13">&gt;</text:span></text:p>
      <text:p text:style-name="P66"><text:span text:style-name="T13">&lt;</text:span><text:span text:style-name="T5">button</text:span><text:span text:style-name="T13"> </text:span><text:span text:style-name="T14">class</text:span><text:span text:style-name="T6">="</text:span><text:span text:style-name="T12">btn btn-sm btn-outline-primary edit-card</text:span><text:span text:style-name="T6">"</text:span></text:p>
      <text:p text:style-name="P66"><text:span text:style-name="T14">data-id</text:span><text:span text:style-name="T6">="</text:span><text:span text:style-name="T12">{$card['Id']}</text:span><text:span text:style-name="T6">"</text:span><text:span text:style-name="T13"> </text:span><text:span text:style-name="T14">title</text:span><text:span text:style-name="T6">="</text:span><text:span text:style-name="T12">Éditer</text:span><text:span text:style-name="T6">"</text:span><text:span text:style-name="T13">&gt;</text:span></text:p>
      <text:p text:style-name="P71">✏️</text:p>
      <text:p text:style-name="P66"><text:span text:style-name="T13">&lt;/</text:span><text:span text:style-name="T5">button</text:span><text:span text:style-name="T13">&gt;</text:span></text:p>
      <text:p text:style-name="P6"><text:soft-page-break/></text:p>
      <text:p text:style-name="P66"><text:span text:style-name="T13">&lt;</text:span><text:span text:style-name="T5">button</text:span><text:span text:style-name="T13"> </text:span><text:span text:style-name="T14">class</text:span><text:span text:style-name="T6">="</text:span><text:span text:style-name="T12">btn btn-sm btn-outline-danger delete-card</text:span><text:span text:style-name="T6">"</text:span></text:p>
      <text:p text:style-name="P66"><text:span text:style-name="T14">data-id</text:span><text:span text:style-name="T6">="</text:span><text:span text:style-name="T12">{$card['Id']}</text:span><text:span text:style-name="T6">"</text:span><text:span text:style-name="T13"> </text:span><text:span text:style-name="T14">title</text:span><text:span text:style-name="T6">="</text:span><text:span text:style-name="T12">Supprimer</text:span><text:span text:style-name="T6">"</text:span><text:span text:style-name="T13">&gt;</text:span></text:p>
      <text:p text:style-name="P71">🗑️</text:p>
      <text:p text:style-name="P66"><text:span text:style-name="T13">&lt;/</text:span><text:span text:style-name="T5">button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{<text:span text:style-name="T5">/if</text:span>}</text:p>
      <text:p text:style-name="P66">{<text:span text:style-name="T5">/foreach</text:span>}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{<text:span text:style-name="T5">/foreach</text:span>}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"/>
      <text:p text:style-name="P72">&lt;!-- Modal pour ajouter une carte --&gt;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 fade</text:span><text:span text:style-name="T6">"</text:span><text:span text:style-name="T13"> </text:span><text:span text:style-name="T14">id</text:span><text:span text:style-name="T6">="</text:span><text:span text:style-name="T12">addCardModal</text:span><text:span text:style-name="T6">"</text:span><text:span text:style-name="T13"> </text:span><text:span text:style-name="T14">tabindex</text:span><text:span text:style-name="T6">="</text:span><text:span text:style-name="T12">-1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-dialog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-content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-header</text:span><text:span text:style-name="T6">"</text:span><text:span text:style-name="T13">&gt;</text:span></text:p>
      <text:p text:style-name="P66"><text:span text:style-name="T13">&lt;</text:span><text:span text:style-name="T5">h5</text:span><text:span text:style-name="T13"> </text:span><text:span text:style-name="T14">class</text:span><text:span text:style-name="T6">="</text:span><text:span text:style-name="T12">modal-title</text:span><text:span text:style-name="T6">"</text:span><text:span text:style-name="T13">&gt;</text:span>Ajouter une carte<text:span text:style-name="T13">&lt;/</text:span><text:span text:style-name="T5">h5</text:span><text:span text:style-name="T13">&gt;</text:span></text:p>
      <text:p text:style-name="P66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-close</text:span><text:span text:style-name="T6">"</text:span><text:span text:style-name="T13"> </text:span><text:span text:style-name="T14">data-bs-dismiss</text:span><text:span text:style-name="T6">="</text:span><text:span text:style-name="T12">modal</text:span><text:span text:style-name="T6">"</text:span><text:span text:style-name="T13">&gt;&lt;/</text:span><text:span text:style-name="T5">button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-body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66"><text:span text:style-name="T13">&lt;</text:span><text:span text:style-name="T5">label</text:span><text:span text:style-name="T13"> </text:span><text:span text:style-name="T14">for</text:span><text:span text:style-name="T6">="</text:span><text:span text:style-name="T12">cardTitle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Titre <text:span text:style-name="T13">&lt;</text:span><text:span text:style-name="T5">span</text:span><text:span text:style-name="T13"> </text:span><text:span text:style-name="T14">class</text:span><text:span text:style-name="T6">="</text:span><text:span text:style-name="T12">text-danger</text:span><text:span text:style-name="T6">"</text:span><text:span text:style-name="T13">&gt;</text:span>*<text:span text:style-name="T13">&lt;/</text:span><text:span text:style-name="T5">span</text:span><text:span text:style-name="T13">&gt;&lt;/</text:span><text:span text:style-name="T5">label</text:span><text:span text:style-name="T13">&gt;</text:span></text:p>
      <text:p text:style-name="P66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</text:span><text:span text:style-name="T6">"</text:span><text:span text:style-name="T13"> </text:span><text:span text:style-name="T14">id</text:span><text:span text:style-name="T6">="</text:span><text:span text:style-name="T12">cardTitle</text:span><text:span text:style-name="T6">"</text:span><text:span text:style-name="T13"> </text:span><text:span text:style-name="T14">required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66"><text:span text:style-name="T13">&lt;</text:span><text:span text:style-name="T5">label</text:span><text:span text:style-name="T13"> </text:span><text:span text:style-name="T14">for</text:span><text:span text:style-name="T6">="</text:span><text:span text:style-name="T12">cardDetail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Détail<text:span text:style-name="T13">&lt;/</text:span><text:span text:style-name="T5">label</text:span><text:span text:style-name="T13">&gt;</text:span></text:p>
      <text:p text:style-name="P66"><text:span text:style-name="T13">&lt;</text:span><text:span text:style-name="T5">textarea</text:span><text:span text:style-name="T13"> </text:span><text:span text:style-name="T14">class</text:span><text:span text:style-name="T6">="</text:span><text:span text:style-name="T12">form-control</text:span><text:span text:style-name="T6">"</text:span><text:span text:style-name="T13"> </text:span><text:span text:style-name="T14">id</text:span><text:span text:style-name="T6">="</text:span><text:span text:style-name="T12">cardDetail</text:span><text:span text:style-name="T6">"</text:span><text:span text:style-name="T13"> </text:span><text:span text:style-name="T14">rows</text:span><text:span text:style-name="T6">="</text:span><text:span text:style-name="T12">3</text:span><text:span text:style-name="T6">"</text:span><text:span text:style-name="T13">&gt;&lt;/</text:span><text:span text:style-name="T5">textarea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-footer</text:span><text:span text:style-name="T6">"</text:span><text:span text:style-name="T13">&gt;</text:span></text:p>
      <text:p text:style-name="P66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secondary</text:span><text:span text:style-name="T6">"</text:span><text:span text:style-name="T13"> </text:span><text:span text:style-name="T14">data-bs-dismiss</text:span><text:span text:style-name="T6">="</text:span><text:span text:style-name="T12">modal</text:span><text:span text:style-name="T6">"</text:span><text:span text:style-name="T13">&gt;</text:span>Annuler<text:span text:style-name="T13">&lt;/</text:span><text:span text:style-name="T5">button</text:span><text:span text:style-name="T13">&gt;</text:span></text:p>
      <text:p text:style-name="P66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 </text:span><text:span text:style-name="T14">id</text:span><text:span text:style-name="T6">="</text:span><text:span text:style-name="T12">saveNewCard</text:span><text:span text:style-name="T6">"</text:span><text:span text:style-name="T13">&gt;</text:span>Créer<text:span text:style-name="T13">&lt;/</text:span><text:span text:style-name="T5">button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"/>
      <text:p text:style-name="P72">&lt;!-- Modal pour éditer une carte --&gt;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 fade</text:span><text:span text:style-name="T6">"</text:span><text:span text:style-name="T13"> </text:span><text:span text:style-name="T14">id</text:span><text:span text:style-name="T6">="</text:span><text:span text:style-name="T12">editCardModal</text:span><text:span text:style-name="T6">"</text:span><text:span text:style-name="T13"> </text:span><text:span text:style-name="T14">tabindex</text:span><text:span text:style-name="T6">="</text:span><text:span text:style-name="T12">-1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-dialog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-content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-header</text:span><text:span text:style-name="T6">"</text:span><text:span text:style-name="T13">&gt;</text:span></text:p>
      <text:p text:style-name="P66"><text:span text:style-name="T13">&lt;</text:span><text:span text:style-name="T5">h5</text:span><text:span text:style-name="T13"> </text:span><text:span text:style-name="T14">class</text:span><text:span text:style-name="T6">="</text:span><text:span text:style-name="T12">modal-title</text:span><text:span text:style-name="T6">"</text:span><text:span text:style-name="T13">&gt;</text:span>✏️ Éditer la carte<text:span text:style-name="T13">&lt;/</text:span><text:span text:style-name="T5">h5</text:span><text:span text:style-name="T13">&gt;</text:span></text:p>
      <text:p text:style-name="P66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-close</text:span><text:span text:style-name="T6">"</text:span><text:span text:style-name="T13"> </text:span><text:span text:style-name="T14">data-bs-dismiss</text:span><text:span text:style-name="T6">="</text:span><text:span text:style-name="T12">modal</text:span><text:span text:style-name="T6">"</text:span><text:span text:style-name="T13">&gt;&lt;/</text:span><text:span text:style-name="T5">button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-body</text:span><text:span text:style-name="T6">"</text:span><text:span text:style-name="T13">&gt;</text:span></text:p>
      <text:p text:style-name="P66"><text:span text:style-name="T13">&lt;</text:span><text:span text:style-name="T5">input</text:span><text:span text:style-name="T13"> </text:span><text:span text:style-name="T14">type</text:span><text:span text:style-name="T6">="</text:span><text:span text:style-name="T12">hidden</text:span><text:span text:style-name="T6">"</text:span><text:span text:style-name="T13"> </text:span><text:span text:style-name="T14">id</text:span><text:span text:style-name="T6">="</text:span><text:span text:style-name="T12">editCardId</text:span><text:span text:style-name="T6">"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66"><text:span text:style-name="T13">&lt;</text:span><text:span text:style-name="T5">label</text:span><text:span text:style-name="T13"> </text:span><text:span text:style-name="T14">for</text:span><text:span text:style-name="T6">="</text:span><text:span text:style-name="T12">editCardTitle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Titre <text:span text:style-name="T13">&lt;</text:span><text:span text:style-name="T5">span</text:span><text:span text:style-name="T13"> </text:span><text:span text:style-name="T14">class</text:span><text:span text:style-name="T6">="</text:span><text:span text:style-name="T12">text-danger</text:span><text:span text:style-name="T6">"</text:span><text:span text:style-name="T13">&gt;</text:span>*<text:span text:style-name="T13">&lt;/</text:span><text:span text:style-name="T5">span</text:span><text:span text:style-name="T13">&gt;&lt;/</text:span><text:span text:style-name="T5">label</text:span><text:span text:style-name="T13">&gt;</text:span></text:p>
      <text:p text:style-name="P66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</text:span><text:span text:style-name="T6">"</text:span><text:span text:style-name="T13"> </text:span><text:span text:style-name="T14">id</text:span><text:span text:style-name="T6">="</text:span><text:span text:style-name="T12">editCardTitle</text:span><text:span text:style-name="T6">"</text:span><text:span text:style-name="T13"> </text:span><text:span text:style-name="T14">required</text:span><text:span text:style-name="T13">&gt;</text:span></text:p>
      <text:p text:style-name="P66"><text:soft-page-break/><text:span text:style-name="T13">&lt;/</text:span><text:span text:style-name="T5">div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66"><text:span text:style-name="T13">&lt;</text:span><text:span text:style-name="T5">label</text:span><text:span text:style-name="T13"> </text:span><text:span text:style-name="T14">for</text:span><text:span text:style-name="T6">="</text:span><text:span text:style-name="T12">editCardDetail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Détail<text:span text:style-name="T13">&lt;/</text:span><text:span text:style-name="T5">label</text:span><text:span text:style-name="T13">&gt;</text:span></text:p>
      <text:p text:style-name="P66"><text:span text:style-name="T13">&lt;</text:span><text:span text:style-name="T5">textarea</text:span><text:span text:style-name="T13"> </text:span><text:span text:style-name="T14">class</text:span><text:span text:style-name="T6">="</text:span><text:span text:style-name="T12">form-control</text:span><text:span text:style-name="T6">"</text:span><text:span text:style-name="T13"> </text:span><text:span text:style-name="T14">id</text:span><text:span text:style-name="T6">="</text:span><text:span text:style-name="T12">editCardDetail</text:span><text:span text:style-name="T6">"</text:span><text:span text:style-name="T13"> </text:span><text:span text:style-name="T14">rows</text:span><text:span text:style-name="T6">="</text:span><text:span text:style-name="T12">3</text:span><text:span text:style-name="T6">"</text:span><text:span text:style-name="T13">&gt;&lt;/</text:span><text:span text:style-name="T5">textarea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</text:span><text:span text:style-name="T5">div</text:span><text:span text:style-name="T13"> </text:span><text:span text:style-name="T14">class</text:span><text:span text:style-name="T6">="</text:span><text:span text:style-name="T12">modal-footer</text:span><text:span text:style-name="T6">"</text:span><text:span text:style-name="T13">&gt;</text:span></text:p>
      <text:p text:style-name="P66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secondary</text:span><text:span text:style-name="T6">"</text:span><text:span text:style-name="T13"> </text:span><text:span text:style-name="T14">data-bs-dismiss</text:span><text:span text:style-name="T6">="</text:span><text:span text:style-name="T12">modal</text:span><text:span text:style-name="T6">"</text:span><text:span text:style-name="T13">&gt;</text:span>Annuler<text:span text:style-name="T13">&lt;/</text:span><text:span text:style-name="T5">button</text:span><text:span text:style-name="T13">&gt;</text:span></text:p>
      <text:p text:style-name="P66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 </text:span><text:span text:style-name="T14">id</text:span><text:span text:style-name="T6">="</text:span><text:span text:style-name="T12">saveEditCard</text:span><text:span text:style-name="T6">"</text:span><text:span text:style-name="T13">&gt;</text:span>Enregistrer<text:span text:style-name="T13">&lt;/</text:span><text:span text:style-name="T5">button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<text:span text:style-name="T13">&lt;/</text:span><text:span text:style-name="T5">div</text:span><text:span text:style-name="T13">&gt;</text:span></text:p>
      <text:p text:style-name="P66">{<text:span text:style-name="T5">/block</text:span>}</text:p>
      <text:p text:style-name="P6"/>
      <text:p text:style-name="P66">{<text:span text:style-name="T5">block </text:span>scripts}</text:p>
      <text:p text:style-name="P66"><text:span text:style-name="T13">&lt;</text:span><text:span text:style-name="T5">script</text:span><text:span text:style-name="T13"> </text:span><text:span text:style-name="T14">src</text:span><text:span text:style-name="T6">="</text:span><text:span text:style-name="T12">/app/modules/Kanban/js/kanban.js</text:span><text:span text:style-name="T6">"</text:span><text:span text:style-name="T13">&gt;&lt;/</text:span><text:span text:style-name="T5">script</text:span><text:span text:style-name="T13">&gt;</text:span></text:p>
      <text:p text:style-name="P66">{<text:span text:style-name="T5">/block</text:span>}</text:p>
      <text:p text:style-name="P68"/>
      <text:h text:style-name="P73" text:outline-level="1">Commandes groupées</text:h>
      <text:p text:style-name="P74">Créer les commandes groupées en faisant comme pour les sondages</text:p>
      <text:p text:style-name="P74">Les routes :</text:p>
      <text:p text:style-name="P75">&lt;?php</text:p>
      <text:p text:style-name="P6"/>
      <text:p text:style-name="P5"><text:span text:style-name="T5">declare</text:span><text:span text:style-name="T6">(</text:span><text:span text:style-name="T7">strict_types</text:span><text:span text:style-name="T6">=</text:span><text:span text:style-name="T7">1</text:span><text:span text:style-name="T6">);</text:span></text:p>
      <text:p text:style-name="P6"/>
      <text:p text:style-name="P5"><text:span text:style-name="T5">namespace</text:span> <text:span text:style-name="T8">app</text:span><text:span text:style-name="T9">\</text:span><text:span text:style-name="T8">config</text:span><text:span text:style-name="T9">\</text:span><text:span text:style-name="T8">routes</text:span><text:span text:style-name="T6">;</text:span></text:p>
      <text:p text:style-name="P6"/>
      <text:p text:style-name="P5"><text:span text:style-name="T5">use</text:span> app<text:span text:style-name="T6">\</text:span>config<text:span text:style-name="T6">\</text:span><text:span text:style-name="T8">ControllerFactory</text:span><text:span text:style-name="T6">;</text:span></text:p>
      <text:p text:style-name="P5"><text:span text:style-name="T5">use</text:span> app<text:span text:style-name="T6">\</text:span>interfaces<text:span text:style-name="T6">\</text:span><text:span text:style-name="T8">RouteInterface</text:span><text:span text:style-name="T6">;</text:span></text:p>
      <text:p text:style-name="P5"><text:span text:style-name="T5">use</text:span> app<text:span text:style-name="T6">\</text:span>valueObjects<text:span text:style-name="T6">\</text:span><text:span text:style-name="T8">Route</text:span><text:span text:style-name="T6">;</text:span></text:p>
      <text:p text:style-name="P6"/>
      <text:p text:style-name="P5"><text:span text:style-name="T10">class</text:span> <text:span text:style-name="T8">Survey</text:span> <text:span text:style-name="T5">implements</text:span> <text:span text:style-name="T8">RouteInterface</text:span></text:p>
      <text:p text:style-name="P76">{</text:p>
      <text:p text:style-name="P5"><text:span text:style-name="T5">private</text:span> <text:span text:style-name="T5">array</text:span> <text:span text:style-name="T6">$</text:span><text:span text:style-name="T10">routes</text:span> <text:span text:style-name="T6">=</text:span> <text:span text:style-name="T6">[];</text:span></text:p>
      <text:p text:style-name="P6"/>
      <text:p text:style-name="P5"><text:span text:style-name="T5">public</text:span> <text:span text:style-name="T10">function</text:span> <text:span text:style-name="T11">__construct</text:span><text:span text:style-name="T6">(</text:span><text:span text:style-name="T5">private</text:span> <text:span text:style-name="T8">ControllerFactory</text:span> <text:span text:style-name="T6">$</text:span><text:span text:style-name="T10">controllerFactory</text:span><text:span text:style-name="T6">)</text:span> <text:span text:style-name="T6">{}</text:span></text:p>
      <text:p text:style-name="P6"/>
      <text:p text:style-name="P5"><text:span text:style-name="T5">public</text:span> <text:span text:style-name="T10">function</text:span> <text:span text:style-name="T11">get</text:span><text:span text:style-name="T6">():</text:span> <text:span text:style-name="T5">array</text:span></text:p>
      <text:p text:style-name="P76">{</text:p>
      <text:p text:style-name="P5"><text:span text:style-name="T6">$</text:span><text:span text:style-name="T10">surveyController</text:span> <text:span text:style-name="T6">=</text:span> <text:span text:style-name="T10">fn</text:span><text:span text:style-name="T6">()</text:span> <text:span text:style-name="T6">=&gt;</text:span> <text:span text:style-name="T6">$</text:span><text:span text:style-name="T7">this</text:span><text:span text:style-name="T6">-&gt;</text:span><text:span text:style-name="T10">controllerFactory</text:span><text:span text:style-name="T6">-&gt;</text:span><text:span text:style-name="T11">makeSurveyController</text:span><text:span text:style-name="T6">();</text:span></text:p>
      <text:p text:style-name="P6"/>
      <text:p text:style-name="P5"><text:span text:style-name="T6">$</text:span><text:span text:style-name="T7">this</text:span><text:span text:style-name="T6">-&gt;</text:span><text:span text:style-name="T10">routes</text:span><text:span text:style-name="T6">[]</text:span> <text:span text:style-name="T6">=</text:span> <text:span text:style-name="T5">new</text:span> <text:span text:style-name="T8">Route</text:span><text:span text:style-name="T6">('</text:span><text:span text:style-name="T12">GET /survey/add/@id:[0-9]+</text:span><text:span text:style-name="T6">',</text:span> <text:span text:style-name="T6">$</text:span><text:span text:style-name="T10">surveyController</text:span><text:span text:style-name="T6">,</text:span> <text:span text:style-name="T6">'</text:span><text:span text:style-name="T12">add</text:span><text:span text:style-name="T6">');</text:span></text:p>
      <text:p text:style-name="P5"><text:span text:style-name="T6">$</text:span><text:span text:style-name="T7">this</text:span><text:span text:style-name="T6">-&gt;</text:span><text:span text:style-name="T10">routes</text:span><text:span text:style-name="T6">[]</text:span> <text:span text:style-name="T6">=</text:span> <text:span text:style-name="T5">new</text:span> <text:span text:style-name="T8">Route</text:span><text:span text:style-name="T6">('</text:span><text:span text:style-name="T12">POST /survey/create</text:span><text:span text:style-name="T6">',</text:span> <text:span text:style-name="T6">$</text:span><text:span text:style-name="T10">surveyController</text:span><text:span text:style-name="T6">,</text:span> <text:span text:style-name="T6">'</text:span><text:span text:style-name="T12">createOrUpdate</text:span><text:span text:style-name="T6">');</text:span></text:p>
      <text:p text:style-name="P5"><text:span text:style-name="T6">$</text:span><text:span text:style-name="T7">this</text:span><text:span text:style-name="T6">-&gt;</text:span><text:span text:style-name="T10">routes</text:span><text:span text:style-name="T6">[]</text:span> <text:span text:style-name="T6">=</text:span> <text:span text:style-name="T5">new</text:span> <text:span text:style-name="T8">Route</text:span><text:span text:style-name="T6">('</text:span><text:span text:style-name="T12">GET /survey/results/@id:[0-9]+</text:span><text:span text:style-name="T6">',</text:span> <text:span text:style-name="T6">$</text:span><text:span text:style-name="T10">surveyController</text:span><text:span text:style-name="T6">,</text:span> <text:span text:style-name="T6">'</text:span><text:span text:style-name="T12">viewResults</text:span><text:span text:style-name="T6">');</text:span></text:p>
      <text:p text:style-name="P6"/>
      <text:p text:style-name="P5"><text:span text:style-name="T5">return</text:span> <text:span text:style-name="T6">$</text:span><text:span text:style-name="T7">this</text:span><text:span text:style-name="T6">-&gt;</text:span><text:span text:style-name="T10">routes</text:span><text:span text:style-name="T6">;</text:span></text:p>
      <text:p text:style-name="P76">}</text:p>
      <text:p text:style-name="P76">}</text:p>
      <text:p text:style-name="P74"/>
      <text:p text:style-name="P74"><text:soft-page-break/>Le controleur :</text:p>
      <text:p text:style-name="P75">&lt;?php</text:p>
      <text:p text:style-name="P6"/>
      <text:p text:style-name="P5"><text:span text:style-name="T5">declare</text:span><text:span text:style-name="T6">(</text:span><text:span text:style-name="T7">strict_types</text:span><text:span text:style-name="T6">=</text:span><text:span text:style-name="T7">1</text:span><text:span text:style-name="T6">);</text:span></text:p>
      <text:p text:style-name="P6"/>
      <text:p text:style-name="P5"><text:span text:style-name="T5">namespace</text:span> <text:span text:style-name="T8">app</text:span><text:span text:style-name="T9">\</text:span><text:span text:style-name="T8">modules</text:span><text:span text:style-name="T9">\</text:span><text:span text:style-name="T8">Article</text:span><text:span text:style-name="T6">;</text:span></text:p>
      <text:p text:style-name="P6"/>
      <text:p text:style-name="P5"><text:span text:style-name="T5">use</text:span> <text:span text:style-name="T8">DateTime</text:span><text:span text:style-name="T6">;</text:span></text:p>
      <text:p text:style-name="P6"/>
      <text:p text:style-name="P5"><text:span text:style-name="T5">use</text:span> app<text:span text:style-name="T6">\</text:span>enums<text:span text:style-name="T6">\</text:span><text:span text:style-name="T8">FilterInputRule</text:span><text:span text:style-name="T6">;</text:span></text:p>
      <text:p text:style-name="P5"><text:span text:style-name="T5">use</text:span> app<text:span text:style-name="T6">\</text:span>enums<text:span text:style-name="T6">\</text:span><text:span text:style-name="T8">SurveyVisibility</text:span><text:span text:style-name="T6">;</text:span></text:p>
      <text:p text:style-name="P5"><text:span text:style-name="T5">use</text:span> app<text:span text:style-name="T6">\</text:span>exceptions<text:span text:style-name="T6">\</text:span><text:span text:style-name="T8">IntegrityException</text:span><text:span text:style-name="T6">;</text:span></text:p>
      <text:p text:style-name="P5"><text:span text:style-name="T5">use</text:span> app<text:span text:style-name="T6">\</text:span>helpers<text:span text:style-name="T6">\</text:span><text:span text:style-name="T8">Application</text:span><text:span text:style-name="T6">;</text:span></text:p>
      <text:p text:style-name="P5"><text:span text:style-name="T5">use</text:span> app<text:span text:style-name="T6">\</text:span>helpers<text:span text:style-name="T6">\</text:span><text:span text:style-name="T8">WebApp</text:span><text:span text:style-name="T6">;</text:span></text:p>
      <text:p text:style-name="P5"><text:span text:style-name="T5">use</text:span> app<text:span text:style-name="T6">\</text:span>models<text:span text:style-name="T6">\</text:span><text:span text:style-name="T8">SurveyDataHelper</text:span><text:span text:style-name="T6">;</text:span></text:p>
      <text:p text:style-name="P5"><text:span text:style-name="T5">use</text:span> app<text:span text:style-name="T6">\</text:span>modules<text:span text:style-name="T6">\</text:span>Common<text:span text:style-name="T6">\</text:span><text:span text:style-name="T8">AbstractController</text:span><text:span text:style-name="T6">;</text:span></text:p>
      <text:p text:style-name="P6"/>
      <text:p text:style-name="P5"><text:span text:style-name="T10">class</text:span> <text:span text:style-name="T8">SurveyController</text:span> <text:span text:style-name="T5">extends</text:span> <text:span text:style-name="T8">AbstractController</text:span></text:p>
      <text:p text:style-name="P76">{</text:p>
      <text:p text:style-name="P5"><text:span text:style-name="T5">public</text:span> <text:span text:style-name="T10">function</text:span> <text:span text:style-name="T11">__construct</text:span><text:span text:style-name="T6">(</text:span><text:span text:style-name="T8">Application</text:span> <text:span text:style-name="T6">$</text:span><text:span text:style-name="T10">application</text:span><text:span text:style-name="T6">,</text:span> <text:span text:style-name="T5">private</text:span> <text:span text:style-name="T8">SurveyDataHelper</text:span> <text:span text:style-name="T6">$</text:span><text:span text:style-name="T10">surveyDataHelper</text:span><text:span text:style-name="T6">)</text:span></text:p>
      <text:p text:style-name="P76">{</text:p>
      <text:p text:style-name="P5"><text:span text:style-name="T10">parent</text:span><text:span text:style-name="T6">::</text:span><text:span text:style-name="T11">__construct</text:span><text:span text:style-name="T6">($</text:span><text:span text:style-name="T10">application</text:span><text:span text:style-name="T6">);</text:span></text:p>
      <text:p text:style-name="P76">}</text:p>
      <text:p text:style-name="P6"/>
      <text:p text:style-name="P5"><text:span text:style-name="T5">public</text:span> <text:span text:style-name="T10">function</text:span> <text:span text:style-name="T11">add</text:span><text:span text:style-name="T6">(</text:span><text:span text:style-name="T5">int</text:span> <text:span text:style-name="T6">$</text:span><text:span text:style-name="T10">articleId</text:span><text:span text:style-name="T6">):</text:span> <text:span text:style-name="T5">void</text:span></text:p>
      <text:p text:style-name="P76">{</text:p>
      <text:p text:style-name="P5"><text:span text:style-name="T5">if</text:span> <text:span text:style-name="T6">(!(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-&gt;</text:span><text:span text:style-name="T11">isRedactor</text:span><text:span text:style-name="T6">()</text:span> <text:span text:style-name="T6">??</text:span> <text:span text:style-name="T7">false</text:span><text:span text:style-name="T6">)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forbidden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6">}</text:p>
      <text:p text:style-name="P5"><text:span text:style-name="T5">if</text:span> <text:span text:style-name="T6">($</text:span><text:span text:style-name="T10">_SERVER</text:span><text:span text:style-name="T6">['</text:span><text:span text:style-name="T12">REQUEST_METHOD</text:span><text:span text:style-name="T6">']</text:span> <text:span text:style-name="T6">!==</text:span> <text:span text:style-name="T6">'</text:span><text:span text:style-name="T12">GET</text:span><text:span text:style-name="T6">'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MethodNotAllowed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6">}</text:p>
      <text:p text:style-name="P5"><text:span text:style-name="T6">$</text:span><text:span text:style-name="T10">article</text:span> <text:span text:style-name="T6">=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Article</text:span><text:span text:style-name="T6">',</text:span> <text:span text:style-name="T6">['</text:span><text:span text:style-name="T12">Id</text:span><text:span text:style-name="T6">'</text:span> <text:span text:style-name="T6">=&gt;</text:span> <text:span text:style-name="T6">$</text:span><text:span text:style-name="T10">articleId</text:span><text:span text:style-name="T6">],</text:span> <text:span text:style-name="T6">'</text:span><text:span text:style-name="T12">Title, Id</text:span><text:span text:style-name="T6">');</text:span></text:p>
      <text:p text:style-name="P5"><text:span text:style-name="T5">if</text:span> <text:span text:style-name="T6">(!$</text:span><text:span text:style-name="T10">article</text:span><text:span text:style-name="T6">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edirect</text:span><text:span text:style-name="T6">('</text:span><text:span text:style-name="T12">/articles</text:span><text:span text:style-name="T6">');</text:span></text:p>
      <text:p text:style-name="P5"><text:span text:style-name="T5">return</text:span><text:span text:style-name="T6">;</text:span></text:p>
      <text:p text:style-name="P76">}</text:p>
      <text:p text:style-name="P5"><text:span text:style-name="T6">$</text:span><text:span text:style-name="T7">this</text:span><text:span text:style-name="T6">-&gt;</text:span><text:span text:style-name="T11">render</text:span><text:span text:style-name="T6">('</text:span><text:span text:style-name="T12">Article/views/survey_add.latte</text:span><text:span text:style-name="T6">',</text:span> <text:span text:style-name="T6">$</text:span><text:span text:style-name="T7">this</text:span><text:span text:style-name="T6">-&gt;</text:span><text:span text:style-name="T11">getAllParams</text:span><text:span text:style-name="T6">([</text:span></text:p>
      <text:p text:style-name="P5"><text:span text:style-name="T6">'</text:span><text:span text:style-name="T12">article</text:span><text:span text:style-name="T6">'</text:span> <text:span text:style-name="T6">=&gt;</text:span> <text:span text:style-name="T6">$</text:span><text:span text:style-name="T10">article</text:span><text:span text:style-name="T6">,</text:span></text:p>
      <text:p text:style-name="P5"><text:span text:style-name="T6">'</text:span><text:span text:style-name="T12">survey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Survey</text:span><text:span text:style-name="T6">',</text:span> <text:span text:style-name="T6">['</text:span><text:span text:style-name="T12">IdArticle</text:span><text:span text:style-name="T6">'</text:span> <text:span text:style-name="T6">=&gt;</text:span> <text:span text:style-name="T6">$</text:span><text:span text:style-name="T10">article</text:span><text:span text:style-name="T6">-&gt;</text:span><text:span text:style-name="T10">Id</text:span><text:span text:style-name="T6">],</text:span> <text:span text:style-name="T6">'</text:span><text:span text:style-name="T12">Question, Options, ClosingDate, Visibility</text:span><text:span text:style-name="T6">'),</text:span></text:p>
      <text:p text:style-name="P5"><text:span text:style-name="T6">'</text:span><text:span text:style-name="T12">page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-&gt;</text:span><text:span text:style-name="T11">getPage</text:span><text:span text:style-name="T6">(),</text:span></text:p>
      <text:p text:style-name="P76">]));</text:p>
      <text:p text:style-name="P76">}</text:p>
      <text:p text:style-name="P6"/>
      <text:p text:style-name="P5"><text:span text:style-name="T5">public</text:span> <text:span text:style-name="T10">function</text:span> <text:span text:style-name="T11">createOrUpdate</text:span><text:span text:style-name="T6">():</text:span> <text:span text:style-name="T5">void</text:span></text:p>
      <text:p text:style-name="P76">{</text:p>
      <text:p text:style-name="P5"><text:span text:style-name="T5">if</text:span> <text:span text:style-name="T6">(!(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-&gt;</text:span><text:span text:style-name="T11">isRedactor</text:span><text:span text:style-name="T6">()</text:span> <text:span text:style-name="T6">??</text:span> <text:span text:style-name="T7">false</text:span><text:span text:style-name="T6">)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forbidden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6">}</text:p>
      <text:p text:style-name="P5"><text:span text:style-name="T5">if</text:span> <text:span text:style-name="T6">($</text:span><text:span text:style-name="T10">_SERVER</text:span><text:span text:style-name="T6">['</text:span><text:span text:style-name="T12">REQUEST_METHOD</text:span><text:span text:style-name="T6">']</text:span> <text:span text:style-name="T6">!==</text:span> <text:span text:style-name="T6">'</text:span><text:span text:style-name="T12">POST</text:span><text:span text:style-name="T6">')</text:span> <text:span text:style-name="T6">{</text:span></text:p>
      <text:p text:style-name="P5"><text:soft-page-break/><text:span text:style-name="T6">$</text:span><text:span text:style-name="T7">this</text:span><text:span text:style-name="T6">-&gt;</text:span><text:span text:style-name="T11">raiseMethodNotAllowed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6">}</text:p>
      <text:p text:style-name="P5"><text:span text:style-name="T6">$</text:span><text:span text:style-name="T10">schema</text:span> <text:span text:style-name="T6">=</text:span> <text:span text:style-name="T6">[</text:span></text:p>
      <text:p text:style-name="P5"><text:span text:style-name="T6">'</text:span><text:span text:style-name="T12">article_id</text:span><text:span text:style-name="T6">'</text:span> <text:span text:style-name="T6">=&gt;</text:span> <text:span text:style-name="T8">FilterInputRule</text:span><text:span text:style-name="T6">::</text:span><text:span text:style-name="T7">Int</text:span><text:span text:style-name="T6">-&gt;</text:span><text:span text:style-name="T10">value</text:span><text:span text:style-name="T6">,</text:span></text:p>
      <text:p text:style-name="P5"><text:span text:style-name="T6">'</text:span><text:span text:style-name="T12">question</text:span><text:span text:style-name="T6">'</text:span> <text:span text:style-name="T6">=&gt;</text:span> <text:span text:style-name="T8">FilterInputRule</text:span><text:span text:style-name="T6">::</text:span><text:span text:style-name="T7">HtmlSafeText</text:span><text:span text:style-name="T6">-&gt;</text:span><text:span text:style-name="T10">value</text:span><text:span text:style-name="T6">,</text:span></text:p>
      <text:p text:style-name="P5"><text:span text:style-name="T6">'</text:span><text:span text:style-name="T12">closingDate</text:span><text:span text:style-name="T6">'</text:span> <text:span text:style-name="T6">=&gt;</text:span> <text:span text:style-name="T8">FilterInputRule</text:span><text:span text:style-name="T6">::</text:span><text:span text:style-name="T7">DateTime</text:span><text:span text:style-name="T6">-&gt;</text:span><text:span text:style-name="T10">value</text:span><text:span text:style-name="T6">,</text:span></text:p>
      <text:p text:style-name="P5"><text:span text:style-name="T6">'</text:span><text:span text:style-name="T12">visibility</text:span><text:span text:style-name="T6">'</text:span> <text:span text:style-name="T6">=&gt;</text:span> <text:span text:style-name="T6">$</text:span><text:span text:style-name="T7">this</text:span><text:span text:style-name="T6">-&gt;</text:span><text:span text:style-name="T10">application</text:span><text:span text:style-name="T6">-&gt;</text:span><text:span text:style-name="T11">enumToValues</text:span><text:span text:style-name="T6">(</text:span><text:span text:style-name="T8">SurveyVisibility</text:span><text:span text:style-name="T6">::</text:span><text:span text:style-name="T5">class</text:span><text:span text:style-name="T6">),</text:span></text:p>
      <text:p text:style-name="P5"><text:span text:style-name="T6">'</text:span><text:span text:style-name="T12">options</text:span><text:span text:style-name="T6">'</text:span> <text:span text:style-name="T6">=&gt;</text:span> <text:span text:style-name="T8">FilterInputRule</text:span><text:span text:style-name="T6">::</text:span><text:span text:style-name="T7">ArrayString</text:span><text:span text:style-name="T6">-&gt;</text:span><text:span text:style-name="T10">value</text:span><text:span text:style-name="T6">,</text:span></text:p>
      <text:p text:style-name="P76">];</text:p>
      <text:p text:style-name="P5"><text:span text:style-name="T6">$</text:span><text:span text:style-name="T10">input</text:span> <text:span text:style-name="T6">=</text:span> <text:span text:style-name="T8">WebApp</text:span><text:span text:style-name="T6">::</text:span><text:span text:style-name="T11">filterInput</text:span><text:span text:style-name="T6">($</text:span><text:span text:style-name="T10">schema</text:span><text:span text:style-name="T6">,</text:span> <text:span text:style-name="T6">$</text:span><text:span text:style-name="T7">this</text:span><text:span text:style-name="T6">-&gt;</text:span><text:span text:style-name="T10">flight</text:span><text:span text:style-name="T6">-&gt;</text:span><text:span text:style-name="T11">request</text:span><text:span text:style-name="T6">()-&gt;</text:span><text:span text:style-name="T10">data</text:span><text:span text:style-name="T6">-&gt;</text:span><text:span text:style-name="T11">getData</text:span><text:span text:style-name="T6">());</text:span></text:p>
      <text:p text:style-name="P5"><text:span text:style-name="T6">$</text:span><text:span text:style-name="T10">articleId</text:span> <text:span text:style-name="T6">=</text:span> <text:span text:style-name="T6">$</text:span><text:span text:style-name="T10">input</text:span><text:span text:style-name="T6">['</text:span><text:span text:style-name="T12">article_id</text:span><text:span text:style-name="T6">']</text:span> <text:span text:style-name="T6">??</text:span> <text:span text:style-name="T5">throw</text:span> <text:span text:style-name="T5">new</text:span> <text:span text:style-name="T8">IntegrityException</text:span><text:span text:style-name="T6">('</text:span><text:span text:style-name="T12">Fatal error in file </text:span><text:span text:style-name="T6">'</text:span> <text:span text:style-name="T6">.</text:span> <text:span text:style-name="T7">__FILE__</text:span> <text:span text:style-name="T6">.</text:span> <text:span text:style-name="T6">'</text:span><text:span text:style-name="T12"> at line </text:span><text:span text:style-name="T6">'</text:span> <text:span text:style-name="T6">.</text:span> <text:span text:style-name="T7">__LINE__</text:span><text:span text:style-name="T6">);</text:span></text:p>
      <text:p text:style-name="P5"><text:span text:style-name="T6">$</text:span><text:span text:style-name="T10">question</text:span> <text:span text:style-name="T6">=</text:span> <text:span text:style-name="T6">$</text:span><text:span text:style-name="T10">input</text:span><text:span text:style-name="T6">['</text:span><text:span text:style-name="T12">question</text:span><text:span text:style-name="T6">']</text:span> <text:span text:style-name="T6">??</text:span> <text:span text:style-name="T6">'</text:span><text:span text:style-name="T12">???</text:span><text:span text:style-name="T6">';</text:span></text:p>
      <text:p text:style-name="P5"><text:span text:style-name="T6">$</text:span><text:span text:style-name="T10">closingDate</text:span> <text:span text:style-name="T6">=</text:span> <text:span text:style-name="T6">$</text:span><text:span text:style-name="T10">input</text:span><text:span text:style-name="T6">['</text:span><text:span text:style-name="T12">closingDate</text:span><text:span text:style-name="T6">']</text:span> <text:span text:style-name="T6">??</text:span> <text:span text:style-name="T5">new</text:span> <text:span text:style-name="T8">DateTime</text:span><text:span text:style-name="T6">('</text:span><text:span text:style-name="T12">+7 days</text:span><text:span text:style-name="T6">');</text:span></text:p>
      <text:p text:style-name="P5"><text:span text:style-name="T6">$</text:span><text:span text:style-name="T10">visibility</text:span> <text:span text:style-name="T6">=</text:span> <text:span text:style-name="T6">$</text:span><text:span text:style-name="T10">input</text:span><text:span text:style-name="T6">['</text:span><text:span text:style-name="T12">visibility</text:span><text:span text:style-name="T6">']</text:span> <text:span text:style-name="T6">??</text:span> <text:span text:style-name="T8">SurveyVisibility</text:span><text:span text:style-name="T6">::</text:span><text:span text:style-name="T7">Redactor</text:span><text:span text:style-name="T6">-&gt;</text:span><text:span text:style-name="T10">value</text:span><text:span text:style-name="T6">;</text:span></text:p>
      <text:p text:style-name="P5"><text:span text:style-name="T6">$</text:span><text:span text:style-name="T10">options</text:span> <text:span text:style-name="T6">=</text:span> <text:span text:style-name="T6">[];</text:span></text:p>
      <text:p text:style-name="P5"><text:span text:style-name="T5">foreach</text:span> <text:span text:style-name="T6">($</text:span><text:span text:style-name="T10">input</text:span><text:span text:style-name="T6">['</text:span><text:span text:style-name="T12">options</text:span><text:span text:style-name="T6">']</text:span> <text:span text:style-name="T6">??</text:span> <text:span text:style-name="T6">[]</text:span> <text:span text:style-name="T6">as</text:span> <text:span text:style-name="T6">$</text:span><text:span text:style-name="T10">option</text:span><text:span text:style-name="T6">)</text:span> <text:span text:style-name="T6">{</text:span></text:p>
      <text:p text:style-name="P5"><text:span text:style-name="T6">$</text:span><text:span text:style-name="T10">options</text:span><text:span text:style-name="T6">[]</text:span> <text:span text:style-name="T6">=</text:span> <text:span text:style-name="T11">str_replace</text:span><text:span text:style-name="T6">('</text:span><text:span text:style-name="T12">"</text:span><text:span text:style-name="T6">',</text:span> <text:span text:style-name="T6">"</text:span><text:span text:style-name="T12">''</text:span><text:span text:style-name="T6">",</text:span> <text:span text:style-name="T6">$</text:span><text:span text:style-name="T10">option</text:span><text:span text:style-name="T6">);</text:span></text:p>
      <text:p text:style-name="P76">}</text:p>
      <text:p text:style-name="P5"><text:span text:style-name="T6">$</text:span><text:span text:style-name="T10">optionsJson</text:span> <text:span text:style-name="T6">=</text:span> <text:span text:style-name="T11">json_encode</text:span><text:span text:style-name="T6">($</text:span><text:span text:style-name="T10">options</text:span><text:span text:style-name="T6">);</text:span></text:p>
      <text:p text:style-name="P5"><text:span text:style-name="T6">$</text:span><text:span text:style-name="T10">fields</text:span> <text:span text:style-name="T6">=</text:span> <text:span text:style-name="T6">[</text:span></text:p>
      <text:p text:style-name="P5"><text:span text:style-name="T6">'</text:span><text:span text:style-name="T12">Question</text:span><text:span text:style-name="T6">'</text:span> <text:span text:style-name="T6">=&gt;</text:span> <text:span text:style-name="T6">$</text:span><text:span text:style-name="T10">question</text:span><text:span text:style-name="T6">,</text:span></text:p>
      <text:p text:style-name="P5"><text:span text:style-name="T6">'</text:span><text:span text:style-name="T12">Options</text:span><text:span text:style-name="T6">'</text:span> <text:span text:style-name="T6">=&gt;</text:span> <text:span text:style-name="T6">$</text:span><text:span text:style-name="T10">optionsJson</text:span><text:span text:style-name="T6">,</text:span></text:p>
      <text:p text:style-name="P5"><text:span text:style-name="T6">'</text:span><text:span text:style-name="T12">ClosingDate</text:span><text:span text:style-name="T6">'</text:span> <text:span text:style-name="T6">=&gt;</text:span> <text:span text:style-name="T6">$</text:span><text:span text:style-name="T10">closingDate</text:span><text:span text:style-name="T6">,</text:span></text:p>
      <text:p text:style-name="P5"><text:span text:style-name="T6">'</text:span><text:span text:style-name="T12">IdArticle</text:span><text:span text:style-name="T6">'</text:span> <text:span text:style-name="T6">=&gt;</text:span> <text:span text:style-name="T6">$</text:span><text:span text:style-name="T10">articleId</text:span><text:span text:style-name="T6">,</text:span></text:p>
      <text:p text:style-name="P5"><text:span text:style-name="T6">'</text:span><text:span text:style-name="T12">Visibility</text:span><text:span text:style-name="T6">'</text:span> <text:span text:style-name="T6">=&gt;</text:span> <text:span text:style-name="T6">$</text:span><text:span text:style-name="T10">visibility</text:span></text:p>
      <text:p text:style-name="P76">];</text:p>
      <text:p text:style-name="P5"><text:span text:style-name="T6">$</text:span><text:span text:style-name="T10">survey</text:span> <text:span text:style-name="T6">=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Survey</text:span><text:span text:style-name="T6">',</text:span> <text:span text:style-name="T6">['</text:span><text:span text:style-name="T12">IdArticle</text:span><text:span text:style-name="T6">'</text:span> <text:span text:style-name="T6">=&gt;</text:span> <text:span text:style-name="T6">$</text:span><text:span text:style-name="T10">articleId</text:span><text:span text:style-name="T6">],</text:span> <text:span text:style-name="T6">'</text:span><text:span text:style-name="T12">Id</text:span><text:span text:style-name="T6">');</text:span></text:p>
      <text:p text:style-name="P5"><text:span text:style-name="T5">if</text:span> <text:span text:style-name="T6">($</text:span><text:span text:style-name="T10">survey</text:span><text:span text:style-name="T6">)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set</text:span><text:span text:style-name="T6">('</text:span><text:span text:style-name="T12">Survey</text:span><text:span text:style-name="T6">',</text:span> <text:span text:style-name="T6">$</text:span><text:span text:style-name="T10">fields</text:span><text:span text:style-name="T6">,</text:span> <text:span text:style-name="T6">['</text:span><text:span text:style-name="T12">Id</text:span><text:span text:style-name="T6">'</text:span> <text:span text:style-name="T6">=&gt;</text:span> <text:span text:style-name="T6">$</text:span><text:span text:style-name="T10">survey</text:span><text:span text:style-name="T6">-&gt;</text:span><text:span text:style-name="T10">Id</text:span><text:span text:style-name="T6">]);</text:span></text:p>
      <text:p text:style-name="P5"><text:span text:style-name="T5">else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set</text:span><text:span text:style-name="T6">('</text:span><text:span text:style-name="T12">Survey</text:span><text:span text:style-name="T6">',</text:span> <text:span text:style-name="T6">$</text:span><text:span text:style-name="T10">fields</text:span><text:span text:style-name="T6">);</text:span></text:p>
      <text:p text:style-name="P5"><text:span text:style-name="T6">$</text:span><text:span text:style-name="T7">this</text:span><text:span text:style-name="T6">-&gt;</text:span><text:span text:style-name="T11">redirect</text:span><text:span text:style-name="T6">('/</text:span><text:span text:style-name="T5">article</text:span><text:span text:style-name="T6">/'</text:span> <text:span text:style-name="T6">.</text:span> <text:span text:style-name="T6">$</text:span><text:span text:style-name="T10">articleId</text:span><text:span text:style-name="T6">);</text:span></text:p>
      <text:p text:style-name="P76">}</text:p>
      <text:p text:style-name="P6"/>
      <text:p text:style-name="P5"><text:span text:style-name="T5">public</text:span> <text:span text:style-name="T10">function</text:span> <text:span text:style-name="T11">viewResults</text:span><text:span text:style-name="T6">(</text:span><text:span text:style-name="T5">int</text:span> <text:span text:style-name="T6">$</text:span><text:span text:style-name="T10">articleId</text:span><text:span text:style-name="T6">):</text:span> <text:span text:style-name="T5">void</text:span></text:p>
      <text:p text:style-name="P76">{</text:p>
      <text:p text:style-name="P5"><text:span text:style-name="T5">if</text:span> <text:span text:style-name="T6">($</text:span><text:span text:style-name="T10">_SERVER</text:span><text:span text:style-name="T6">['</text:span><text:span text:style-name="T12">REQUEST_METHOD</text:span><text:span text:style-name="T6">']</text:span> <text:span text:style-name="T6">!==</text:span> <text:span text:style-name="T6">'</text:span><text:span text:style-name="T12">GET</text:span><text:span text:style-name="T6">'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MethodNotAllowed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6">}</text:p>
      <text:p text:style-name="P5"><text:span text:style-name="T5">if</text:span> <text:span text:style-name="T6">(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Article</text:span><text:span text:style-name="T6">',</text:span> <text:span text:style-name="T6">['</text:span><text:span text:style-name="T12">Id</text:span><text:span text:style-name="T6">'</text:span> <text:span text:style-name="T6">=&gt;</text:span> <text:span text:style-name="T6">$</text:span><text:span text:style-name="T10">articleId</text:span><text:span text:style-name="T6">],</text:span> <text:span text:style-name="T6">'</text:span><text:span text:style-name="T12">Id</text:span><text:span text:style-name="T6">')</text:span> <text:span text:style-name="T6">===</text:span> <text:span text:style-name="T7">false</text:span><text:span text:style-name="T6">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BadRequest</text:span><text:span text:style-name="T6">("</text:span><text:span text:style-name="T12">Article </text:span><text:span text:style-name="T6">{$</text:span><text:span text:style-name="T10">articleId</text:span><text:span text:style-name="T6">}</text:span><text:span text:style-name="T12"> doesn't exist</text:span><text:span text:style-name="T6">",</text:span> 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6">}</text:p>
      <text:p text:style-name="P5"><text:span text:style-name="T6">$</text:span><text:span text:style-name="T10">connectedUser</text:span> <text:span text:style-name="T6">=</text:span> <text:span text:style-name="T6">$</text:span><text:span text:style-name="T7">this</text:span><text:span text:style-name="T6">-&gt;</text:span><text:span text:style-name="T10">application</text:span><text:span text:style-name="T6">-&gt;</text:span><text:span text:style-name="T11">getConnectedUser</text:span><text:span text:style-name="T6">();</text:span></text:p>
      <text:p text:style-name="P5"><text:span text:style-name="T5">if</text:span> <text:span text:style-name="T6">($</text:span><text:span text:style-name="T10">connectedUser</text:span><text:span text:style-name="T6">-&gt;</text:span><text:span text:style-name="T10">person</text:span> <text:span text:style-name="T6">===</text:span> <text:span text:style-name="T7">null</text:span><text:span text:style-name="T6">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forbidden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6">}</text:p>
      <text:p text:style-name="P5"><text:span text:style-name="T5">if</text:span> <text:span text:style-name="T6">($</text:span><text:span text:style-name="T10">_SERVER</text:span><text:span text:style-name="T6">['</text:span><text:span text:style-name="T12">REQUEST_METHOD</text:span><text:span text:style-name="T6">']</text:span> <text:span text:style-name="T6">!==</text:span> <text:span text:style-name="T6">'</text:span><text:span text:style-name="T12">GET</text:span><text:span text:style-name="T6">'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MethodNotAllowed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5"><text:span text:style-name="T5">return</text:span><text:span text:style-name="T6">;</text:span></text:p>
      <text:p text:style-name="P76">}</text:p>
      <text:p text:style-name="P5"><text:span text:style-name="T6">$</text:span><text:span text:style-name="T10">survey</text:span> <text:span text:style-name="T6">=</text:span> <text:span text:style-name="T6">$</text:span><text:span text:style-name="T7">this</text:span><text:span text:style-name="T6">-&gt;</text:span><text:span text:style-name="T10">surveyDataHelper</text:span><text:span text:style-name="T6">-&gt;</text:span><text:span text:style-name="T11">getWithCreator</text:span><text:span text:style-name="T6">($</text:span><text:span text:style-name="T10">articleId</text:span><text:span text:style-name="T6">);</text:span></text:p>
      <text:p text:style-name="P5"><text:soft-page-break/><text:span text:style-name="T5">if</text:span> <text:span text:style-name="T6">(!$</text:span><text:span text:style-name="T10">survey</text:span><text:span text:style-name="T6">)</text:span> <text:span text:style-name="T6">{</text:span></text:p>
      <text:p text:style-name="P5"><text:span text:style-name="T6">$</text:span><text:span text:style-name="T7">this</text:span><text:span text:style-name="T6">-&gt;</text:span><text:span text:style-name="T11">raiseBadRequest</text:span><text:span text:style-name="T6">("</text:span><text:span text:style-name="T12">No survey for article </text:span><text:span text:style-name="T6">{$</text:span><text:span text:style-name="T10">articleId</text:span><text:span text:style-name="T6">}",</text:span> <text:span text:style-name="T7">__FILE__</text:span><text:span text:style-name="T6">,</text:span> <text:span text:style-name="T7">__LINE__</text:span><text:span text:style-name="T6">);</text:span></text:p>
      <text:p text:style-name="P5"><text:span text:style-name="T6">$</text:span><text:span text:style-name="T7">this</text:span><text:span text:style-name="T6">-&gt;</text:span><text:span text:style-name="T11">redirect</text:span><text:span text:style-name="T6">('/</text:span><text:span text:style-name="T5">article</text:span><text:span text:style-name="T6">/'</text:span> <text:span text:style-name="T6">.</text:span> <text:span text:style-name="T6">$</text:span><text:span text:style-name="T10">articleId</text:span><text:span text:style-name="T6">);</text:span></text:p>
      <text:p text:style-name="P5"><text:span text:style-name="T5">return</text:span><text:span text:style-name="T6">;</text:span></text:p>
      <text:p text:style-name="P76">}</text:p>
      <text:p text:style-name="P5"><text:span text:style-name="T5">if</text:span> <text:span text:style-name="T6">($</text:span><text:span text:style-name="T7">this</text:span><text:span text:style-name="T6">-&gt;</text:span><text:span text:style-name="T10">authorizationDataHelper</text:span><text:span text:style-name="T6">-&gt;</text:span><text:span text:style-name="T11">canPersonReadSurveyResults</text:span><text:span text:style-name="T6">(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Article</text:span><text:span text:style-name="T6">',</text:span> <text:span text:style-name="T6">['</text:span><text:span text:style-name="T12">Id</text:span><text:span text:style-name="T6">'</text:span> <text:span text:style-name="T6">=&gt;</text:span> <text:span text:style-name="T6">$</text:span><text:span text:style-name="T10">survey</text:span><text:span text:style-name="T6">-&gt;</text:span><text:span text:style-name="T10">IdArticle</text:span><text:span text:style-name="T6">]),</text:span> <text:span text:style-name="T6">$</text:span><text:span text:style-name="T10">connectedUser</text:span><text:span text:style-name="T6">))</text:span> <text:span text:style-name="T6">{</text:span></text:p>
      <text:p text:style-name="P5"><text:span text:style-name="T6">$</text:span><text:span text:style-name="T10">replies</text:span> <text:span text:style-name="T6">=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gets</text:span><text:span text:style-name="T6">('</text:span><text:span text:style-name="T12">Reply</text:span><text:span text:style-name="T6">',</text:span> <text:span text:style-name="T6">['</text:span><text:span text:style-name="T12">IdSurvey</text:span><text:span text:style-name="T6">'</text:span> <text:span text:style-name="T6">=&gt;</text:span> <text:span text:style-name="T6">$</text:span><text:span text:style-name="T10">survey</text:span><text:span text:style-name="T6">-&gt;</text:span><text:span text:style-name="T10">Id</text:span><text:span text:style-name="T6">]);</text:span></text:p>
      <text:p text:style-name="P5"><text:span text:style-name="T6">$</text:span><text:span text:style-name="T10">participants</text:span> <text:span text:style-name="T6">=</text:span> <text:span text:style-name="T6">[];</text:span></text:p>
      <text:p text:style-name="P5"><text:span text:style-name="T6">$</text:span><text:span text:style-name="T10">results</text:span> <text:span text:style-name="T6">=</text:span> <text:span text:style-name="T6">[];</text:span></text:p>
      <text:p text:style-name="P5"><text:span text:style-name="T6">$</text:span><text:span text:style-name="T10">options</text:span> <text:span text:style-name="T6">=</text:span> <text:span text:style-name="T11">json_decode</text:span><text:span text:style-name="T6">($</text:span><text:span text:style-name="T10">survey</text:span><text:span text:style-name="T6">-&gt;</text:span><text:span text:style-name="T10">Options</text:span><text:span text:style-name="T6">);</text:span></text:p>
      <text:p text:style-name="P5"><text:span text:style-name="T5">foreach</text:span> <text:span text:style-name="T6">($</text:span><text:span text:style-name="T10">options</text:span> <text:span text:style-name="T6">as</text:span> <text:span text:style-name="T6">$</text:span><text:span text:style-name="T10">option</text:span><text:span text:style-name="T6">)</text:span> <text:span text:style-name="T6">{</text:span></text:p>
      <text:p text:style-name="P5"><text:span text:style-name="T6">$</text:span><text:span text:style-name="T10">results</text:span><text:span text:style-name="T6">[$</text:span><text:span text:style-name="T10">option</text:span><text:span text:style-name="T6">]</text:span> <text:span text:style-name="T6">=</text:span> <text:span text:style-name="T7">0</text:span><text:span text:style-name="T6">;</text:span></text:p>
      <text:p text:style-name="P76">}</text:p>
      <text:p text:style-name="P5"><text:span text:style-name="T5">foreach</text:span> <text:span text:style-name="T6">($</text:span><text:span text:style-name="T10">replies</text:span> <text:span text:style-name="T6">as</text:span> <text:span text:style-name="T6">$</text:span><text:span text:style-name="T10">reply</text:span><text:span text:style-name="T6">)</text:span> <text:span text:style-name="T6">{</text:span></text:p>
      <text:p text:style-name="P5"><text:span text:style-name="T6">$</text:span><text:span text:style-name="T10">answers</text:span> <text:span text:style-name="T6">=</text:span> <text:span text:style-name="T11">json_decode</text:span><text:span text:style-name="T6">($</text:span><text:span text:style-name="T10">reply</text:span><text:span text:style-name="T6">-&gt;</text:span><text:span text:style-name="T10">Answers</text:span><text:span text:style-name="T6">);</text:span></text:p>
      <text:p text:style-name="P5"><text:span text:style-name="T6">$</text:span><text:span text:style-name="T10">person</text:span> <text:span text:style-name="T6">=</text:span> <text:span text:style-name="T6">$</text:span><text:span text:style-name="T7">this</text:span><text:span text:style-name="T6">-&gt;</text:span><text:span text:style-name="T10">dataHelper</text:span><text:span text:style-name="T6">-&gt;</text:span><text:span text:style-name="T11">get</text:span><text:span text:style-name="T6">('</text:span><text:span text:style-name="T12">Person</text:span><text:span text:style-name="T6">',</text:span> <text:span text:style-name="T6">['</text:span><text:span text:style-name="T12">Id</text:span><text:span text:style-name="T6">'</text:span> <text:span text:style-name="T6">=&gt;</text:span> <text:span text:style-name="T6">$</text:span><text:span text:style-name="T10">reply</text:span><text:span text:style-name="T6">-&gt;</text:span><text:span text:style-name="T10">IdPerson</text:span><text:span text:style-name="T6">],</text:span> <text:span text:style-name="T6">'</text:span><text:span text:style-name="T12">FirstName, LastName</text:span><text:span text:style-name="T6">');</text:span></text:p>
      <text:p text:style-name="P5"><text:span text:style-name="T6">$</text:span><text:span text:style-name="T10">participants</text:span><text:span text:style-name="T6">[]</text:span> <text:span text:style-name="T6">=</text:span> <text:span text:style-name="T6">[</text:span></text:p>
      <text:p text:style-name="P5"><text:span text:style-name="T6">'</text:span><text:span text:style-name="T12">name</text:span><text:span text:style-name="T6">'</text:span> <text:span text:style-name="T6">=&gt;</text:span> <text:span text:style-name="T6">$</text:span><text:span text:style-name="T10">person</text:span><text:span text:style-name="T6">-&gt;</text:span><text:span text:style-name="T10">FirstName</text:span> <text:span text:style-name="T6">.</text:span> <text:span text:style-name="T6">'</text:span><text:span text:style-name="T12"> </text:span><text:span text:style-name="T6">'</text:span> <text:span text:style-name="T6">.</text:span> <text:span text:style-name="T6">$</text:span><text:span text:style-name="T10">person</text:span><text:span text:style-name="T6">-&gt;</text:span><text:span text:style-name="T10">LastName</text:span><text:span text:style-name="T6">,</text:span></text:p>
      <text:p text:style-name="P5"><text:span text:style-name="T6">'</text:span><text:span text:style-name="T12">answers</text:span><text:span text:style-name="T6">'</text:span> <text:span text:style-name="T6">=&gt;</text:span> <text:span text:style-name="T6">$</text:span><text:span text:style-name="T10">answers</text:span></text:p>
      <text:p text:style-name="P76">];</text:p>
      <text:p text:style-name="P5"><text:span text:style-name="T5">foreach</text:span> <text:span text:style-name="T6">($</text:span><text:span text:style-name="T10">answers</text:span> <text:span text:style-name="T6">as</text:span> <text:span text:style-name="T6">$</text:span><text:span text:style-name="T10">answer</text:span><text:span text:style-name="T6">)</text:span> <text:span text:style-name="T6">{</text:span></text:p>
      <text:p text:style-name="P5"><text:span text:style-name="T5">if</text:span> <text:span text:style-name="T6">(</text:span><text:span text:style-name="T11">isset</text:span><text:span text:style-name="T6">($</text:span><text:span text:style-name="T10">results</text:span><text:span text:style-name="T6">[$</text:span><text:span text:style-name="T10">answer</text:span><text:span text:style-name="T6">]))</text:span> <text:span text:style-name="T6">$</text:span><text:span text:style-name="T10">results</text:span><text:span text:style-name="T6">[$</text:span><text:span text:style-name="T10">answer</text:span><text:span text:style-name="T6">]++;</text:span></text:p>
      <text:p text:style-name="P76">}</text:p>
      <text:p text:style-name="P76">}</text:p>
      <text:p text:style-name="P6"/>
      <text:p text:style-name="P5"><text:span text:style-name="T6">$</text:span><text:span text:style-name="T7">this</text:span><text:span text:style-name="T6">-&gt;</text:span><text:span text:style-name="T11">render</text:span><text:span text:style-name="T6">('</text:span><text:span text:style-name="T12">Article/views/survey_results.latte</text:span><text:span text:style-name="T6">',</text:span> <text:span text:style-name="T6">[</text:span></text:p>
      <text:p text:style-name="P5"><text:span text:style-name="T6">'</text:span><text:span text:style-name="T12">survey</text:span><text:span text:style-name="T6">'</text:span> <text:span text:style-name="T6">=&gt;</text:span> <text:span text:style-name="T6">$</text:span><text:span text:style-name="T10">survey</text:span><text:span text:style-name="T6">,</text:span></text:p>
      <text:p text:style-name="P5"><text:span text:style-name="T6">'</text:span><text:span text:style-name="T12">options</text:span><text:span text:style-name="T6">'</text:span> <text:span text:style-name="T6">=&gt;</text:span> <text:span text:style-name="T6">$</text:span><text:span text:style-name="T10">options</text:span><text:span text:style-name="T6">,</text:span></text:p>
      <text:p text:style-name="P5"><text:span text:style-name="T6">'</text:span><text:span text:style-name="T12">results</text:span><text:span text:style-name="T6">'</text:span> <text:span text:style-name="T6">=&gt;</text:span> <text:span text:style-name="T6">$</text:span><text:span text:style-name="T10">results</text:span><text:span text:style-name="T6">,</text:span></text:p>
      <text:p text:style-name="P5"><text:span text:style-name="T6">'</text:span><text:span text:style-name="T12">participants</text:span><text:span text:style-name="T6">'</text:span> <text:span text:style-name="T6">=&gt;</text:span> <text:span text:style-name="T6">$</text:span><text:span text:style-name="T10">participants</text:span><text:span text:style-name="T6">,</text:span></text:p>
      <text:p text:style-name="P5"><text:span text:style-name="T6">'</text:span><text:span text:style-name="T12">articleId</text:span><text:span text:style-name="T6">'</text:span> <text:span text:style-name="T6">=&gt;</text:span> <text:span text:style-name="T6">$</text:span><text:span text:style-name="T10">articleId</text:span><text:span text:style-name="T6">,</text:span></text:p>
      <text:p text:style-name="P5"><text:span text:style-name="T6">'</text:span><text:span text:style-name="T12">currentVersion</text:span><text:span text:style-name="T6">'</text:span> <text:span text:style-name="T6">=&gt;</text:span> <text:span text:style-name="T8">Application</text:span><text:span text:style-name="T6">::</text:span><text:span text:style-name="T7">VERSION</text:span><text:span text:style-name="T6">,</text:span></text:p>
      <text:p text:style-name="P5"><text:span text:style-name="T6">'</text:span><text:span text:style-name="T12">page</text:span><text:span text:style-name="T6">'</text:span> <text:span text:style-name="T6">=&gt;</text:span> <text:span text:style-name="T6">$</text:span><text:span text:style-name="T10">connectedUser</text:span><text:span text:style-name="T6">-&gt;</text:span><text:span text:style-name="T11">getPage</text:span><text:span text:style-name="T6">(),</text:span></text:p>
      <text:p text:style-name="P76">]);</text:p>
      <text:p text:style-name="P5"><text:span text:style-name="T6">}</text:span> <text:span text:style-name="T5">else</text:span> <text:span text:style-name="T6">$</text:span><text:span text:style-name="T7">this</text:span><text:span text:style-name="T6">-&gt;</text:span><text:span text:style-name="T11">raiseForbidden</text:span><text:span text:style-name="T6">(</text:span><text:span text:style-name="T7">__FILE__</text:span><text:span text:style-name="T6">,</text:span> <text:span text:style-name="T7">__LINE__</text:span><text:span text:style-name="T6">);</text:span></text:p>
      <text:p text:style-name="P76">}</text:p>
      <text:p text:style-name="P76">}</text:p>
      <text:p text:style-name="P77"/>
      <text:p text:style-name="P74">la vue survey_add.latte</text:p>
      <text:p text:style-name="P78">{<text:span text:style-name="T5">extends </text:span><text:span text:style-name="T12">'../../Webmaster/views/redactor.latte'</text:span>}</text:p>
      <text:p text:style-name="P6"/>
      <text:p text:style-name="P5">{<text:span text:style-name="T5">block </text:span>content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ontainer-fluid</text:span><text:span text:style-name="T6">"</text:span><text:span text:style-name="T13">&gt;</text:span></text:p>
      <text:p text:style-name="P5">{<text:span text:style-name="T5">if </text:span><text:span text:style-name="T10">$survey</text:span>}</text:p>
      <text:p text:style-name="P5"><text:span text:style-name="T13">&lt;</text:span><text:span text:style-name="T5">h1</text:span><text:span text:style-name="T13">&gt;</text:span>Modifier le sondage de l'article: {<text:span text:style-name="T10">$article</text:span><text:span text:style-name="T6">-&gt;</text:span>Title}<text:span text:style-name="T13">&lt;/</text:span><text:span text:style-name="T5">h1</text:span><text:span text:style-name="T13">&gt;</text:span></text:p>
      <text:p text:style-name="P5">{<text:span text:style-name="T5">else</text:span>}</text:p>
      <text:p text:style-name="P5"><text:span text:style-name="T13">&lt;</text:span><text:span text:style-name="T5">h1</text:span><text:span text:style-name="T13">&gt;</text:span>Ajouter un sondage à l'article: {<text:span text:style-name="T10">$article</text:span><text:span text:style-name="T6">-&gt;</text:span>Title}<text:span text:style-name="T13">&lt;/</text:span><text:span text:style-name="T5">h1</text:span><text:span text:style-name="T13">&gt;</text:span></text:p>
      <text:p text:style-name="P5">{<text:span text:style-name="T5">/if</text:span>}</text:p>
      <text:p text:style-name="P5"><text:span text:style-name="T13">&lt;</text:span><text:span text:style-name="T5">form</text:span><text:span text:style-name="T13"> </text:span><text:span text:style-name="T14">action</text:span><text:span text:style-name="T6">="</text:span><text:span text:style-name="T12">/survey/create</text:span><text:span text:style-name="T6">"</text:span><text:span text:style-name="T13"> </text:span><text:span text:style-name="T14">method</text:span><text:span text:style-name="T6">="</text:span><text:span text:style-name="T12">POST</text:span><text:span text:style-name="T6">"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hidden</text:span><text:span text:style-name="T6">"</text:span><text:span text:style-name="T13"> </text:span><text:span text:style-name="T14">name</text:span><text:span text:style-name="T6">="</text:span><text:span text:style-name="T12">article_id</text:span><text:span text:style-name="T6">"</text:span><text:span text:style-name="T13"> </text:span><text:span text:style-name="T14">value</text:span><text:span text:style-name="T6">="</text:span><text:span text:style-name="T12">{$article-&gt;Id}</text:span><text:span text:style-name="T6">"</text:span><text:span text:style-name="T13">&gt;</text:span></text:p>
      <text:p text:style-name="P5">{<text:span text:style-name="T5">if </text:span><text:span text:style-name="T10">$survey </text:span><text:span text:style-name="T6">!</text:span>== <text:span text:style-name="T7">false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alert alert-danger</text:span><text:span text:style-name="T6">"</text:span><text:span text:style-name="T13"> </text:span><text:span text:style-name="T14">role</text:span><text:span text:style-name="T6">="</text:span><text:span text:style-name="T12">alert</text:span><text:span text:style-name="T6">"</text:span><text:span text:style-name="T13">&gt;</text:span></text:p>
      <text:p text:style-name="P5"><text:span text:style-name="T13">&lt;</text:span><text:span text:style-name="T5">p</text:span><text:span text:style-name="T13">&gt;</text:span>On ne peut modifier que la question et les réponses pour lesquelles il n'y a aucun vote<text:span text:style-name="T13">&lt;/</text:span><text:span text:style-name="T5">p</text:span><text:span text:style-name="T13">&gt;</text:span></text:p>
      <text:p text:style-name="P5"><text:soft-page-break/><text:span text:style-name="T13">&lt;/</text:span><text:span text:style-name="T5">div</text:span><text:span text:style-name="T13">&gt;</text:span></text:p>
      <text:p text:style-name="P5">{<text:span text:style-name="T5">/if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5"><text:span text:style-name="T13">&lt;</text:span><text:span text:style-name="T5">label</text:span><text:span text:style-name="T13"> </text:span><text:span text:style-name="T14">for</text:span><text:span text:style-name="T6">="</text:span><text:span text:style-name="T12">question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Question du sondage<text:span text:style-name="T13">&lt;/</text:span><text:span text:style-name="T5">label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</text:span><text:span text:style-name="T6">"</text:span><text:span text:style-name="T13"> </text:span><text:span text:style-name="T14">id</text:span><text:span text:style-name="T6">="</text:span><text:span text:style-name="T12">question</text:span><text:span text:style-name="T6">"</text:span><text:span text:style-name="T13"> </text:span><text:span text:style-name="T14">name</text:span><text:span text:style-name="T6">="</text:span><text:span text:style-name="T12">question</text:span><text:span text:style-name="T6">"</text:span><text:span text:style-name="T13"> </text:span><text:span text:style-name="T14">value</text:span><text:span text:style-name="T6">="</text:span><text:span text:style-name="T12">{if $survey}{$survey-&gt;Question}{/if}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id</text:span><text:span text:style-name="T6">="</text:span><text:span text:style-name="T12">options-container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5"><text:span text:style-name="T13">&lt;</text:span><text:span text:style-name="T5">label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Options (réponses possibles)<text:span text:style-name="T13">&lt;/</text:span><text:span text:style-name="T5">label</text:span><text:span text:style-name="T13">&gt;</text:span></text:p>
      <text:p text:style-name="P5">{<text:span text:style-name="T5">if </text:span><text:span text:style-name="T10">$survey</text:span>}</text:p>
      <text:p text:style-name="P5">{<text:span text:style-name="T5">var </text:span><text:span text:style-name="T10">$surveyOptions </text:span>= json_decode(<text:span text:style-name="T10">$survey</text:span><text:span text:style-name="T6">-&gt;</text:span>Options, <text:span text:style-name="T7">true</text:span>)}</text:p>
      <text:p text:style-name="P5">{<text:span text:style-name="T5">foreach </text:span><text:span text:style-name="T10">$surveyOptions </text:span><text:span text:style-name="T6">as </text:span><text:span text:style-name="T10">$optionText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mb-2</text:span><text:span text:style-name="T6">"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 me-2</text:span><text:span text:style-name="T6">"</text:span><text:span text:style-name="T13"> </text:span><text:span text:style-name="T14">name</text:span><text:span text:style-name="T6">="</text:span><text:span text:style-name="T12">options[]</text:span><text:span text:style-name="T6">"</text:span><text:span text:style-name="T13"> </text:span><text:span text:style-name="T14">value</text:span><text:span text:style-name="T6">="</text:span><text:span text:style-name="T12">{$optionText}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danger remove-option</text:span><text:span text:style-name="T6">"</text:span><text:span text:style-name="T13"> </text:span><text:span text:style-name="T14">{if</text:span><text:span text:style-name="T13"> </text:span><text:span text:style-name="T14">count($surveyOptions)</text:span><text:span text:style-name="T13"> </text:span><text:span text:style-name="T37">&lt;=</text:span><text:span text:style-name="T13"> </text:span><text:span text:style-name="T14">2}disabled{</text:span><text:span text:style-name="T37">/if}</text:span><text:span text:style-name="T13">&gt;</text:span>-<text:span text:style-name="T13">&lt;/</text:span><text:span text:style-name="T5">button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foreach</text:span>}</text:p>
      <text:p text:style-name="P5">{<text:span text:style-name="T5">else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mb-2</text:span><text:span text:style-name="T6">"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 me-2</text:span><text:span text:style-name="T6">"</text:span><text:span text:style-name="T13"> </text:span><text:span text:style-name="T14">name</text:span><text:span text:style-name="T6">="</text:span><text:span text:style-name="T12">options[]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danger remove-option</text:span><text:span text:style-name="T6">"</text:span><text:span text:style-name="T13"> </text:span><text:span text:style-name="T14">disabled</text:span><text:span text:style-name="T13">&gt;</text:span>-<text:span text:style-name="T13">&lt;/</text:span><text:span text:style-name="T5">button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mb-2</text:span><text:span text:style-name="T6">"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text</text:span><text:span text:style-name="T6">"</text:span><text:span text:style-name="T13"> </text:span><text:span text:style-name="T14">class</text:span><text:span text:style-name="T6">="</text:span><text:span text:style-name="T12">form-control me-2</text:span><text:span text:style-name="T6">"</text:span><text:span text:style-name="T13"> </text:span><text:span text:style-name="T14">name</text:span><text:span text:style-name="T6">="</text:span><text:span text:style-name="T12">options[]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class</text:span><text:span text:style-name="T6">="</text:span><text:span text:style-name="T12">btn btn-danger remove-option</text:span><text:span text:style-name="T6">"</text:span><text:span text:style-name="T13"> </text:span><text:span text:style-name="T14">disabled</text:span><text:span text:style-name="T13">&gt;</text:span>-<text:span text:style-name="T13">&lt;/</text:span><text:span text:style-name="T5">button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if</text:span>}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button</text:span><text:span text:style-name="T6">"</text:span><text:span text:style-name="T13"> </text:span><text:span text:style-name="T14">id</text:span><text:span text:style-name="T6">="</text:span><text:span text:style-name="T12">add-option</text:span><text:span text:style-name="T6">"</text:span><text:span text:style-name="T13"> </text:span><text:span text:style-name="T14">class</text:span><text:span text:style-name="T6">="</text:span><text:span text:style-name="T12">btn btn-secondary mb-3</text:span><text:span text:style-name="T6">"</text:span><text:span text:style-name="T13">&gt;</text:span>Ajouter une option<text:span text:style-name="T13">&lt;/</text:span><text:span text:style-name="T5">button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5"><text:span text:style-name="T13">&lt;</text:span><text:span text:style-name="T5">label</text:span><text:span text:style-name="T13"> </text:span><text:span text:style-name="T14">for</text:span><text:span text:style-name="T6">="</text:span><text:span text:style-name="T12">dateInput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Date de cloture<text:span text:style-name="T13">&lt;/</text:span><text:span text:style-name="T5">label</text:span><text:span text:style-name="T13">&gt;</text:span></text:p>
      <text:p text:style-name="P5"><text:span text:style-name="T13">&lt;</text:span><text:span text:style-name="T5">input</text:span><text:span text:style-name="T13"> </text:span><text:span text:style-name="T14">type</text:span><text:span text:style-name="T6">="</text:span><text:span text:style-name="T12">date</text:span><text:span text:style-name="T6">"</text:span><text:span text:style-name="T13"> </text:span><text:span text:style-name="T14">class</text:span><text:span text:style-name="T6">="</text:span><text:span text:style-name="T12">form-control w-auto</text:span><text:span text:style-name="T6">"</text:span><text:span text:style-name="T13"> </text:span><text:span text:style-name="T14">id</text:span><text:span text:style-name="T6">="</text:span><text:span text:style-name="T12">dateInput</text:span><text:span text:style-name="T6">"</text:span><text:span text:style-name="T13"> </text:span><text:span text:style-name="T14">name</text:span><text:span text:style-name="T6">="</text:span><text:span text:style-name="T12">closingDate</text:span><text:span text:style-name="T6">"</text:span><text:span text:style-name="T13"> </text:span><text:span text:style-name="T14">value</text:span><text:span text:style-name="T6">="</text:span><text:span text:style-name="T12">{$survey?-&gt;ClosingDate ?? ''}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5"><text:span text:style-name="T13">&lt;</text:span><text:span text:style-name="T5">label</text:span><text:span text:style-name="T13"> </text:span><text:span text:style-name="T14">for</text:span><text:span text:style-name="T6">="</text:span><text:span text:style-name="T12">visibility</text:span><text:span text:style-name="T6">"</text:span><text:span text:style-name="T13"> </text:span><text:span text:style-name="T14">class</text:span><text:span text:style-name="T6">="</text:span><text:span text:style-name="T12">form-label</text:span><text:span text:style-name="T6">"</text:span><text:span text:style-name="T13">&gt;</text:span>Visibilité<text:span text:style-name="T13">&lt;/</text:span><text:span text:style-name="T5">label</text:span><text:span text:style-name="T13">&gt;</text:span></text:p>
      <text:p text:style-name="P5"><text:span text:style-name="T13">&lt;</text:span><text:span text:style-name="T5">select</text:span><text:span text:style-name="T13"> </text:span><text:span text:style-name="T14">class</text:span><text:span text:style-name="T6">="</text:span><text:span text:style-name="T12">form-control w-auto</text:span><text:span text:style-name="T6">"</text:span><text:span text:style-name="T13"> </text:span><text:span text:style-name="T14">id</text:span><text:span text:style-name="T6">="</text:span><text:span text:style-name="T12">visibility</text:span><text:span text:style-name="T6">"</text:span><text:span text:style-name="T13"> </text:span><text:span text:style-name="T14">name</text:span><text:span text:style-name="T6">="</text:span><text:span text:style-name="T12">visibility</text:span><text:span text:style-name="T6">"</text:span><text:span text:style-name="T13"> </text:span><text:span text:style-name="T14">required</text:span><text:span text:style-name="T13">&gt;</text:span></text:p>
      <text:p text:style-name="P5"><text:span text:style-name="T13">&lt;</text:span><text:span text:style-name="T5">option</text:span><text:span text:style-name="T13"> </text:span><text:span text:style-name="T14">value</text:span><text:span text:style-name="T6">="</text:span><text:span text:style-name="T12">redactor</text:span><text:span text:style-name="T6">"</text:span><text:span text:style-name="T13"> </text:span><text:span text:style-name="T14">{if</text:span><text:span text:style-name="T13"> </text:span><text:span text:style-name="T14">$survey</text:span><text:span text:style-name="T13"> </text:span><text:span text:style-name="T14">!</text:span><text:span text:style-name="T6">=</text:span><text:span text:style-name="T37">=</text:span><text:span text:style-name="T13"> </text:span><text:span text:style-name="T12">false</text:span><text:span text:style-name="T13"> </text:span><text:span text:style-name="T14">&amp;&amp;</text:span><text:span text:style-name="T13"> </text:span><text:span text:style-name="T14">$survey-</text:span><text:span text:style-name="T13">&gt;</text:span>Visibility == 'redactor'}selected{<text:span text:style-name="T5">/if</text:span>}&gt;Rédacteur 👁️‍🗨️📝<text:span text:style-name="T13">&lt;/</text:span><text:span text:style-name="T5">option</text:span><text:span text:style-name="T13">&gt;</text:span></text:p>
      <text:p text:style-name="P5"><text:span text:style-name="T13">&lt;</text:span><text:span text:style-name="T5">option</text:span><text:span text:style-name="T13"> </text:span><text:span text:style-name="T14">value</text:span><text:span text:style-name="T6">="</text:span><text:span text:style-name="T12">all</text:span><text:span text:style-name="T6">"</text:span><text:span text:style-name="T13"> </text:span><text:span text:style-name="T14">{if</text:span><text:span text:style-name="T13"> </text:span><text:span text:style-name="T14">$survey</text:span><text:span text:style-name="T13"> </text:span><text:span text:style-name="T14">!</text:span><text:span text:style-name="T6">=</text:span><text:span text:style-name="T37">=</text:span><text:span text:style-name="T13"> </text:span><text:span text:style-name="T12">false</text:span><text:span text:style-name="T13"> </text:span><text:span text:style-name="T14">&amp;&amp;</text:span><text:span text:style-name="T13"> </text:span><text:span text:style-name="T14">$survey-</text:span><text:span text:style-name="T13">&gt;</text:span>Visibility == 'all'}selected{<text:span text:style-name="T5">/if</text:span>}&gt;Tout le monde 👁️‍🗨️👥<text:span text:style-name="T13">&lt;/</text:span><text:span text:style-name="T5">option</text:span><text:span text:style-name="T13">&gt;</text:span></text:p>
      <text:p text:style-name="P5"><text:span text:style-name="T13">&lt;</text:span><text:span text:style-name="T5">option</text:span><text:span text:style-name="T13"> </text:span><text:span text:style-name="T14">value</text:span><text:span text:style-name="T6">="</text:span><text:span text:style-name="T12">allAfterClosing</text:span><text:span text:style-name="T6">"</text:span><text:span text:style-name="T13"> </text:span><text:span text:style-name="T14">{if</text:span><text:span text:style-name="T13"> </text:span><text:span text:style-name="T14">$survey</text:span><text:span text:style-name="T13"> </text:span><text:span text:style-name="T14">!</text:span><text:span text:style-name="T6">=</text:span><text:span text:style-name="T37">=</text:span><text:span text:style-name="T13"> </text:span><text:span text:style-name="T12">false</text:span><text:span text:style-name="T13"> </text:span><text:span text:style-name="T14">&amp;&amp;</text:span><text:span text:style-name="T13"> </text:span><text:span text:style-name="T14">$survey-</text:span><text:span text:style-name="T13">&gt;</text:span>Visibility == 'allAfterClosing'}selected{<text:span text:style-name="T5">/if</text:span>}&gt;Tout le monde après la cloture 👁️‍🗨️👥📅<text:span text:style-name="T13">&lt;/</text:span><text:span text:style-name="T5">option</text:span><text:span text:style-name="T13">&gt;</text:span></text:p>
      <text:p text:style-name="P5"><text:span text:style-name="T13">&lt;</text:span><text:span text:style-name="T5">option</text:span><text:span text:style-name="T13"> </text:span><text:span text:style-name="T14">value</text:span><text:span text:style-name="T6">="</text:span><text:span text:style-name="T12">voters</text:span><text:span text:style-name="T6">"</text:span><text:span text:style-name="T13"> </text:span><text:span text:style-name="T14">{if</text:span><text:span text:style-name="T13"> </text:span><text:span text:style-name="T14">$survey</text:span><text:span text:style-name="T13"> </text:span><text:span text:style-name="T14">!</text:span><text:span text:style-name="T6">=</text:span><text:span text:style-name="T37">=</text:span><text:span text:style-name="T13"> </text:span><text:span text:style-name="T12">false</text:span><text:span text:style-name="T13"> </text:span><text:span text:style-name="T14">&amp;&amp;</text:span><text:span text:style-name="T13"> </text:span><text:span text:style-name="T14">$survey-</text:span><text:span text:style-name="T13">&gt;</text:span>Visibility == 'voters'}selected{<text:span text:style-name="T5">/if</text:span>}&gt;Les votants 👁️‍🗨️🗳️<text:span text:style-name="T13">&lt;/</text:span><text:span text:style-name="T5">option</text:span><text:span text:style-name="T13">&gt;</text:span></text:p>
      <text:p text:style-name="P5"><text:span text:style-name="T13">&lt;</text:span><text:span text:style-name="T5">option</text:span><text:span text:style-name="T13"> </text:span><text:span text:style-name="T14">value</text:span><text:span text:style-name="T6">="</text:span><text:span text:style-name="T12">votersAfterClosing</text:span><text:span text:style-name="T6">"</text:span><text:span text:style-name="T13"> </text:span><text:span text:style-name="T14">{if</text:span><text:span text:style-name="T13"> </text:span><text:span text:style-name="T14">$survey</text:span><text:span text:style-name="T13"> </text:span><text:span text:style-name="T14">!</text:span><text:span text:style-name="T6">=</text:span><text:span text:style-name="T37">=</text:span><text:span text:style-name="T13"> </text:span><text:span text:style-name="T12">false</text:span><text:span text:style-name="T13"> </text:span><text:span text:style-name="T14">&amp;&amp;</text:span><text:span text:style-name="T13"> </text:span><text:span text:style-name="T14">$survey-</text:span><text:span text:style-name="T13">&gt;</text:span>Visibility == 'votersAfterClosing'}selected{<text:span text:style-name="T5">/if</text:span>}&gt;Les votants après la cloture 👁️‍🗨️🗳️📅<text:span text:style-name="T13">&lt;/</text:span><text:span text:style-name="T5">option</text:span><text:span text:style-name="T13">&gt;</text:span></text:p>
      <text:p text:style-name="P5"><text:span text:style-name="T13">&lt;/</text:span><text:span text:style-name="T5">select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b-3</text:span><text:span text:style-name="T6">"</text:span><text:span text:style-name="T13">&gt;</text:span></text:p>
      <text:p text:style-name="P5">{<text:span text:style-name="T5">if </text:span><text:span text:style-name="T10">$survey</text:span>}</text:p>
      <text:p text:style-name="P5"><text:soft-page-break/><text:span text:style-name="T13">&lt;</text:span><text:span text:style-name="T5">button</text:span><text:span text:style-name="T13"> </text:span><text:span text:style-name="T14">type</text:span><text:span text:style-name="T6">="</text:span><text:span text:style-name="T12">submit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&gt;</text:span>Modifier le sondage<text:span text:style-name="T13">&lt;/</text:span><text:span text:style-name="T5">button</text:span><text:span text:style-name="T13">&gt;</text:span></text:p>
      <text:p text:style-name="P5">{<text:span text:style-name="T5">else</text:span>}</text:p>
      <text:p text:style-name="P5"><text:span text:style-name="T13">&lt;</text:span><text:span text:style-name="T5">button</text:span><text:span text:style-name="T13"> </text:span><text:span text:style-name="T14">type</text:span><text:span text:style-name="T6">="</text:span><text:span text:style-name="T12">submit</text:span><text:span text:style-name="T6">"</text:span><text:span text:style-name="T13"> </text:span><text:span text:style-name="T14">class</text:span><text:span text:style-name="T6">="</text:span><text:span text:style-name="T12">btn btn-primary</text:span><text:span text:style-name="T6">"</text:span><text:span text:style-name="T13">&gt;</text:span>Créer le sondage<text:span text:style-name="T13">&lt;/</text:span><text:span text:style-name="T5">button</text:span><text:span text:style-name="T13">&gt;</text:span></text:p>
      <text:p text:style-name="P5">{<text:span text:style-name="T5">/if</text:span>}</text:p>
      <text:p text:style-name="P5"><text:span text:style-name="T13">&lt;</text:span><text:span text:style-name="T5">a</text:span><text:span text:style-name="T13"> </text:span><text:span text:style-name="T14">href</text:span><text:span text:style-name="T6">="</text:span><text:span text:style-name="T12">/article/{$article-&gt;Id}</text:span><text:span text:style-name="T6">"</text:span><text:span text:style-name="T13"> </text:span><text:span text:style-name="T14">class</text:span><text:span text:style-name="T6">="</text:span><text:span text:style-name="T12">btn btn-secondary</text:span><text:span text:style-name="T6">"</text:span><text:span text:style-name="T13">&gt;</text:span>Annuler<text:span text:style-name="T13">&lt;/</text:span><text:span text:style-name="T5">a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form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block</text:span>}</text:p>
      <text:p text:style-name="P6"/>
      <text:p text:style-name="P5">{<text:span text:style-name="T5">block </text:span>scripts}</text:p>
      <text:p text:style-name="P5"><text:span text:style-name="T13">&lt;</text:span><text:span text:style-name="T5">script</text:span><text:span text:style-name="T13"> </text:span><text:span text:style-name="T14">src</text:span><text:span text:style-name="T6">="</text:span><text:span text:style-name="T12">/app/modules/Article/js/surveyAdd.js</text:span><text:span text:style-name="T6">"</text:span><text:span text:style-name="T13">&gt;&lt;/</text:span><text:span text:style-name="T5">script</text:span><text:span text:style-name="T13">&gt;</text:span></text:p>
      <text:p text:style-name="P5">{<text:span text:style-name="T5">/block</text:span>}</text:p>
      <text:p text:style-name="P74"/>
      <text:p text:style-name="P74"/>
      <text:p text:style-name="P74">la vue survey_results.latte</text:p>
      <text:p text:style-name="P78">{<text:span text:style-name="T5">layout </text:span><text:span text:style-name="T12">'../../Common/views/layout.latte'</text:span>}</text:p>
      <text:p text:style-name="P6"/>
      <text:p text:style-name="P5">{<text:span text:style-name="T5">block </text:span>navbar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ontainer-fluid d-flex align-items-center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gap-2</text:span><text:span text:style-name="T6">"</text:span><text:span text:style-name="T13">&gt;</text:span></text:p>
      <text:p text:style-name="P5"><text:span text:style-name="T13">&lt;</text:span><text:span text:style-name="T5">a</text:span><text:span text:style-name="T13"> </text:span><text:span text:style-name="T14">class</text:span><text:span text:style-name="T6">="</text:span><text:span text:style-name="T12">navbar-brand</text:span><text:span text:style-name="T6">"</text:span><text:span text:style-name="T13"> </text:span><text:span text:style-name="T14">href</text:span><text:span text:style-name="T6">="</text:span><text:span text:style-name="T12">/</text:span><text:span text:style-name="T6">"</text:span><text:span text:style-name="T13">&gt;&lt;</text:span><text:span text:style-name="T5">img</text:span><text:span text:style-name="T13"> </text:span><text:span text:style-name="T14">src</text:span><text:span text:style-name="T6">="</text:span><text:span text:style-name="T12">/app/images/home.png</text:span><text:span text:style-name="T6">"</text:span><text:span text:style-name="T13"> </text:span><text:span text:style-name="T14">alt</text:span><text:span text:style-name="T6">="</text:span><text:span text:style-name="T12">Home</text:span><text:span text:style-name="T6">"</text:span><text:span text:style-name="T13">&gt;&lt;/</text:span><text:span text:style-name="T5">a</text:span><text:span text:style-name="T13">&gt;</text:span></text:p>
      <text:p text:style-name="P5"><text:span text:style-name="T13">&lt;</text:span><text:span text:style-name="T5">button</text:span><text:span text:style-name="T13"> </text:span><text:span text:style-name="T14">class</text:span><text:span text:style-name="T6">="</text:span><text:span text:style-name="T12">btn btn-primary bi bi-arrow-left-circle fs-5</text:span><text:span text:style-name="T6">"</text:span><text:span text:style-name="T13"> </text:span><text:span text:style-name="T14">onclick</text:span><text:span text:style-name="T6">="</text:span><text:span text:style-name="T10">history</text:span><text:span text:style-name="T6">.</text:span><text:span text:style-name="T11">back</text:span><text:span text:style-name="T12">()</text:span><text:span text:style-name="T6">"</text:span><text:span text:style-name="T13">&gt;&lt;/</text:span><text:span text:style-name="T5">button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6"/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s-auto</text:span><text:span text:style-name="T6">"</text:span><text:span text:style-name="T13">&gt;</text:span></text:p>
      <text:p text:style-name="P5"><text:span text:style-name="T13">&lt;</text:span><text:span text:style-name="T5">a</text:span><text:span text:style-name="T13"> </text:span><text:span text:style-name="T14">href</text:span><text:span text:style-name="T6">="</text:span><text:span text:style-name="T12">/article/{$articleId}</text:span><text:span text:style-name="T6">"</text:span><text:span text:style-name="T13"> </text:span><text:span text:style-name="T14">class</text:span><text:span text:style-name="T6">="</text:span><text:span text:style-name="T12">btn btn-secondary fs-5</text:span><text:span text:style-name="T6">"</text:span><text:span text:style-name="T13">&gt;</text:span>Retour à l'article<text:span text:style-name="T13">&lt;/</text:span><text:span text:style-name="T5">a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block</text:span>}</text:p>
      <text:p text:style-name="P6"/>
      <text:p text:style-name="P5">{<text:span text:style-name="T5">block </text:span>content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ontainer-fluid</text:span><text:span text:style-name="T6">"</text:span><text:span text:style-name="T13">&gt;</text:span></text:p>
      <text:p text:style-name="P5"><text:span text:style-name="T13">&lt;</text:span><text:span text:style-name="T5">h1</text:span><text:span text:style-name="T13">&gt;</text:span>Résultats du sondage<text:span text:style-name="T13">&lt;/</text:span><text:span text:style-name="T5">h1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ard mb-4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ard-body</text:span><text:span text:style-name="T6">"</text:span><text:span text:style-name="T13">&gt;</text:span></text:p>
      <text:p text:style-name="P5"><text:span text:style-name="T13">&lt;</text:span><text:span text:style-name="T5">h2</text:span><text:span text:style-name="T13"> </text:span><text:span text:style-name="T14">class</text:span><text:span text:style-name="T6">="</text:span><text:span text:style-name="T12">card-title</text:span><text:span text:style-name="T6">"</text:span><text:span text:style-name="T13">&gt;</text:span>{<text:span text:style-name="T10">$survey</text:span><text:span text:style-name="T6">-&gt;</text:span>Question}<text:span text:style-name="T13">&lt;/</text:span><text:span text:style-name="T5">h2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mt-4</text:span><text:span text:style-name="T6">"</text:span><text:span text:style-name="T13">&gt;</text:span></text:p>
      <text:p text:style-name="P5"><text:span text:style-name="T13">&lt;</text:span><text:span text:style-name="T5">h3</text:span><text:span text:style-name="T13">&gt;</text:span>Résultats:<text:span text:style-name="T13">&lt;/</text:span><text:span text:style-name="T5">h3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list-group</text:span><text:span text:style-name="T6">"</text:span><text:span text:style-name="T13">&gt;</text:span></text:p>
      <text:p text:style-name="P5">{<text:span text:style-name="T5">if </text:span>count(<text:span text:style-name="T10">$participants</text:span>) &gt; <text:span text:style-name="T7">0</text:span> }</text:p>
      <text:p text:style-name="P5">{<text:span text:style-name="T5">foreach </text:span><text:span text:style-name="T10">$options </text:span><text:span text:style-name="T6">as </text:span><text:span text:style-name="T10">$option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list-group-item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d-flex justify-content-between align-items-center</text:span><text:span text:style-name="T6">"</text:span><text:span text:style-name="T13">&gt;</text:span></text:p>
      <text:p text:style-name="P5"><text:span text:style-name="T13">&lt;</text:span><text:span text:style-name="T5">span</text:span><text:span text:style-name="T13">&gt;</text:span>{<text:span text:style-name="T10">$option</text:span>}<text:span text:style-name="T13">&lt;/</text:span><text:span text:style-name="T5">span</text:span><text:span text:style-name="T13">&gt;</text:span></text:p>
      <text:p text:style-name="P5"><text:span text:style-name="T13">&lt;</text:span><text:span text:style-name="T5">span</text:span><text:span text:style-name="T13"> </text:span><text:span text:style-name="T14">class</text:span><text:span text:style-name="T6">="</text:span><text:span text:style-name="T12">badge bg-primary rounded-pill</text:span><text:span text:style-name="T6">"</text:span><text:span text:style-name="T13">&gt;</text:span>{<text:span text:style-name="T10">$results</text:span>[<text:span text:style-name="T10">$option</text:span>]}<text:span text:style-name="T13">&lt;/</text:span><text:span text:style-name="T5">span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var </text:span><text:span text:style-name="T10">$percentage </text:span>= <text:span text:style-name="T10">$results</text:span>[<text:span text:style-name="T10">$option</text:span>] <text:span text:style-name="T6">/ </text:span>count(<text:span text:style-name="T10">$participants</text:span>) * <text:span text:style-name="T7">100</text:span>}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progress mt-2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progress-bar</text:span><text:span text:style-name="T6">"</text:span><text:span text:style-name="T13"> </text:span><text:span text:style-name="T14">role</text:span><text:span text:style-name="T6">="</text:span><text:span text:style-name="T12">progressbar</text:span><text:span text:style-name="T6">"</text:span><text:span text:style-name="T13"> </text:span><text:span text:style-name="T14">style</text:span><text:span text:style-name="T6">="</text:span><text:span text:style-name="T12">width: {$percentage|number}%;</text:span><text:span text:style-name="T6">"</text:span><text:span text:style-name="T13"> </text:span></text:p>
      <text:p text:style-name="P5"><text:span text:style-name="T14">aria-valuenow</text:span><text:span text:style-name="T6">="</text:span><text:span text:style-name="T12">{$percentage|number}</text:span><text:span text:style-name="T6">"</text:span><text:span text:style-name="T13"> </text:span></text:p>
      <text:p text:style-name="P5"><text:span text:style-name="T14">aria-valuemin</text:span><text:span text:style-name="T6">="</text:span><text:span text:style-name="T12">0</text:span><text:span text:style-name="T6">"</text:span><text:span text:style-name="T13"> </text:span></text:p>
      <text:p text:style-name="P5"><text:span text:style-name="T14">aria-valuemax</text:span><text:span text:style-name="T6">="</text:span><text:span text:style-name="T12">100</text:span><text:span text:style-name="T6">"</text:span><text:span text:style-name="T13">&gt;</text:span></text:p>
      <text:p text:style-name="P5"><text:soft-page-break/>{number_format(<text:span text:style-name="T10">$percentage</text:span>, <text:span text:style-name="T7">1</text:span>)}%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foreach</text:span>}</text:p>
      <text:p text:style-name="P5">{<text:span text:style-name="T5">else</text:span>} </text:p>
      <text:p text:style-name="P5">Aucun vote</text:p>
      <text:p text:style-name="P5">{<text:span text:style-name="T5">/if</text:span>}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row mt-4</text:span><text:span text:style-name="T6">"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ol-md-4</text:span><text:span text:style-name="T6">"</text:span><text:span text:style-name="T13">&gt;</text:span></text:p>
      <text:p text:style-name="P5"><text:span text:style-name="T13">&lt;</text:span><text:span text:style-name="T5">h3</text:span><text:span text:style-name="T13">&gt;</text:span>Votants ({count(<text:span text:style-name="T10">$participants</text:span>)})<text:span text:style-name="T13">&lt;/</text:span><text:span text:style-name="T5">h3</text:span><text:span text:style-name="T13">&gt;</text:span></text:p>
      <text:p text:style-name="P5"><text:span text:style-name="T13">&lt;</text:span><text:span text:style-name="T5">ul</text:span><text:span text:style-name="T13"> </text:span><text:span text:style-name="T14">class</text:span><text:span text:style-name="T6">="</text:span><text:span text:style-name="T12">list-group</text:span><text:span text:style-name="T6">"</text:span><text:span text:style-name="T13">&gt;</text:span></text:p>
      <text:p text:style-name="P5">{<text:span text:style-name="T5">foreach </text:span><text:span text:style-name="T10">$participants </text:span><text:span text:style-name="T6">as </text:span><text:span text:style-name="T10">$participant</text:span>}</text:p>
      <text:p text:style-name="P5"><text:span text:style-name="T13">&lt;</text:span><text:span text:style-name="T5">li</text:span><text:span text:style-name="T13"> </text:span><text:span text:style-name="T14">class</text:span><text:span text:style-name="T6">="</text:span><text:span text:style-name="T12">list-group-item</text:span><text:span text:style-name="T6">"</text:span><text:span text:style-name="T13">&gt;</text:span></text:p>
      <text:p text:style-name="P5"><text:span text:style-name="T13">&lt;</text:span><text:span text:style-name="T5">strong</text:span><text:span text:style-name="T13">&gt;</text:span>{<text:span text:style-name="T10">$participant</text:span>[<text:span text:style-name="T12">'name'</text:span>]}<text:span text:style-name="T13">&lt;/</text:span><text:span text:style-name="T5">strong</text:span><text:span text:style-name="T13">&gt;</text:span>: </text:p>
      <text:p text:style-name="P5">{<text:span text:style-name="T5">foreach </text:span><text:span text:style-name="T10">$participant</text:span>[<text:span text:style-name="T12">'answers'</text:span>] <text:span text:style-name="T6">as </text:span><text:span text:style-name="T10">$answer</text:span>}</text:p>
      <text:p text:style-name="P5"><text:span text:style-name="T13">&lt;</text:span><text:span text:style-name="T5">span</text:span><text:span text:style-name="T13"> </text:span><text:span text:style-name="T14">class</text:span><text:span text:style-name="T6">="</text:span><text:span text:style-name="T12">badge bg-info</text:span><text:span text:style-name="T6">"</text:span><text:span text:style-name="T13">&gt;</text:span>{<text:span text:style-name="T10">$answer</text:span>}<text:span text:style-name="T13">&lt;/</text:span><text:span text:style-name="T5">span</text:span><text:span text:style-name="T13">&gt;</text:span></text:p>
      <text:p text:style-name="P5">{<text:span text:style-name="T5">/foreach</text:span>}</text:p>
      <text:p text:style-name="P5"><text:span text:style-name="T13">&lt;/</text:span><text:span text:style-name="T5">li</text:span><text:span text:style-name="T13">&gt;</text:span></text:p>
      <text:p text:style-name="P5">{<text:span text:style-name="T5">/foreach</text:span>}</text:p>
      <text:p text:style-name="P5"><text:span text:style-name="T13">&lt;/</text:span><text:span text:style-name="T5">ul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col-md-8</text:span><text:span text:style-name="T6">"</text:span><text:span text:style-name="T13">&gt;</text:span></text:p>
      <text:p text:style-name="P5"><text:span text:style-name="T13">&lt;</text:span><text:span text:style-name="T5">h3</text:span><text:span text:style-name="T13"> </text:span><text:span text:style-name="T14">class</text:span><text:span text:style-name="T6">="</text:span><text:span text:style-name="T12">text-center p-2 mb-3</text:span><text:span text:style-name="T6">"</text:span><text:span text:style-name="T13"> </text:span><text:span text:style-name="T14">style</text:span><text:span text:style-name="T6">="</text:span><text:span text:style-name="T12">background-color: #f8f9fa;</text:span><text:span text:style-name="T6">"</text:span><text:span text:style-name="T13">&gt;</text:span>Tableau des votants par option<text:span text:style-name="T13">&lt;/</text:span><text:span text:style-name="T5">h3</text:span><text:span text:style-name="T13">&gt;</text:span></text:p>
      <text:p text:style-name="P5"><text:span text:style-name="T13">&lt;</text:span><text:span text:style-name="T5">div</text:span><text:span text:style-name="T13"> </text:span><text:span text:style-name="T14">class</text:span><text:span text:style-name="T6">="</text:span><text:span text:style-name="T12">table-responsive</text:span><text:span text:style-name="T6">"</text:span><text:span text:style-name="T13">&gt;</text:span></text:p>
      <text:p text:style-name="P5"><text:span text:style-name="T13">&lt;</text:span><text:span text:style-name="T5">table</text:span><text:span text:style-name="T13"> </text:span><text:span text:style-name="T14">class</text:span><text:span text:style-name="T6">="</text:span><text:span text:style-name="T12">table table-bordered</text:span><text:span text:style-name="T6">"</text:span><text:span text:style-name="T13">&gt;</text:span></text:p>
      <text:p text:style-name="P5"><text:span text:style-name="T13">&lt;</text:span><text:span text:style-name="T5">thead</text:span><text:span text:style-name="T13">&gt;</text:span></text:p>
      <text:p text:style-name="P5"><text:span text:style-name="T13">&lt;</text:span><text:span text:style-name="T5">tr</text:span><text:span text:style-name="T13">&gt;</text:span></text:p>
      <text:p text:style-name="P5">{<text:span text:style-name="T5">foreach </text:span><text:span text:style-name="T10">$options </text:span><text:span text:style-name="T6">as </text:span><text:span text:style-name="T10">$option</text:span>}</text:p>
      <text:p text:style-name="P5"><text:span text:style-name="T13">&lt;</text:span><text:span text:style-name="T5">th</text:span><text:span text:style-name="T13"> </text:span><text:span text:style-name="T14">class</text:span><text:span text:style-name="T6">="</text:span><text:span text:style-name="T12">text-center</text:span><text:span text:style-name="T6">"</text:span><text:span text:style-name="T13">&gt;</text:span>{<text:span text:style-name="T10">$option</text:span>}<text:span text:style-name="T13">&lt;/</text:span><text:span text:style-name="T5">th</text:span><text:span text:style-name="T13">&gt;</text:span></text:p>
      <text:p text:style-name="P5">{<text:span text:style-name="T5">/foreach</text:span>}</text:p>
      <text:p text:style-name="P5"><text:span text:style-name="T13">&lt;/</text:span><text:span text:style-name="T5">tr</text:span><text:span text:style-name="T13">&gt;</text:span></text:p>
      <text:p text:style-name="P5"><text:span text:style-name="T13">&lt;/</text:span><text:span text:style-name="T5">thead</text:span><text:span text:style-name="T13">&gt;</text:span></text:p>
      <text:p text:style-name="P5"><text:span text:style-name="T13">&lt;</text:span><text:span text:style-name="T5">tbody</text:span><text:span text:style-name="T13">&gt;</text:span></text:p>
      <text:p text:style-name="P5"><text:span text:style-name="T13">&lt;</text:span><text:span text:style-name="T5">tr</text:span><text:span text:style-name="T13">&gt;</text:span></text:p>
      <text:p text:style-name="P5">{<text:span text:style-name="T5">foreach </text:span><text:span text:style-name="T10">$options </text:span><text:span text:style-name="T6">as </text:span><text:span text:style-name="T10">$option</text:span>}</text:p>
      <text:p text:style-name="P5"><text:span text:style-name="T13">&lt;</text:span><text:span text:style-name="T5">td</text:span><text:span text:style-name="T13"> </text:span><text:span text:style-name="T14">class</text:span><text:span text:style-name="T6">="</text:span><text:span text:style-name="T12">align-top</text:span><text:span text:style-name="T6">"</text:span><text:span text:style-name="T13">&gt;</text:span></text:p>
      <text:p text:style-name="P5"><text:span text:style-name="T13">&lt;</text:span><text:span text:style-name="T5">ul</text:span><text:span text:style-name="T13"> </text:span><text:span text:style-name="T14">class</text:span><text:span text:style-name="T6">="</text:span><text:span text:style-name="T12">list-unstyled mb-0</text:span><text:span text:style-name="T6">"</text:span><text:span text:style-name="T13">&gt;</text:span></text:p>
      <text:p text:style-name="P5">{<text:span text:style-name="T5">foreach </text:span><text:span text:style-name="T10">$participants </text:span><text:span text:style-name="T6">as </text:span><text:span text:style-name="T10">$participant</text:span>}</text:p>
      <text:p text:style-name="P5">{<text:span text:style-name="T5">if </text:span>in_array(<text:span text:style-name="T10">$option</text:span>, <text:span text:style-name="T10">$participant</text:span>[<text:span text:style-name="T12">'answers'</text:span>])}</text:p>
      <text:p text:style-name="P5"><text:span text:style-name="T13">&lt;</text:span><text:span text:style-name="T5">li</text:span><text:span text:style-name="T13">&gt;</text:span>{<text:span text:style-name="T10">$participant</text:span>[<text:span text:style-name="T12">'name'</text:span>]}<text:span text:style-name="T13">&lt;/</text:span><text:span text:style-name="T5">li</text:span><text:span text:style-name="T13">&gt;</text:span></text:p>
      <text:p text:style-name="P5">{<text:span text:style-name="T5">/if</text:span>}</text:p>
      <text:p text:style-name="P5">{<text:span text:style-name="T5">/foreach</text:span>}</text:p>
      <text:p text:style-name="P5"><text:span text:style-name="T13">&lt;/</text:span><text:span text:style-name="T5">ul</text:span><text:span text:style-name="T13">&gt;</text:span></text:p>
      <text:p text:style-name="P5"><text:span text:style-name="T13">&lt;/</text:span><text:span text:style-name="T5">td</text:span><text:span text:style-name="T13">&gt;</text:span></text:p>
      <text:p text:style-name="P5">{<text:span text:style-name="T5">/foreach</text:span>}</text:p>
      <text:p text:style-name="P5"><text:span text:style-name="T13">&lt;/</text:span><text:span text:style-name="T5">tr</text:span><text:span text:style-name="T13">&gt;</text:span></text:p>
      <text:p text:style-name="P5"><text:span text:style-name="T13">&lt;/</text:span><text:span text:style-name="T5">tbody</text:span><text:span text:style-name="T13">&gt;</text:span></text:p>
      <text:p text:style-name="P5"><text:span text:style-name="T13">&lt;/</text:span><text:span text:style-name="T5">table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oft-page-break/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<text:span text:style-name="T13">&lt;/</text:span><text:span text:style-name="T5">div</text:span><text:span text:style-name="T13">&gt;</text:span></text:p>
      <text:p text:style-name="P5">{<text:span text:style-name="T5">/block</text:span>}</text:p>
      <text:p text:style-name="P74"><text:line-break/><text:line-break/><text:span text:style-name="T38">avec ces tables<text:line-break/>CREATE TABLE "Order" (</text:span></text:p>
      <text:p text:style-name="P74"><text:tab/>"Id"<text:tab/>INTEGER,</text:p>
      <text:p text:style-name="P74"><text:tab/>"Question"<text:tab/>TEXT NOT NULL,</text:p>
      <text:p text:style-name="P74"><text:tab/>"Options"<text:tab/>TEXT NOT NULL,</text:p>
      <text:p text:style-name="P74"><text:tab/>"IdArticle"<text:tab/>INTEGER NOT NULL,</text:p>
      <text:p text:style-name="P74"><text:tab/>"ClosingDate"<text:tab/>TEXT NOT NULL,</text:p>
      <text:p text:style-name="P74"><text:tab/>"Visibility"<text:tab/>TEXT NOT NULL,</text:p>
      <text:p text:style-name="P74"><text:tab/>PRIMARY KEY("Id"),</text:p>
      <text:p text:style-name="P74"><text:tab/>FOREIGN KEY("IdArticle") REFERENCES "Article"("Id")</text:p>
      <text:p text:style-name="P74">);<text:line-break/>CREATE TABLE "OrderReply" (</text:p>
      <text:p text:style-name="P74"><text:tab/>"Id"<text:tab/>INTEGER,</text:p>
      <text:p text:style-name="P74"><text:tab/>"IdPerson"<text:tab/>INTEGER NOT NULL,</text:p>
      <text:p text:style-name="P74"><text:tab/>"IdOrder"<text:tab/>INTEGER NOT NULL,</text:p>
      <text:p text:style-name="P74"><text:tab/>"Answers"<text:tab/>TEXT NOT NULL,</text:p>
      <text:p text:style-name="P74"><text:tab/>"LastUpdate"<text:tab/>TEXT NOT NULL,</text:p>
      <text:p text:style-name="P74"><text:tab/>PRIMARY KEY("Id"),</text:p>
      <text:p text:style-name="P74"><text:tab/>FOREIGN KEY("IdOrder") REFERENCES "Order"("Id"),</text:p>
      <text:p text:style-name="P74"><text:tab/>FOREIGN KEY("IdPerson") REFERENCES "Person"("Id")</text:p>
      <text:p text:style-name="P74">);</text:p>
      <text:h text:style-name="P79" text:outline-level="1">Last</text:h>
      <text:p text:style-name="P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/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3T07:52:17.508886104</meta:creation-date>
    <meta:editing-duration>P2DT19H52M40S</meta:editing-duration>
    <meta:editing-cycles>131</meta:editing-cycles>
    <meta:generator>LibreOffice/25.2.3.2$Linux_X86_64 LibreOffice_project/520$Build-2</meta:generator>
    <dc:title>Technical</dc:title>
    <dc:date>2026-04-04T09:15:02.310082442</dc:date>
    <meta:document-statistic meta:table-count="4" meta:image-count="0" meta:object-count="0" meta:page-count="44" meta:paragraph-count="1863" meta:word-count="6656" meta:character-count="69339" meta:non-whitespace-character-count="64164"/>
    <meta:template xlink:type="simple" xlink:actuate="onRequest" xlink:title="Technical" xlink:href="../../../../../.config/libreoffice/4/user/template/Technical.ott" meta:date="2025-01-03T07:52:16.606689178"/>
  </office:meta>
</office:document-meta>
</file>